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Courier New PSMT" svg:font-family="'Courier New PSMT'"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Calibri Light" svg:font-family="'Calibri Light'" style:font-family-generic="roman" style:font-pitch="variable"/>
    <style:font-face style:name="Courier New1" svg:font-family="'Courier New'" style:font-family-generic="roman"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598cm" style:rel-column-width="10015*"/>
    </style:style>
    <style:style style:name="Table1.B" style:family="table-column">
      <style:table-column-properties style:column-width="7.696cm" style:rel-column-width="29666*"/>
    </style:style>
    <style:style style:name="Table1.C" style:family="table-column">
      <style:table-column-properties style:column-width="6.706cm" style:rel-column-width="2585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9" style:family="table-row">
      <style:table-row-properties style:min-row-height="2.254cm"/>
    </style:style>
    <style:style style:name="Table2" style:family="table">
      <style:table-properties style:width="17cm" table:align="margins"/>
    </style:style>
    <style:style style:name="Table2.A" style:family="table-column">
      <style:table-column-properties style:column-width="2.81cm" style:rel-column-width="10831*"/>
    </style:style>
    <style:style style:name="Table2.B" style:family="table-column">
      <style:table-column-properties style:column-width="3.886cm" style:rel-column-width="14979*"/>
    </style:style>
    <style:style style:name="Table2.C" style:family="table-column">
      <style:table-column-properties style:column-width="6.505cm" style:rel-column-width="25077*"/>
    </style:style>
    <style:style style:name="Table2.D" style:family="table-column">
      <style:table-column-properties style:column-width="3.799cm" style:rel-column-width="1464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22" style:family="table-row">
      <style:table-row-properties style:min-row-height="0.748cm"/>
    </style:style>
    <style:style style:name="P1" style:family="paragraph" style:parent-style-name="Heading_20_3">
      <style:paragraph-properties fo:text-align="justify" style:justify-single-word="false"/>
      <style:text-properties fo:language="en" fo:country="IN" officeooo:paragraph-rsid="001bf73d"/>
    </style:style>
    <style:style style:name="P2" style:family="paragraph" style:parent-style-name="Heading_20_4">
      <style:paragraph-properties fo:text-align="justify" style:justify-single-word="false"/>
      <style:text-properties fo:language="en" fo:country="IN" officeooo:paragraph-rsid="001bf73d"/>
    </style:style>
    <style:style style:name="P3" style:family="paragraph" style:parent-style-name="Heading_20_4">
      <style:paragraph-properties fo:text-align="justify" style:justify-single-word="false"/>
      <style:text-properties fo:language="en" fo:country="IN" officeooo:rsid="0055d7bb" officeooo:paragraph-rsid="0055d7bb"/>
    </style:style>
    <style:style style:name="P4" style:family="paragraph" style:parent-style-name="Heading_20_4">
      <style:paragraph-properties fo:text-align="justify" style:justify-single-word="false"/>
      <style:text-properties fo:language="en" fo:country="IN" officeooo:rsid="00a50795" officeooo:paragraph-rsid="00a50795"/>
    </style:style>
    <style:style style:name="P5" style:family="paragraph" style:parent-style-name="Heading_20_4">
      <style:paragraph-properties fo:text-align="justify" style:justify-single-word="false"/>
      <style:text-properties officeooo:paragraph-rsid="00a1eae8"/>
    </style:style>
    <style:style style:name="P6" style:family="paragraph" style:parent-style-name="Standard">
      <style:paragraph-properties fo:text-align="justify" style:justify-single-word="false"/>
      <style:text-properties fo:language="en" fo:country="IN" officeooo:paragraph-rsid="001bf73d"/>
    </style:style>
    <style:style style:name="P7" style:family="paragraph" style:parent-style-name="Standard">
      <style:paragraph-properties fo:text-align="justify" style:justify-single-word="false"/>
      <style:text-properties fo:language="en" fo:country="IN" officeooo:paragraph-rsid="001d607a"/>
    </style:style>
    <style:style style:name="P8" style:family="paragraph" style:parent-style-name="Standard">
      <style:paragraph-properties fo:text-align="justify" style:justify-single-word="false"/>
      <style:text-properties fo:language="en" fo:country="IN" officeooo:paragraph-rsid="003db2ec"/>
    </style:style>
    <style:style style:name="P9" style:family="paragraph" style:parent-style-name="Standard">
      <style:paragraph-properties fo:text-align="justify" style:justify-single-word="false"/>
      <style:text-properties fo:language="en" fo:country="IN" officeooo:paragraph-rsid="00994c76"/>
    </style:style>
    <style:style style:name="P10" style:family="paragraph" style:parent-style-name="Standard">
      <style:paragraph-properties fo:text-align="justify" style:justify-single-word="false"/>
      <style:text-properties fo:language="en" fo:country="IN" officeooo:paragraph-rsid="009cffda"/>
    </style:style>
    <style:style style:name="P11" style:family="paragraph" style:parent-style-name="Standard">
      <style:paragraph-properties fo:text-align="justify" style:justify-single-word="false"/>
      <style:text-properties fo:language="en" fo:country="IN" officeooo:paragraph-rsid="00836650"/>
    </style:style>
    <style:style style:name="P12" style:family="paragraph" style:parent-style-name="Standard">
      <style:paragraph-properties fo:text-align="justify" style:justify-single-word="false"/>
      <style:text-properties fo:language="en" fo:country="IN" officeooo:rsid="0049ebe9" officeooo:paragraph-rsid="004b1a82"/>
    </style:style>
    <style:style style:name="P13" style:family="paragraph" style:parent-style-name="Standard">
      <style:paragraph-properties fo:text-align="justify" style:justify-single-word="false"/>
      <style:text-properties fo:language="en" fo:country="IN" officeooo:rsid="004b94f3" officeooo:paragraph-rsid="004b94f3"/>
    </style:style>
    <style:style style:name="P14" style:family="paragraph" style:parent-style-name="Standard">
      <style:paragraph-properties fo:text-align="justify" style:justify-single-word="false"/>
      <style:text-properties fo:language="en" fo:country="IN" officeooo:rsid="004b94f3" officeooo:paragraph-rsid="00bf0de0"/>
    </style:style>
    <style:style style:name="P15" style:family="paragraph" style:parent-style-name="Standard">
      <style:paragraph-properties fo:text-align="justify" style:justify-single-word="false"/>
      <style:text-properties fo:language="en" fo:country="IN" officeooo:rsid="00457ec3" officeooo:paragraph-rsid="012f4c94"/>
    </style:style>
    <style:style style:name="P16" style:family="paragraph" style:parent-style-name="Standard">
      <style:paragraph-properties fo:text-align="justify" style:justify-single-word="false"/>
      <style:text-properties fo:language="en" fo:country="IN" officeooo:rsid="00457ec3" officeooo:paragraph-rsid="0197bea8"/>
    </style:style>
    <style:style style:name="P17" style:family="paragraph" style:parent-style-name="Standard">
      <style:paragraph-properties fo:text-align="justify" style:justify-single-word="false"/>
      <style:text-properties fo:language="en" fo:country="IN" officeooo:rsid="004d84e4" officeooo:paragraph-rsid="004b94f3"/>
    </style:style>
    <style:style style:name="P18" style:family="paragraph" style:parent-style-name="Standard">
      <style:paragraph-properties fo:text-align="justify" style:justify-single-word="false"/>
      <style:text-properties fo:language="en" fo:country="IN" officeooo:rsid="00994c76" officeooo:paragraph-rsid="00994c76"/>
    </style:style>
    <style:style style:name="P19" style:family="paragraph" style:parent-style-name="Standard">
      <style:paragraph-properties fo:text-align="justify" style:justify-single-word="false"/>
      <style:text-properties fo:language="en" fo:country="IN" officeooo:rsid="00994c76" officeooo:paragraph-rsid="001bf73d"/>
    </style:style>
    <style:style style:name="P20" style:family="paragraph" style:parent-style-name="Standard">
      <style:paragraph-properties fo:text-align="justify" style:justify-single-word="false"/>
      <style:text-properties fo:language="en" fo:country="IN" officeooo:rsid="00994c76" officeooo:paragraph-rsid="009a4134"/>
    </style:style>
    <style:style style:name="P21" style:family="paragraph" style:parent-style-name="Standard">
      <style:paragraph-properties fo:text-align="justify" style:justify-single-word="false"/>
      <style:text-properties fo:language="en" fo:country="IN" officeooo:rsid="00a50795" officeooo:paragraph-rsid="00a50795"/>
    </style:style>
    <style:style style:name="P22" style:family="paragraph" style:parent-style-name="Standard">
      <style:paragraph-properties fo:text-align="justify" style:justify-single-word="false"/>
      <style:text-properties fo:language="en" fo:country="IN" officeooo:rsid="007d26e2" officeooo:paragraph-rsid="00803701"/>
    </style:style>
    <style:style style:name="P23" style:family="paragraph" style:parent-style-name="Standard">
      <style:paragraph-properties fo:text-align="justify" style:justify-single-word="false"/>
      <style:text-properties fo:language="en" fo:country="IN" officeooo:rsid="007b390d" officeooo:paragraph-rsid="007b390d"/>
    </style:style>
    <style:style style:name="P24" style:family="paragraph" style:parent-style-name="Standard">
      <style:paragraph-properties fo:text-align="justify" style:justify-single-word="false"/>
      <style:text-properties fo:language="en" fo:country="IN" officeooo:rsid="00836650" officeooo:paragraph-rsid="00836650"/>
    </style:style>
    <style:style style:name="P25" style:family="paragraph" style:parent-style-name="Standard">
      <style:paragraph-properties fo:text-align="justify" style:justify-single-word="false"/>
      <style:text-properties fo:language="en" fo:country="IN" officeooo:rsid="00a1eae8" officeooo:paragraph-rsid="00a1eae8"/>
    </style:style>
    <style:style style:name="P26" style:family="paragraph" style:parent-style-name="Standard">
      <style:paragraph-properties fo:text-align="justify" style:justify-single-word="false"/>
      <style:text-properties fo:language="en" fo:country="IN" officeooo:rsid="00a1f30a" officeooo:paragraph-rsid="00a1f30a"/>
    </style:style>
    <style:style style:name="P27" style:family="paragraph" style:parent-style-name="Standard">
      <style:paragraph-properties fo:text-align="justify" style:justify-single-word="false"/>
      <style:text-properties fo:language="en" fo:country="IN" officeooo:rsid="009acf2b" officeooo:paragraph-rsid="009cffda"/>
    </style:style>
    <style:style style:name="P28" style:family="paragraph" style:parent-style-name="Standard">
      <style:paragraph-properties fo:text-align="justify" style:justify-single-word="false"/>
      <style:text-properties fo:language="en" fo:country="IN" officeooo:rsid="009acf2b" officeooo:paragraph-rsid="009acf2b"/>
    </style:style>
    <style:style style:name="P29" style:family="paragraph" style:parent-style-name="Standard">
      <style:paragraph-properties fo:text-align="justify" style:justify-single-word="false"/>
      <style:text-properties fo:language="en" fo:country="IN" officeooo:rsid="00b85730" officeooo:paragraph-rsid="00b85730"/>
    </style:style>
    <style:style style:name="P30" style:family="paragraph" style:parent-style-name="Standard">
      <style:paragraph-properties fo:text-align="justify" style:justify-single-word="false"/>
      <style:text-properties fo:language="en" fo:country="IN" officeooo:rsid="00bc6563" officeooo:paragraph-rsid="00b85730"/>
    </style:style>
    <style:style style:name="P31" style:family="paragraph" style:parent-style-name="Standard">
      <style:paragraph-properties fo:text-align="justify" style:justify-single-word="false"/>
      <style:text-properties fo:language="en" fo:country="IN" officeooo:rsid="00bc6563" officeooo:paragraph-rsid="00c6b0b1"/>
    </style:style>
    <style:style style:name="P32" style:family="paragraph" style:parent-style-name="Standard">
      <style:paragraph-properties fo:text-align="justify" style:justify-single-word="false"/>
      <style:text-properties fo:language="en" fo:country="IN" officeooo:rsid="00bfd3ca" officeooo:paragraph-rsid="00bfd3ca"/>
    </style:style>
    <style:style style:name="P33" style:family="paragraph" style:parent-style-name="Standard">
      <style:paragraph-properties fo:text-align="justify" style:justify-single-word="false"/>
      <style:text-properties fo:language="en" fo:country="IN" officeooo:rsid="00de80de" officeooo:paragraph-rsid="001bf73d"/>
    </style:style>
    <style:style style:name="P34" style:family="paragraph" style:parent-style-name="Standard">
      <style:paragraph-properties fo:text-align="justify" style:justify-single-word="false"/>
      <style:text-properties fo:language="en" fo:country="IN" officeooo:rsid="00de80de" officeooo:paragraph-rsid="00de80de"/>
    </style:style>
    <style:style style:name="P35" style:family="paragraph" style:parent-style-name="Standard">
      <style:paragraph-properties fo:text-align="justify" style:justify-single-word="false"/>
      <style:text-properties fo:language="en" fo:country="IN" officeooo:rsid="00de80de" officeooo:paragraph-rsid="00ded899"/>
    </style:style>
    <style:style style:name="P36" style:family="paragraph" style:parent-style-name="Standard">
      <style:paragraph-properties fo:text-align="justify" style:justify-single-word="false"/>
      <style:text-properties fo:language="en" fo:country="IN" officeooo:rsid="00d1c62c" officeooo:paragraph-rsid="00d1c62c"/>
    </style:style>
    <style:style style:name="P37" style:family="paragraph" style:parent-style-name="Standard">
      <style:paragraph-properties fo:text-align="justify" style:justify-single-word="false"/>
      <style:text-properties fo:language="en" fo:country="IN" fo:font-weight="bold" officeooo:rsid="00cfcff1" officeooo:paragraph-rsid="00cfcff1" style:font-weight-asian="bold" style:font-weight-complex="bold"/>
    </style:style>
    <style:style style:name="P38" style:family="paragraph" style:parent-style-name="Standard">
      <style:paragraph-properties fo:text-align="justify" style:justify-single-word="false"/>
      <style:text-properties fo:language="en" fo:country="IN" officeooo:rsid="00cfcff1" officeooo:paragraph-rsid="00d6c404"/>
    </style:style>
    <style:style style:name="P39" style:family="paragraph" style:parent-style-name="Standard">
      <style:paragraph-properties fo:text-align="justify" style:justify-single-word="false"/>
      <style:text-properties fo:language="en" fo:country="IN" officeooo:rsid="00d6c404" officeooo:paragraph-rsid="00d1c62c"/>
    </style:style>
    <style:style style:name="P40" style:family="paragraph" style:parent-style-name="Standard">
      <style:paragraph-properties fo:text-align="justify" style:justify-single-word="false"/>
      <style:text-properties fo:language="en" fo:country="IN" officeooo:rsid="00d6c404" officeooo:paragraph-rsid="00d6f769"/>
    </style:style>
    <style:style style:name="P41" style:family="paragraph" style:parent-style-name="Standard">
      <style:paragraph-properties fo:text-align="justify" style:justify-single-word="false"/>
      <style:text-properties fo:language="en" fo:country="IN" officeooo:rsid="004fcc52" officeooo:paragraph-rsid="00dc66f8"/>
    </style:style>
    <style:style style:name="P42" style:family="paragraph" style:parent-style-name="Standard">
      <style:paragraph-properties fo:text-align="justify" style:justify-single-word="false"/>
      <style:text-properties fo:language="en" fo:country="IN" officeooo:rsid="00d6f769" officeooo:paragraph-rsid="00d6f769"/>
    </style:style>
    <style:style style:name="P43" style:family="paragraph" style:parent-style-name="Standard">
      <style:paragraph-properties fo:text-align="justify" style:justify-single-word="false"/>
      <style:text-properties fo:language="en" fo:country="IN" officeooo:rsid="00d7f3f6" officeooo:paragraph-rsid="00d6f769"/>
    </style:style>
    <style:style style:name="P44" style:family="paragraph" style:parent-style-name="Standard">
      <style:paragraph-properties fo:text-align="justify" style:justify-single-word="false"/>
      <style:text-properties fo:language="en" fo:country="IN" officeooo:rsid="00dbda0b" officeooo:paragraph-rsid="00dbda0b"/>
    </style:style>
    <style:style style:name="P45" style:family="paragraph" style:parent-style-name="Standard">
      <style:paragraph-properties fo:text-align="justify" style:justify-single-word="false"/>
      <style:text-properties fo:language="en" fo:country="IN" officeooo:rsid="00f2a18d" officeooo:paragraph-rsid="00f2a18d"/>
    </style:style>
    <style:style style:name="P46" style:family="paragraph" style:parent-style-name="Standard">
      <style:paragraph-properties fo:text-align="justify" style:justify-single-word="false"/>
      <style:text-properties fo:language="en" fo:country="IN" officeooo:rsid="00e2dfc5" officeooo:paragraph-rsid="0127342a"/>
    </style:style>
    <style:style style:name="P47" style:family="paragraph" style:parent-style-name="Standard">
      <style:paragraph-properties fo:text-align="justify" style:justify-single-word="false"/>
      <style:text-properties fo:language="en" fo:country="IN" officeooo:rsid="011bc6b0" officeooo:paragraph-rsid="0121e180"/>
    </style:style>
    <style:style style:name="P48" style:family="paragraph" style:parent-style-name="Standard">
      <style:paragraph-properties fo:text-align="justify" style:justify-single-word="false"/>
      <style:text-properties fo:language="en" fo:country="IN" officeooo:rsid="011bc6b0" officeooo:paragraph-rsid="0127342a"/>
    </style:style>
    <style:style style:name="P49" style:family="paragraph" style:parent-style-name="Standard">
      <style:paragraph-properties fo:text-align="justify" style:justify-single-word="false"/>
      <style:text-properties fo:language="en" fo:country="IN" officeooo:rsid="011bc6b0" officeooo:paragraph-rsid="01afe3f3"/>
    </style:style>
    <style:style style:name="P50" style:family="paragraph" style:parent-style-name="Standard">
      <style:paragraph-properties fo:text-align="justify" style:justify-single-word="false"/>
      <style:text-properties fo:language="en" fo:country="IN" fo:font-style="italic" officeooo:rsid="00579e7e" officeooo:paragraph-rsid="012f4c94" style:font-style-asian="italic" style:font-style-complex="italic"/>
    </style:style>
    <style:style style:name="P51" style:family="paragraph" style:parent-style-name="Standard">
      <style:paragraph-properties fo:text-align="justify" style:justify-single-word="false"/>
      <style:text-properties fo:language="en" fo:country="IN" fo:font-style="italic" officeooo:rsid="00acac4b" officeooo:paragraph-rsid="0149e477" style:font-style-asian="italic" style:font-style-complex="italic"/>
    </style:style>
    <style:style style:name="P52" style:family="paragraph" style:parent-style-name="Standard">
      <style:paragraph-properties fo:text-align="justify" style:justify-single-word="false"/>
      <style:text-properties fo:language="en" fo:country="IN" officeooo:rsid="01416588" officeooo:paragraph-rsid="01416588"/>
    </style:style>
    <style:style style:name="P53" style:family="paragraph" style:parent-style-name="Standard">
      <style:paragraph-properties fo:text-align="justify" style:justify-single-word="false"/>
      <style:text-properties fo:language="en" fo:country="IN" officeooo:rsid="01416588" officeooo:paragraph-rsid="017f247e"/>
    </style:style>
    <style:style style:name="P54" style:family="paragraph" style:parent-style-name="Standard">
      <style:paragraph-properties fo:text-align="justify" style:justify-single-word="false"/>
      <style:text-properties fo:language="en" fo:country="IN" officeooo:rsid="01416588" officeooo:paragraph-rsid="01806238"/>
    </style:style>
    <style:style style:name="P55" style:family="paragraph" style:parent-style-name="Standard">
      <style:paragraph-properties fo:text-align="justify" style:justify-single-word="false"/>
      <style:text-properties fo:language="en" fo:country="IN" officeooo:rsid="01429993" officeooo:paragraph-rsid="01416588"/>
    </style:style>
    <style:style style:name="P56" style:family="paragraph" style:parent-style-name="Standard">
      <style:paragraph-properties fo:text-align="justify" style:justify-single-word="false"/>
      <style:text-properties fo:language="en" fo:country="IN" officeooo:rsid="012f4c94" officeooo:paragraph-rsid="012f4c94"/>
    </style:style>
    <style:style style:name="P57" style:family="paragraph" style:parent-style-name="Standard">
      <style:paragraph-properties fo:text-align="justify" style:justify-single-word="false"/>
      <style:text-properties fo:language="en" fo:country="IN" officeooo:rsid="0117403f" officeooo:paragraph-rsid="012f4c94"/>
    </style:style>
    <style:style style:name="P58" style:family="paragraph" style:parent-style-name="Standard">
      <style:paragraph-properties fo:text-align="justify" style:justify-single-word="false"/>
      <style:text-properties fo:language="en" fo:country="IN" officeooo:rsid="01321461" officeooo:paragraph-rsid="01321461"/>
    </style:style>
    <style:style style:name="P59" style:family="paragraph" style:parent-style-name="Standard">
      <style:paragraph-properties fo:text-align="justify" style:justify-single-word="false"/>
      <style:text-properties fo:language="en" fo:country="IN" officeooo:rsid="01356dc8" officeooo:paragraph-rsid="01356dc8"/>
    </style:style>
    <style:style style:name="P60" style:family="paragraph" style:parent-style-name="Standard">
      <style:paragraph-properties fo:text-align="justify" style:justify-single-word="false"/>
      <style:text-properties fo:language="en" fo:country="IN" officeooo:rsid="013c2172" officeooo:paragraph-rsid="013c2172" fo:background-color="#ffff00"/>
    </style:style>
    <style:style style:name="P61" style:family="paragraph" style:parent-style-name="Standard">
      <style:paragraph-properties fo:text-align="justify" style:justify-single-word="false"/>
      <style:text-properties fo:language="en" fo:country="IN" officeooo:rsid="013d938c" officeooo:paragraph-rsid="013d938c" fo:background-color="#ffff00"/>
    </style:style>
    <style:style style:name="P62" style:family="paragraph" style:parent-style-name="Standard">
      <style:paragraph-properties fo:text-align="justify" style:justify-single-word="false"/>
      <style:text-properties fo:language="en" fo:country="IN" officeooo:rsid="013d938c" officeooo:paragraph-rsid="01d944bd" fo:background-color="#ffff00"/>
    </style:style>
    <style:style style:name="P63" style:family="paragraph" style:parent-style-name="Standard">
      <style:paragraph-properties fo:text-align="justify" style:justify-single-word="false"/>
      <style:text-properties fo:language="en" fo:country="IN" officeooo:rsid="01d26d31" officeooo:paragraph-rsid="01d26d31" fo:background-color="#ffff00"/>
    </style:style>
    <style:style style:name="P64" style:family="paragraph" style:parent-style-name="Standard">
      <style:paragraph-properties fo:text-align="justify" style:justify-single-word="false"/>
      <style:text-properties fo:language="en" fo:country="IN" officeooo:rsid="014d28cf" officeooo:paragraph-rsid="0197bea8"/>
    </style:style>
    <style:style style:name="P65" style:family="paragraph" style:parent-style-name="Standard">
      <style:paragraph-properties fo:text-align="justify" style:justify-single-word="false"/>
      <style:text-properties fo:language="en" fo:country="IN" officeooo:rsid="014d28cf" officeooo:paragraph-rsid="019952ce"/>
    </style:style>
    <style:style style:name="P66" style:family="paragraph" style:parent-style-name="Standard">
      <style:paragraph-properties fo:text-align="justify" style:justify-single-word="false"/>
      <style:text-properties fo:language="en" fo:country="IN" officeooo:rsid="014d28cf" officeooo:paragraph-rsid="01909747"/>
    </style:style>
    <style:style style:name="P67" style:family="paragraph" style:parent-style-name="Standard">
      <style:paragraph-properties fo:text-align="justify" style:justify-single-word="false"/>
      <style:text-properties fo:language="en" fo:country="IN" officeooo:rsid="0117fe15" officeooo:paragraph-rsid="00f07db0"/>
    </style:style>
    <style:style style:name="P68" style:family="paragraph" style:parent-style-name="Standard">
      <style:paragraph-properties fo:text-align="justify" style:justify-single-word="false"/>
      <style:text-properties fo:language="en" fo:country="IN" officeooo:rsid="004383c2" officeooo:paragraph-rsid="01909747"/>
    </style:style>
    <style:style style:name="P69" style:family="paragraph" style:parent-style-name="Standard">
      <style:paragraph-properties fo:text-align="justify" style:justify-single-word="false"/>
      <style:text-properties fo:language="en" fo:country="IN" officeooo:rsid="0055d7bb" officeooo:paragraph-rsid="0197bea8"/>
    </style:style>
    <style:style style:name="P70" style:family="paragraph" style:parent-style-name="Standard">
      <style:paragraph-properties fo:text-align="justify" style:justify-single-word="false"/>
      <style:text-properties fo:language="en" fo:country="IN" officeooo:rsid="0055d7bb" officeooo:paragraph-rsid="0055d7bb"/>
    </style:style>
    <style:style style:name="P71" style:family="paragraph" style:parent-style-name="Standard">
      <style:paragraph-properties fo:text-align="justify" style:justify-single-word="false"/>
      <style:text-properties fo:language="en" fo:country="IN" officeooo:rsid="00579e7e" officeooo:paragraph-rsid="0197bea8"/>
    </style:style>
    <style:style style:name="P72" style:family="paragraph" style:parent-style-name="Standard">
      <style:paragraph-properties fo:text-align="justify" style:justify-single-word="false"/>
      <style:text-properties fo:language="en" fo:country="IN" officeooo:rsid="005a9748" officeooo:paragraph-rsid="0197bea8"/>
    </style:style>
    <style:style style:name="P73" style:family="paragraph" style:parent-style-name="Standard">
      <style:paragraph-properties fo:text-align="justify" style:justify-single-word="false"/>
      <style:text-properties fo:language="en" fo:country="IN" officeooo:rsid="006f673e" officeooo:paragraph-rsid="0197bea8"/>
    </style:style>
    <style:style style:name="P74" style:family="paragraph" style:parent-style-name="Standard">
      <style:paragraph-properties fo:text-align="justify" style:justify-single-word="false"/>
      <style:text-properties fo:language="en" fo:country="IN" officeooo:rsid="019952ce" officeooo:paragraph-rsid="019952ce"/>
    </style:style>
    <style:style style:name="P75" style:family="paragraph" style:parent-style-name="Standard">
      <style:paragraph-properties fo:text-align="justify" style:justify-single-word="false"/>
      <style:text-properties fo:language="en" fo:country="IN" officeooo:rsid="00f07db0" officeooo:paragraph-rsid="019952ce"/>
    </style:style>
    <style:style style:name="P76" style:family="paragraph" style:parent-style-name="Standard">
      <style:paragraph-properties fo:text-align="justify" style:justify-single-word="false"/>
      <style:text-properties fo:language="en" fo:country="IN" officeooo:rsid="00f07db0" officeooo:paragraph-rsid="00f07db0"/>
    </style:style>
    <style:style style:name="P77" style:family="paragraph" style:parent-style-name="Standard">
      <style:paragraph-properties fo:text-align="justify" style:justify-single-word="false"/>
      <style:text-properties fo:language="en" fo:country="IN" officeooo:rsid="018b95c4" officeooo:paragraph-rsid="018b95c4"/>
    </style:style>
    <style:style style:name="P78" style:family="paragraph" style:parent-style-name="Standard">
      <style:paragraph-properties fo:text-align="justify" style:justify-single-word="false"/>
      <style:text-properties fo:language="en" fo:country="IN" officeooo:rsid="014dd428" officeooo:paragraph-rsid="014d28cf"/>
    </style:style>
    <style:style style:name="P79" style:family="paragraph" style:parent-style-name="Standard">
      <style:paragraph-properties fo:text-align="justify" style:justify-single-word="false"/>
      <style:text-properties fo:language="en" fo:country="IN" officeooo:rsid="01afe3f3" officeooo:paragraph-rsid="01b88982"/>
    </style:style>
    <style:style style:name="P80" style:family="paragraph" style:parent-style-name="Standard">
      <style:paragraph-properties fo:text-align="justify" style:justify-single-word="false"/>
      <style:text-properties fo:language="en" fo:country="IN" officeooo:rsid="01112d4c" officeooo:paragraph-rsid="00f07db0"/>
    </style:style>
    <style:style style:name="P81" style:family="paragraph" style:parent-style-name="Standard">
      <style:paragraph-properties fo:text-align="justify" style:justify-single-word="false"/>
      <style:text-properties fo:language="en" fo:country="IN" officeooo:rsid="01ea7dfe" officeooo:paragraph-rsid="01ea7dfe"/>
    </style:style>
    <style:style style:name="P82" style:family="paragraph" style:parent-style-name="Standard">
      <style:paragraph-properties fo:text-align="justify" style:justify-single-word="false"/>
      <style:text-properties fo:language="en" fo:country="IN" officeooo:rsid="01eb0c23" officeooo:paragraph-rsid="01eb0c23"/>
    </style:style>
    <style:style style:name="P83" style:family="paragraph" style:parent-style-name="Standard">
      <style:paragraph-properties fo:text-align="justify" style:justify-single-word="false"/>
      <style:text-properties fo:language="en" fo:country="IN" officeooo:rsid="011ccfc8" officeooo:paragraph-rsid="016a5d17"/>
    </style:style>
    <style:style style:name="P84" style:family="paragraph" style:parent-style-name="Standard">
      <style:paragraph-properties fo:text-align="justify" style:justify-single-word="false"/>
      <style:text-properties fo:language="en" fo:country="IN" officeooo:rsid="013c2172" officeooo:paragraph-rsid="01d944bd" fo:background-color="transparent"/>
    </style:style>
    <style:style style:name="P85" style:family="paragraph" style:parent-style-name="Standard">
      <style:paragraph-properties fo:text-align="justify" style:justify-single-word="false"/>
      <style:text-properties officeooo:paragraph-rsid="001bf73d"/>
    </style:style>
    <style:style style:name="P86" style:family="paragraph" style:parent-style-name="Standard">
      <style:paragraph-properties fo:text-align="justify" style:justify-single-word="false"/>
      <style:text-properties officeooo:paragraph-rsid="001d607a"/>
    </style:style>
    <style:style style:name="P87" style:family="paragraph" style:parent-style-name="Standard">
      <style:paragraph-properties fo:text-align="justify" style:justify-single-word="false"/>
      <style:text-properties officeooo:paragraph-rsid="007b390d"/>
    </style:style>
    <style:style style:name="P88" style:family="paragraph" style:parent-style-name="Standard">
      <style:paragraph-properties fo:text-align="justify" style:justify-single-word="false"/>
      <style:text-properties officeooo:paragraph-rsid="00803701"/>
    </style:style>
    <style:style style:name="P89" style:family="paragraph" style:parent-style-name="Standard">
      <style:paragraph-properties fo:text-align="justify" style:justify-single-word="false"/>
      <style:text-properties officeooo:paragraph-rsid="00836650"/>
    </style:style>
    <style:style style:name="P90"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1" style:family="paragraph" style:parent-style-name="Standard">
      <style:paragraph-properties fo:text-align="justify" style:justify-single-word="false"/>
      <style:text-properties officeooo:paragraph-rsid="00994c76"/>
    </style:style>
    <style:style style:name="P92" style:family="paragraph" style:parent-style-name="Standard">
      <style:paragraph-properties fo:text-align="justify" style:justify-single-word="false"/>
      <style:text-properties officeooo:paragraph-rsid="009cffda"/>
    </style:style>
    <style:style style:name="P93" style:family="paragraph" style:parent-style-name="Standard">
      <style:paragraph-properties fo:text-align="justify" style:justify-single-word="false"/>
      <style:text-properties officeooo:paragraph-rsid="009ef316"/>
    </style:style>
    <style:style style:name="P94" style:family="paragraph" style:parent-style-name="Standard">
      <style:paragraph-properties fo:text-align="justify" style:justify-single-word="false"/>
      <style:text-properties officeooo:paragraph-rsid="004b1a82"/>
    </style:style>
    <style:style style:name="P95" style:family="paragraph" style:parent-style-name="Standard">
      <style:paragraph-properties fo:text-align="justify" style:justify-single-word="false"/>
      <style:text-properties officeooo:paragraph-rsid="00bfd3ca"/>
    </style:style>
    <style:style style:name="P96" style:family="paragraph" style:parent-style-name="Standard">
      <style:paragraph-properties fo:text-align="justify" style:justify-single-word="false"/>
      <style:text-properties officeooo:paragraph-rsid="00bf0de0"/>
    </style:style>
    <style:style style:name="P97" style:family="paragraph" style:parent-style-name="Standard">
      <style:paragraph-properties fo:text-align="justify" style:justify-single-word="false"/>
      <style:text-properties officeooo:paragraph-rsid="00c6b0b1"/>
    </style:style>
    <style:style style:name="P98" style:family="paragraph" style:parent-style-name="Standard">
      <style:paragraph-properties fo:text-align="justify" style:justify-single-word="false"/>
      <style:text-properties officeooo:paragraph-rsid="00cf768b"/>
    </style:style>
    <style:style style:name="P99" style:family="paragraph" style:parent-style-name="Standard">
      <style:paragraph-properties fo:text-align="justify" style:justify-single-word="false"/>
      <style:text-properties officeooo:paragraph-rsid="004b94f3"/>
    </style:style>
    <style:style style:name="P100" style:family="paragraph" style:parent-style-name="Standard">
      <style:paragraph-properties fo:text-align="justify" style:justify-single-word="false"/>
      <style:text-properties officeooo:paragraph-rsid="00d1c62c"/>
    </style:style>
    <style:style style:name="P101" style:family="paragraph" style:parent-style-name="Standard">
      <style:paragraph-properties fo:text-align="justify" style:justify-single-word="false"/>
      <style:text-properties officeooo:paragraph-rsid="00d6c404"/>
    </style:style>
    <style:style style:name="P102" style:family="paragraph" style:parent-style-name="Standard">
      <style:paragraph-properties fo:text-align="justify" style:justify-single-word="false"/>
      <style:text-properties officeooo:paragraph-rsid="00d6f769"/>
    </style:style>
    <style:style style:name="P103" style:family="paragraph" style:parent-style-name="Standard">
      <style:paragraph-properties fo:text-align="justify" style:justify-single-word="false"/>
      <style:text-properties officeooo:paragraph-rsid="00db435b"/>
    </style:style>
    <style:style style:name="P104" style:family="paragraph" style:parent-style-name="Standard">
      <style:paragraph-properties fo:text-align="justify" style:justify-single-word="false"/>
      <style:text-properties officeooo:paragraph-rsid="00dbda0b"/>
    </style:style>
    <style:style style:name="P105" style:family="paragraph" style:parent-style-name="Standard">
      <style:paragraph-properties fo:text-align="justify" style:justify-single-word="false"/>
      <style:text-properties officeooo:paragraph-rsid="00dc66f8"/>
    </style:style>
    <style:style style:name="P106" style:family="paragraph" style:parent-style-name="Standard">
      <style:paragraph-properties fo:text-align="justify" style:justify-single-word="false"/>
      <style:text-properties officeooo:paragraph-rsid="00f2a18d"/>
    </style:style>
    <style:style style:name="P107" style:family="paragraph" style:parent-style-name="Standard">
      <style:paragraph-properties fo:text-align="justify" style:justify-single-word="false"/>
      <style:text-properties officeooo:paragraph-rsid="01256e6b"/>
    </style:style>
    <style:style style:name="P108" style:family="paragraph" style:parent-style-name="Standard">
      <style:paragraph-properties fo:text-align="justify" style:justify-single-word="false"/>
      <style:text-properties officeooo:paragraph-rsid="0127342a"/>
    </style:style>
    <style:style style:name="P109" style:family="paragraph" style:parent-style-name="Standard">
      <style:paragraph-properties fo:text-align="justify" style:justify-single-word="false"/>
      <style:text-properties officeooo:paragraph-rsid="012a99e6"/>
    </style:style>
    <style:style style:name="P110" style:family="paragraph" style:parent-style-name="Standard">
      <style:paragraph-properties fo:text-align="justify" style:justify-single-word="false"/>
      <style:text-properties officeooo:paragraph-rsid="012df315"/>
    </style:style>
    <style:style style:name="P111" style:family="paragraph" style:parent-style-name="Standard">
      <style:paragraph-properties fo:text-align="justify" style:justify-single-word="false"/>
      <style:text-properties officeooo:paragraph-rsid="01356dc8"/>
    </style:style>
    <style:style style:name="P112" style:family="paragraph" style:parent-style-name="Standard">
      <style:paragraph-properties fo:text-align="justify" style:justify-single-word="false"/>
      <style:text-properties officeooo:paragraph-rsid="01321461"/>
    </style:style>
    <style:style style:name="P113" style:family="paragraph" style:parent-style-name="Standard">
      <style:paragraph-properties fo:text-align="justify" style:justify-single-word="false"/>
      <style:text-properties officeooo:paragraph-rsid="016a5d17"/>
    </style:style>
    <style:style style:name="P114" style:family="paragraph" style:parent-style-name="Standard">
      <style:paragraph-properties fo:text-align="justify" style:justify-single-word="false"/>
      <style:text-properties officeooo:paragraph-rsid="0197bea8"/>
    </style:style>
    <style:style style:name="P115" style:family="paragraph" style:parent-style-name="Standard">
      <style:paragraph-properties fo:text-align="justify" style:justify-single-word="false"/>
      <style:text-properties officeooo:paragraph-rsid="017f247e"/>
    </style:style>
    <style:style style:name="P116" style:family="paragraph" style:parent-style-name="Standard">
      <style:paragraph-properties fo:text-align="justify" style:justify-single-word="false"/>
      <style:text-properties officeooo:paragraph-rsid="01806238"/>
    </style:style>
    <style:style style:name="P117" style:family="paragraph" style:parent-style-name="Standard">
      <style:paragraph-properties fo:text-align="justify" style:justify-single-word="false"/>
      <style:text-properties officeooo:paragraph-rsid="018340e2"/>
    </style:style>
    <style:style style:name="P118" style:family="paragraph" style:parent-style-name="Standard">
      <style:paragraph-properties fo:text-align="justify" style:justify-single-word="false"/>
      <style:text-properties officeooo:paragraph-rsid="011f7121"/>
    </style:style>
    <style:style style:name="P119" style:family="paragraph" style:parent-style-name="Standard">
      <style:paragraph-properties fo:text-align="justify" style:justify-single-word="false"/>
      <style:text-properties officeooo:paragraph-rsid="018af2c4"/>
    </style:style>
    <style:style style:name="P120" style:family="paragraph" style:parent-style-name="Standard">
      <style:paragraph-properties fo:text-align="justify" style:justify-single-word="false"/>
      <style:text-properties officeooo:paragraph-rsid="019952ce"/>
    </style:style>
    <style:style style:name="P121" style:family="paragraph" style:parent-style-name="Standard">
      <style:paragraph-properties fo:text-align="justify" style:justify-single-word="false"/>
      <style:text-properties officeooo:paragraph-rsid="019b1402"/>
    </style:style>
    <style:style style:name="P122" style:family="paragraph" style:parent-style-name="Standard">
      <style:paragraph-properties fo:text-align="justify" style:justify-single-word="false"/>
      <style:text-properties officeooo:paragraph-rsid="01a60818"/>
    </style:style>
    <style:style style:name="P123" style:family="paragraph" style:parent-style-name="Standard">
      <style:paragraph-properties fo:text-align="justify" style:justify-single-word="false"/>
      <style:text-properties officeooo:paragraph-rsid="00f07db0"/>
    </style:style>
    <style:style style:name="P124" style:family="paragraph" style:parent-style-name="Standard">
      <style:paragraph-properties fo:text-align="justify" style:justify-single-word="false"/>
      <style:text-properties officeooo:paragraph-rsid="01b55d5d"/>
    </style:style>
    <style:style style:name="P125" style:family="paragraph" style:parent-style-name="Standard">
      <style:paragraph-properties fo:text-align="justify" style:justify-single-word="false"/>
      <style:text-properties officeooo:paragraph-rsid="01b88982"/>
    </style:style>
    <style:style style:name="P126" style:family="paragraph" style:parent-style-name="Standard">
      <style:paragraph-properties fo:text-align="justify" style:justify-single-word="false"/>
      <style:text-properties officeooo:paragraph-rsid="01af0171"/>
    </style:style>
    <style:style style:name="P127" style:family="paragraph" style:parent-style-name="Standard">
      <style:paragraph-properties fo:text-align="justify" style:justify-single-word="false"/>
      <style:text-properties officeooo:paragraph-rsid="01d828b8"/>
    </style:style>
    <style:style style:name="P128" style:family="paragraph" style:parent-style-name="Standard">
      <style:paragraph-properties fo:text-align="justify" style:justify-single-word="false"/>
      <style:text-properties officeooo:paragraph-rsid="01d944bd"/>
    </style:style>
    <style:style style:name="P129" style:family="paragraph" style:parent-style-name="Standard">
      <style:paragraph-properties fo:text-align="justify" style:justify-single-word="false"/>
      <style:text-properties officeooo:paragraph-rsid="01e5e0d9"/>
    </style:style>
    <style:style style:name="P130" style:family="paragraph" style:parent-style-name="Standard">
      <style:paragraph-properties fo:text-align="justify" style:justify-single-word="false"/>
      <style:text-properties officeooo:paragraph-rsid="01eb0c23"/>
    </style:style>
    <style:style style:name="P131" style:family="paragraph" style:parent-style-name="Standard">
      <style:paragraph-properties fo:text-align="justify" style:justify-single-word="false"/>
      <style:text-properties officeooo:paragraph-rsid="01ece2af"/>
    </style:style>
    <style:style style:name="P132" style:family="paragraph" style:parent-style-name="Standard">
      <style:paragraph-properties fo:text-align="justify" style:justify-single-word="false"/>
      <style:text-properties officeooo:paragraph-rsid="01ece68b"/>
    </style:style>
    <style:style style:name="P133" style:family="paragraph" style:parent-style-name="Standard">
      <style:paragraph-properties fo:text-align="justify" style:justify-single-word="false"/>
      <style:text-properties officeooo:paragraph-rsid="01f3572a"/>
    </style:style>
    <style:style style:name="P134" style:family="paragraph" style:parent-style-name="Standard">
      <style:paragraph-properties fo:text-align="justify" style:justify-single-word="false"/>
      <style:text-properties officeooo:paragraph-rsid="01f8a27a"/>
    </style:style>
    <style:style style:name="P135" style:family="paragraph" style:parent-style-name="Standard">
      <style:paragraph-properties fo:text-align="justify" style:justify-single-word="false"/>
      <style:text-properties officeooo:paragraph-rsid="01f9a569"/>
    </style:style>
    <style:style style:name="P136" style:family="paragraph" style:parent-style-name="Standard">
      <style:paragraph-properties fo:text-align="justify" style:justify-single-word="false"/>
      <style:text-properties officeooo:paragraph-rsid="0201f6bd"/>
    </style:style>
    <style:style style:name="P137" style:family="paragraph" style:parent-style-name="Standard">
      <style:paragraph-properties fo:text-align="justify" style:justify-single-word="false"/>
      <style:text-properties officeooo:paragraph-rsid="0202c169"/>
    </style:style>
    <style:style style:name="P138" style:family="paragraph" style:parent-style-name="Standard">
      <style:paragraph-properties fo:text-align="justify" style:justify-single-word="false"/>
      <style:text-properties officeooo:paragraph-rsid="02045a1b"/>
    </style:style>
    <style:style style:name="P139" style:family="paragraph" style:parent-style-name="Standard">
      <style:paragraph-properties fo:text-align="justify" style:justify-single-word="false"/>
      <style:text-properties officeooo:paragraph-rsid="02062ba3"/>
    </style:style>
    <style:style style:name="P140" style:family="paragraph" style:parent-style-name="Standard">
      <style:paragraph-properties fo:text-align="justify" style:justify-single-word="false"/>
      <style:text-properties officeooo:paragraph-rsid="0207ed1f"/>
    </style:style>
    <style:style style:name="P141" style:family="paragraph" style:parent-style-name="Standard">
      <style:paragraph-properties fo:text-align="justify" style:justify-single-word="false"/>
      <style:text-properties officeooo:paragraph-rsid="02094a15"/>
    </style:style>
    <style:style style:name="P142" style:family="paragraph" style:parent-style-name="Standard">
      <style:paragraph-properties fo:text-align="justify" style:justify-single-word="false"/>
      <style:text-properties officeooo:paragraph-rsid="020caa30"/>
    </style:style>
    <style:style style:name="P143" style:family="paragraph" style:parent-style-name="Standard">
      <style:paragraph-properties fo:text-align="justify" style:justify-single-word="false"/>
      <style:text-properties officeooo:paragraph-rsid="02123557"/>
    </style:style>
    <style:style style:name="P144" style:family="paragraph" style:parent-style-name="Standard">
      <style:paragraph-properties fo:text-align="justify" style:justify-single-word="false"/>
      <style:text-properties officeooo:paragraph-rsid="01ea7dfe"/>
    </style:style>
    <style:style style:name="P145" style:family="paragraph" style:parent-style-name="Standard">
      <style:paragraph-properties fo:text-align="justify" style:justify-single-word="false"/>
      <style:text-properties officeooo:paragraph-rsid="01d26d31"/>
    </style:style>
    <style:style style:name="P146" style:family="paragraph" style:parent-style-name="Standard">
      <style:paragraph-properties fo:text-align="justify" style:justify-single-word="false"/>
      <style:text-properties officeooo:paragraph-rsid="0221b7ac"/>
    </style:style>
    <style:style style:name="P147" style:family="paragraph" style:parent-style-name="Standard">
      <style:paragraph-properties fo:text-align="justify" style:justify-single-word="false"/>
      <style:text-properties style:use-window-font-color="true" loext:opacity="0%" style:font-name="CourierNewPSMT" fo:font-size="12pt" style:font-size-asian="12pt"/>
    </style:style>
    <style:style style:name="P148"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style:font-size-asian="12pt"/>
    </style:style>
    <style:style style:name="P149"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officeooo:paragraph-rsid="0093f841" style:font-size-asian="12pt"/>
    </style:style>
    <style:style style:name="P150"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officeooo:paragraph-rsid="00968cd6" style:font-size-asian="12pt"/>
    </style:style>
    <style:style style:name="P151"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officeooo:paragraph-rsid="008e11b4" style:font-size-asian="12pt"/>
    </style:style>
    <style:style style:name="P152"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officeooo:paragraph-rsid="019952ce" style:font-size-asian="12pt"/>
    </style:style>
    <style:style style:name="P153" style:family="paragraph" style:parent-style-name="Standard">
      <style:paragraph-properties fo:text-align="justify" style:justify-single-word="false"/>
      <style:text-properties style:use-window-font-color="true" loext:opacity="0%" style:font-name="CourierNewPSMT" fo:font-size="12pt" officeooo:paragraph-rsid="0095d75a" style:font-size-asian="12pt"/>
    </style:style>
    <style:style style:name="P154" style:family="paragraph" style:parent-style-name="Standard">
      <style:paragraph-properties fo:text-align="start" style:justify-single-word="false"/>
      <style:text-properties style:use-window-font-color="true" loext:opacity="0%" style:font-name="CourierNewPSMT" fo:font-size="12pt" officeooo:paragraph-rsid="001bf73d" style:font-size-asian="12pt"/>
    </style:style>
    <style:style style:name="P155" style:family="paragraph" style:parent-style-name="Standard">
      <style:paragraph-properties fo:text-align="justify" style:justify-single-word="false"/>
      <style:text-properties style:use-window-font-color="true" loext:opacity="0%" style:font-name="CourierNewPSMT" fo:font-size="12pt" officeooo:rsid="00890ad6" officeooo:paragraph-rsid="008adcb9" style:font-size-asian="12pt"/>
    </style:style>
    <style:style style:name="P156" style:family="paragraph" style:parent-style-name="Standard">
      <style:paragraph-properties fo:text-align="start" style:justify-single-word="false"/>
      <style:text-properties style:use-window-font-color="true" loext:opacity="0%" style:font-name="CourierNewPSMT" fo:font-size="12pt" fo:language="en" fo:country="IN" officeooo:paragraph-rsid="001bf73d" style:font-size-asian="12pt"/>
    </style:style>
    <style:style style:name="P157" style:family="paragraph" style:parent-style-name="Standard">
      <style:paragraph-properties fo:text-align="start" style:justify-single-word="false"/>
      <style:text-properties style:use-window-font-color="true" loext:opacity="0%" style:font-name="CourierNewPSMT" fo:font-size="12pt" fo:language="en" fo:country="IN" officeooo:paragraph-rsid="00dbda0b" style:font-size-asian="12pt"/>
    </style:style>
    <style:style style:name="P158" style:family="paragraph" style:parent-style-name="Standard">
      <style:paragraph-properties fo:text-align="start" style:justify-single-word="false"/>
      <style:text-properties style:use-window-font-color="true" loext:opacity="0%" style:font-name="CourierNewPSMT" fo:font-size="12pt" fo:language="en" fo:country="IN" officeooo:rsid="00dbda0b" officeooo:paragraph-rsid="00dbda0b" style:font-size-asian="12pt"/>
    </style:style>
    <style:style style:name="P159"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fo:language="en" fo:country="IN" officeooo:rsid="014d28cf" officeooo:paragraph-rsid="019952ce" style:font-size-asian="12pt"/>
    </style:style>
    <style:style style:name="P160" style:family="paragraph" style:parent-style-name="Standard">
      <style:paragraph-properties fo:text-align="justify" style:justify-single-word="false"/>
      <style:text-properties style:use-window-font-color="true" loext:opacity="0%" style:font-name="Liberation Serif" fo:font-size="12pt" style:font-size-asian="12pt"/>
    </style:style>
    <style:style style:name="P161" style:family="paragraph" style:parent-style-name="Standard">
      <style:paragraph-properties fo:text-align="justify" style:justify-single-word="false"/>
      <style:text-properties style:use-window-font-color="true" loext:opacity="0%" style:font-name="Liberation Serif" fo:font-size="12pt" officeooo:paragraph-rsid="009110ab" style:font-size-asian="12pt"/>
    </style:style>
    <style:style style:name="P162" style:family="paragraph" style:parent-style-name="Standard">
      <style:paragraph-properties fo:text-align="start" style:justify-single-word="false"/>
      <style:text-properties style:use-window-font-color="true" loext:opacity="0%" style:font-name="Liberation Serif" fo:font-size="12pt" fo:language="en" fo:country="IN" officeooo:paragraph-rsid="001bf73d" style:font-size-asian="12pt"/>
    </style:style>
    <style:style style:name="P163" style:family="paragraph" style:parent-style-name="Standard">
      <style:paragraph-properties fo:text-align="start" style:justify-single-word="false"/>
      <style:text-properties style:use-window-font-color="true" loext:opacity="0%" style:font-name="Liberation Serif" fo:font-size="12pt" fo:language="en" fo:country="IN" officeooo:rsid="00985e78" officeooo:paragraph-rsid="00985e78" style:font-size-asian="12pt"/>
    </style:style>
    <style:style style:name="P164" style:family="paragraph" style:parent-style-name="Standard">
      <style:paragraph-properties fo:text-align="justify" style:justify-single-word="false"/>
      <style:text-properties style:use-window-font-color="true" loext:opacity="0%" style:font-name="Liberation Serif" fo:font-size="12pt" fo:language="en" fo:country="IN" officeooo:rsid="00985e78" officeooo:paragraph-rsid="00985e78" style:font-size-asian="12pt"/>
    </style:style>
    <style:style style:name="P165" style:family="paragraph" style:parent-style-name="Standard">
      <style:paragraph-properties fo:text-align="justify" style:justify-single-word="false"/>
      <style:text-properties style:use-window-font-color="true" loext:opacity="0%" style:font-name="Liberation Serif" fo:font-size="12pt" fo:language="en" fo:country="IN" officeooo:rsid="0084e4d2" officeooo:paragraph-rsid="00889787" style:font-size-asian="12pt"/>
    </style:style>
    <style:style style:name="P166" style:family="paragraph" style:parent-style-name="Standard">
      <style:paragraph-properties fo:text-align="justify" style:justify-single-word="false"/>
      <style:text-properties style:use-window-font-color="true" loext:opacity="0%" style:font-name="Liberation Serif" fo:font-size="12pt" fo:language="en" fo:country="IN" officeooo:rsid="0084e4d2" officeooo:paragraph-rsid="00890ad6" style:font-size-asian="12pt"/>
    </style:style>
    <style:style style:name="P167" style:family="paragraph" style:parent-style-name="Standard">
      <style:paragraph-properties fo:text-align="justify" style:justify-single-word="false"/>
      <style:text-properties style:use-window-font-color="true" loext:opacity="0%" style:font-name="Liberation Serif" fo:font-size="12pt" fo:language="en" fo:country="IN" officeooo:rsid="0084e4d2" officeooo:paragraph-rsid="008adcb9" style:font-size-asian="12pt"/>
    </style:style>
    <style:style style:name="P168" style:family="paragraph" style:parent-style-name="Standard">
      <style:paragraph-properties fo:text-align="justify" style:justify-single-word="false"/>
      <style:text-properties style:use-window-font-color="true" loext:opacity="0%" style:font-name="Liberation Serif" fo:font-size="12pt" fo:language="en" fo:country="IN" officeooo:rsid="0084e4d2" officeooo:paragraph-rsid="008cace0" style:font-size-asian="12pt"/>
    </style:style>
    <style:style style:name="P169" style:family="paragraph" style:parent-style-name="Standard">
      <style:paragraph-properties fo:text-align="justify" style:justify-single-word="false"/>
      <style:text-properties officeooo:rsid="00836650" officeooo:paragraph-rsid="00836650"/>
    </style:style>
    <style:style style:name="P170" style:family="paragraph" style:parent-style-name="Standard">
      <style:paragraph-properties fo:text-align="justify" style:justify-single-word="false"/>
      <style:text-properties style:font-name="Liberation Serif" fo:language="en" fo:country="IN" officeooo:rsid="0084e4d2" officeooo:paragraph-rsid="008cace0"/>
    </style:style>
    <style:style style:name="P171"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style:style>
    <style:style style:name="P172" style:family="paragraph" style:parent-style-name="Standard">
      <style:paragraph-properties fo:text-align="justify" style:justify-single-word="false"/>
      <style:text-properties fo:color="#2e74b5" loext:opacity="100%" style:font-name="Calibri Light" fo:language="en" fo:country="IN" fo:font-style="italic" officeooo:rsid="00a50795" officeooo:paragraph-rsid="00a50795" style:font-name-asian="Calibri" style:font-style-asian="italic" style:font-name-complex="Mangal" style:font-style-complex="italic"/>
    </style:style>
    <style:style style:name="P173" style:family="paragraph" style:parent-style-name="Standard">
      <style:paragraph-properties fo:text-align="justify" style:justify-single-word="false"/>
      <style:text-properties fo:color="#2e74b5" loext:opacity="100%" style:font-name="Calibri Light" fo:language="en" fo:country="IN" fo:font-style="italic" officeooo:rsid="0055d7bb" officeooo:paragraph-rsid="004b94f3" style:font-name-asian="Calibri" style:font-style-asian="italic" style:font-name-complex="Mangal" style:font-style-complex="italic"/>
    </style:style>
    <style:style style:name="P174" style:family="paragraph" style:parent-style-name="Standard">
      <style:paragraph-properties fo:text-align="justify" style:justify-single-word="false"/>
      <style:text-properties fo:color="#2e74b5" loext:opacity="100%" style:font-name="Calibri Light" fo:language="en" fo:country="IN" fo:font-style="italic" officeooo:rsid="0055d7bb" officeooo:paragraph-rsid="01892796" style:font-name-asian="Calibri" style:font-style-asian="italic" style:font-name-complex="Mangal" style:font-style-complex="italic"/>
    </style:style>
    <style:style style:name="P175" style:family="paragraph" style:parent-style-name="Standard">
      <style:paragraph-properties fo:text-align="justify" style:justify-single-word="false"/>
      <style:text-properties fo:color="#2e74b5" loext:opacity="100%" style:font-name="Calibri Light" fo:language="en" fo:country="IN" fo:font-style="italic" officeooo:rsid="0117fe15" officeooo:paragraph-rsid="014e9414" style:font-name-asian="Calibri" style:font-style-asian="italic" style:font-name-complex="Mangal" style:font-style-complex="italic"/>
    </style:style>
    <style:style style:name="P176" style:family="paragraph" style:parent-style-name="Standard">
      <style:paragraph-properties fo:text-align="justify" style:justify-single-word="false"/>
      <style:text-properties fo:color="#2e74b5" loext:opacity="100%" style:font-name="Calibri Light" fo:language="en" fo:country="IN" fo:font-style="italic" officeooo:rsid="0117fe15" officeooo:paragraph-rsid="019952ce" style:font-name-asian="Calibri" style:font-style-asian="italic" style:font-name-complex="Mangal" style:font-style-complex="italic"/>
    </style:style>
    <style:style style:name="P177" style:family="paragraph" style:parent-style-name="Standard">
      <style:paragraph-properties fo:text-align="justify" style:justify-single-word="false"/>
      <style:text-properties fo:font-weight="bold" officeooo:rsid="00cfcff1" officeooo:paragraph-rsid="00cfcff1" style:font-weight-asian="bold" style:font-weight-complex="bold"/>
    </style:style>
    <style:style style:name="P178" style:family="paragraph" style:parent-style-name="Standard">
      <style:paragraph-properties fo:text-align="justify" style:justify-single-word="false"/>
      <style:text-properties fo:font-style="italic" officeooo:paragraph-rsid="012f4c94" style:font-style-asian="italic" style:font-style-complex="italic"/>
    </style:style>
    <style:style style:name="P179" style:family="paragraph" style:parent-style-name="Standard">
      <style:paragraph-properties fo:text-align="justify" style:justify-single-word="false"/>
      <style:text-properties fo:font-style="italic" fo:font-weight="bold" officeooo:paragraph-rsid="01321461" style:font-style-asian="italic" style:font-weight-asian="bold" style:font-style-complex="italic" style:font-weight-complex="bold"/>
    </style:style>
    <style:style style:name="P180" style:family="paragraph" style:parent-style-name="Standard">
      <style:paragraph-properties fo:text-align="justify" style:justify-single-word="false"/>
      <style:text-properties officeooo:rsid="00579e7e" officeooo:paragraph-rsid="0197bea8"/>
    </style:style>
    <style:style style:name="P181" style:family="paragraph" style:parent-style-name="Standard">
      <style:paragraph-properties fo:text-align="justify" style:justify-single-word="false"/>
      <style:text-properties style:font-name="Courier New" fo:language="en" fo:country="IN" officeooo:rsid="005a9748" officeooo:paragraph-rsid="0197bea8"/>
    </style:style>
    <style:style style:name="P182" style:family="paragraph" style:parent-style-name="Standard">
      <style:paragraph-properties fo:text-align="justify" style:justify-single-word="false"/>
      <style:text-properties style:font-name="Courier New" fo:language="en" fo:country="IN" officeooo:rsid="005a9748" officeooo:paragraph-rsid="01eb0c23"/>
    </style:style>
    <style:style style:name="P183" style:family="paragraph" style:parent-style-name="Standard">
      <style:paragraph-properties fo:text-align="justify" style:justify-single-word="false"/>
      <style:text-properties style:font-name="Courier New" fo:language="en" fo:country="IN" officeooo:rsid="00457ec3" officeooo:paragraph-rsid="01f3572a"/>
    </style:style>
    <style:style style:name="P184" style:family="paragraph" style:parent-style-name="Standard">
      <style:paragraph-properties fo:text-align="justify" style:justify-single-word="false"/>
      <style:text-properties style:font-name="Courier New" fo:language="en" fo:country="IN" officeooo:rsid="00457ec3" officeooo:paragraph-rsid="01f8a27a"/>
    </style:style>
    <style:style style:name="P185" style:family="paragraph" style:parent-style-name="Standard">
      <style:paragraph-properties fo:text-align="justify" style:justify-single-word="false"/>
      <style:text-properties style:font-name="Courier New" fo:language="en" fo:country="IN" officeooo:rsid="00457ec3" officeooo:paragraph-rsid="01f9a569"/>
    </style:style>
    <style:style style:name="P186" style:family="paragraph" style:parent-style-name="Standard">
      <style:paragraph-properties fo:text-align="justify" style:justify-single-word="false"/>
      <style:text-properties style:font-name="Courier New" fo:language="en" fo:country="IN" officeooo:rsid="00457ec3" officeooo:paragraph-rsid="0201f6bd"/>
    </style:style>
    <style:style style:name="P187" style:family="paragraph" style:parent-style-name="Standard">
      <style:paragraph-properties fo:text-align="justify" style:justify-single-word="false"/>
      <style:text-properties style:font-name="Courier New" fo:language="en" fo:country="IN" officeooo:rsid="00457ec3" officeooo:paragraph-rsid="02094a15"/>
    </style:style>
    <style:style style:name="P188" style:family="paragraph" style:parent-style-name="Standard">
      <style:paragraph-properties fo:text-align="justify" style:justify-single-word="false"/>
      <style:text-properties style:font-name="Courier New" fo:language="en" fo:country="IN" officeooo:rsid="00457ec3" officeooo:paragraph-rsid="020caa30"/>
    </style:style>
    <style:style style:name="P189" style:family="paragraph" style:parent-style-name="Standard">
      <style:paragraph-properties fo:text-align="justify" style:justify-single-word="false"/>
      <style:text-properties style:font-name="Courier New" fo:language="en" fo:country="IN" officeooo:rsid="01ea7dfe" officeooo:paragraph-rsid="01ea7dfe"/>
    </style:style>
    <style:style style:name="P190" style:family="paragraph" style:parent-style-name="Standard">
      <style:paragraph-properties fo:text-align="justify" style:justify-single-word="false"/>
      <style:text-properties style:font-name="Courier New" fo:language="en" fo:country="IN" officeooo:rsid="01ea7dfe" officeooo:paragraph-rsid="01f448f8"/>
    </style:style>
    <style:style style:name="P191" style:family="paragraph" style:parent-style-name="Standard">
      <style:paragraph-properties fo:text-align="justify" style:justify-single-word="false"/>
      <style:text-properties style:font-name="Courier New" fo:language="en" fo:country="IN" officeooo:rsid="01ea7dfe" officeooo:paragraph-rsid="01f8a27a"/>
    </style:style>
    <style:style style:name="P192" style:family="paragraph" style:parent-style-name="Standard">
      <style:paragraph-properties fo:text-align="justify" style:justify-single-word="false"/>
      <style:text-properties style:font-name="Courier New" fo:language="en" fo:country="IN" officeooo:rsid="01ea7dfe" officeooo:paragraph-rsid="01f9a569"/>
    </style:style>
    <style:style style:name="P193" style:family="paragraph" style:parent-style-name="Standard">
      <style:paragraph-properties fo:text-align="justify" style:justify-single-word="false"/>
      <style:text-properties style:font-name="Courier New" fo:language="en" fo:country="IN" officeooo:rsid="01ea7dfe" officeooo:paragraph-rsid="0201f6bd"/>
    </style:style>
    <style:style style:name="P194" style:family="paragraph" style:parent-style-name="Standard">
      <style:paragraph-properties fo:text-align="justify" style:justify-single-word="false"/>
      <style:text-properties style:font-name="Courier New" fo:language="en" fo:country="IN" officeooo:rsid="01ea7dfe" officeooo:paragraph-rsid="02094a15"/>
    </style:style>
    <style:style style:name="P195" style:family="paragraph" style:parent-style-name="Standard">
      <style:paragraph-properties fo:text-align="justify" style:justify-single-word="false"/>
      <style:text-properties style:font-name="Courier New" fo:language="en" fo:country="IN" officeooo:rsid="01ea7dfe" officeooo:paragraph-rsid="020caa30"/>
    </style:style>
    <style:style style:name="P196" style:family="paragraph" style:parent-style-name="Standard">
      <style:paragraph-properties fo:text-align="justify" style:justify-single-word="false"/>
      <style:text-properties style:font-name="Courier New" fo:language="en" fo:country="IN" officeooo:rsid="0123de58" officeooo:paragraph-rsid="020caa30"/>
    </style:style>
    <style:style style:name="P197" style:family="paragraph" style:parent-style-name="Standard">
      <style:paragraph-properties fo:text-align="justify" style:justify-single-word="false"/>
      <style:text-properties style:font-name="Courier New" officeooo:paragraph-rsid="0197bea8"/>
    </style:style>
    <style:style style:name="P198" style:family="paragraph" style:parent-style-name="Standard">
      <style:paragraph-properties fo:text-align="justify" style:justify-single-word="false"/>
      <style:text-properties style:font-name="Courier New" officeooo:paragraph-rsid="01a60818"/>
    </style:style>
    <style:style style:name="P199" style:family="paragraph" style:parent-style-name="Standard">
      <style:paragraph-properties fo:text-align="justify" style:justify-single-word="false"/>
      <style:text-properties style:font-name="Courier New PSMT" fo:language="en" fo:country="IN" fo:font-style="normal" officeooo:rsid="005a9748" officeooo:paragraph-rsid="0197bea8" style:font-style-asian="normal" style:font-style-complex="normal"/>
    </style:style>
    <style:style style:name="P200" style:family="paragraph" style:parent-style-name="Standard">
      <style:paragraph-properties fo:text-align="justify" style:justify-single-word="false"/>
      <style:text-properties style:font-name="Courier New PSMT" fo:language="en" fo:country="IN" fo:font-style="normal" officeooo:rsid="005a9748" officeooo:paragraph-rsid="01a6e6e5" style:font-style-asian="normal" style:font-style-complex="normal"/>
    </style:style>
    <style:style style:name="P201" style:family="paragraph" style:parent-style-name="Standard">
      <style:paragraph-properties fo:text-align="justify" style:justify-single-word="false"/>
      <style:text-properties style:font-name="Courier New PSMT" fo:language="en" fo:country="IN" fo:font-style="normal" officeooo:rsid="005a9748" officeooo:paragraph-rsid="01a7da45" style:font-style-asian="normal" style:font-style-complex="normal"/>
    </style:style>
    <style:style style:name="P202" style:family="paragraph" style:parent-style-name="Standard">
      <style:paragraph-properties fo:text-align="justify" style:justify-single-word="false"/>
      <style:text-properties style:font-name="Courier New PSMT" fo:font-style="normal" officeooo:paragraph-rsid="0197bea8" style:font-style-asian="normal" style:font-style-complex="normal"/>
    </style:style>
    <style:style style:name="P203" style:family="paragraph" style:parent-style-name="Standard">
      <style:text-properties officeooo:rsid="01d0224c" officeooo:paragraph-rsid="01d0224c"/>
    </style:style>
    <style:style style:name="P204" style:family="paragraph" style:parent-style-name="Standard">
      <style:text-properties officeooo:paragraph-rsid="01d6575d"/>
    </style:style>
    <style:style style:name="P205" style:family="paragraph" style:parent-style-name="Standard">
      <style:paragraph-properties fo:text-align="justify" style:justify-single-word="false"/>
      <style:text-properties officeooo:rsid="01ea7dfe" officeooo:paragraph-rsid="01ea7dfe"/>
    </style:style>
    <style:style style:name="P206" style:family="paragraph" style:parent-style-name="List_20_Paragraph">
      <style:paragraph-properties fo:margin-left="0cm" fo:margin-right="0cm" fo:text-align="start" style:justify-single-word="false" fo:text-indent="0cm" style:auto-text-indent="false"/>
      <style:text-properties fo:language="en" fo:country="IN" officeooo:paragraph-rsid="00225d11"/>
    </style:style>
    <style:style style:name="P207" style:family="paragraph" style:parent-style-name="List_20_Paragraph">
      <style:paragraph-properties fo:margin-left="0cm" fo:margin-right="0cm" fo:text-align="justify" style:justify-single-word="false" fo:text-indent="0cm" style:auto-text-indent="false"/>
      <style:text-properties fo:language="en" fo:country="IN" officeooo:paragraph-rsid="0037d67f"/>
    </style:style>
    <style:style style:name="P208" style:family="paragraph" style:parent-style-name="List_20_Paragraph">
      <style:paragraph-properties fo:margin-left="0cm" fo:margin-right="0cm" fo:text-align="justify" style:justify-single-word="false" fo:text-indent="0cm" style:auto-text-indent="false"/>
      <style:text-properties fo:language="en" fo:country="IN" officeooo:paragraph-rsid="00391e5c"/>
    </style:style>
    <style:style style:name="P209" style:family="paragraph" style:parent-style-name="List_20_Paragraph">
      <style:paragraph-properties fo:margin-left="0cm" fo:margin-right="0cm" fo:text-align="justify" style:justify-single-word="false" fo:text-indent="0cm" style:auto-text-indent="false"/>
      <style:text-properties fo:language="en" fo:country="IN" officeooo:rsid="00391e5c" officeooo:paragraph-rsid="00391e5c"/>
    </style:style>
    <style:style style:name="P210" style:family="paragraph" style:parent-style-name="List_20_Paragraph">
      <style:paragraph-properties fo:margin-left="0cm" fo:margin-right="0cm" fo:text-align="justify" style:justify-single-word="false" fo:text-indent="0cm" style:auto-text-indent="false"/>
      <style:text-properties fo:language="en" fo:country="IN" officeooo:rsid="01063352" officeooo:paragraph-rsid="01063352"/>
    </style:style>
    <style:style style:name="P211" style:family="paragraph" style:parent-style-name="List_20_Paragraph">
      <style:paragraph-properties fo:margin-left="0cm" fo:margin-right="0cm" fo:text-align="justify" style:justify-single-word="false" fo:text-indent="0cm" style:auto-text-indent="false"/>
      <style:text-properties officeooo:paragraph-rsid="00225d11"/>
    </style:style>
    <style:style style:name="P212" style:family="paragraph" style:parent-style-name="List_20_Paragraph">
      <style:paragraph-properties fo:margin-left="0cm" fo:margin-right="0cm" fo:text-align="justify" style:justify-single-word="false" fo:text-indent="0cm" style:auto-text-indent="false"/>
      <style:text-properties officeooo:paragraph-rsid="00f5d414"/>
    </style:style>
    <style:style style:name="P213" style:family="paragraph" style:parent-style-name="List_20_Paragraph">
      <style:paragraph-properties fo:margin-left="0cm" fo:margin-right="0cm" fo:text-align="justify" style:justify-single-word="false" fo:text-indent="0cm" style:auto-text-indent="false"/>
      <style:text-properties officeooo:paragraph-rsid="0028f08d"/>
    </style:style>
    <style:style style:name="P214" style:family="paragraph" style:parent-style-name="List_20_Paragraph">
      <style:paragraph-properties fo:margin-left="0cm" fo:margin-right="0cm" fo:text-align="justify" style:justify-single-word="false" fo:text-indent="0cm" style:auto-text-indent="false"/>
      <style:text-properties officeooo:paragraph-rsid="00a6efee"/>
    </style:style>
    <style:style style:name="P215" style:family="paragraph" style:parent-style-name="Standard">
      <style:paragraph-properties fo:margin-left="0cm" fo:margin-right="0cm"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style:font-size-asian="12pt"/>
    </style:style>
    <style:style style:name="P216" style:family="paragraph" style:parent-style-name="Standard">
      <style:paragraph-properties fo:margin-left="0cm" fo:margin-right="0cm"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officeooo:paragraph-rsid="019952ce" style:font-size-asian="12pt"/>
    </style:style>
    <style:style style:name="P217" style:family="paragraph" style:parent-style-name="Standard">
      <style:paragraph-properties fo:margin-left="0cm" fo:margin-right="0cm" fo:text-align="justify" style:justify-single-word="false" fo:text-indent="0cm" style:auto-text-indent="false"/>
      <style:text-properties officeooo:paragraph-rsid="0197bea8"/>
    </style:style>
    <style:style style:name="P218" style:family="paragraph" style:parent-style-name="Standard">
      <style:paragraph-properties fo:margin-left="0cm" fo:margin-right="0cm" fo:text-align="justify" style:justify-single-word="false" fo:text-indent="0cm" style:auto-text-indent="false"/>
      <style:text-properties officeooo:paragraph-rsid="0193b2f0"/>
    </style:style>
    <style:style style:name="P219" style:family="paragraph" style:parent-style-name="Standard">
      <style:paragraph-properties fo:margin-left="0cm" fo:margin-right="0cm" fo:text-align="justify" style:justify-single-word="false" fo:text-indent="0cm" style:auto-text-indent="false"/>
      <style:text-properties style:font-name="Courier New" officeooo:paragraph-rsid="0197bea8"/>
    </style:style>
    <style:style style:name="P220" style:family="paragraph" style:parent-style-name="Standard">
      <style:paragraph-properties fo:margin-left="0cm" fo:margin-right="0cm" fo:text-align="justify" style:justify-single-word="false" fo:text-indent="0cm" style:auto-text-indent="false"/>
      <style:text-properties style:font-name="Courier New" officeooo:paragraph-rsid="01a9402e"/>
    </style:style>
    <style:style style:name="P221" style:family="paragraph" style:parent-style-name="Standard">
      <style:paragraph-properties fo:margin-left="0cm" fo:margin-right="0cm" fo:text-align="justify" style:justify-single-word="false" fo:text-indent="0cm" style:auto-text-indent="false"/>
      <style:text-properties style:font-name="Courier New" officeooo:paragraph-rsid="01ac3edc"/>
    </style:style>
    <style:style style:name="P222" style:family="paragraph" style:parent-style-name="Standard">
      <style:paragraph-properties fo:margin-left="0cm" fo:margin-right="0cm" fo:text-align="justify" style:justify-single-word="false" fo:text-indent="0cm" style:auto-text-indent="false"/>
      <style:text-properties style:font-name="Courier New" fo:language="en" fo:country="IN" officeooo:rsid="005a9748" officeooo:paragraph-rsid="0197bea8"/>
    </style:style>
    <style:style style:name="P223" style:family="paragraph" style:parent-style-name="Standard">
      <style:paragraph-properties fo:margin-left="0cm" fo:margin-right="0cm" fo:text-align="justify" style:justify-single-word="false" fo:text-indent="0cm" style:auto-text-indent="false"/>
      <style:text-properties style:font-name="Courier New" fo:language="en" fo:country="IN" officeooo:rsid="00457ec3" officeooo:paragraph-rsid="0197bea8"/>
    </style:style>
    <style:style style:name="P224" style:family="paragraph" style:parent-style-name="Standard">
      <style:paragraph-properties fo:margin-left="0cm" fo:margin-right="0cm" fo:text-align="justify" style:justify-single-word="false" fo:text-indent="0cm" style:auto-text-indent="false"/>
      <style:text-properties style:font-name="Courier New" officeooo:rsid="00457ec3" officeooo:paragraph-rsid="0197bea8"/>
    </style:style>
    <style:style style:name="P225" style:family="paragraph" style:parent-style-name="Table_20_Contents">
      <style:paragraph-properties fo:text-align="justify" style:justify-single-word="false"/>
      <style:text-properties officeooo:paragraph-rsid="002761ae"/>
    </style:style>
    <style:style style:name="P226" style:family="paragraph" style:parent-style-name="Table_20_Contents">
      <style:paragraph-properties fo:text-align="justify" style:justify-single-word="false"/>
      <style:text-properties officeooo:paragraph-rsid="00279093"/>
    </style:style>
    <style:style style:name="P227" style:family="paragraph" style:parent-style-name="Table_20_Contents">
      <style:paragraph-properties fo:text-align="justify" style:justify-single-word="false"/>
      <style:text-properties officeooo:paragraph-rsid="0023fd0b"/>
    </style:style>
    <style:style style:name="P228" style:family="paragraph" style:parent-style-name="Table_20_Contents">
      <style:paragraph-properties fo:text-align="justify" style:justify-single-word="false"/>
      <style:text-properties officeooo:paragraph-rsid="00225d11"/>
    </style:style>
    <style:style style:name="P229" style:family="paragraph" style:parent-style-name="Table_20_Contents">
      <style:paragraph-properties fo:text-align="justify" style:justify-single-word="false"/>
      <style:text-properties officeooo:paragraph-rsid="0029efc3"/>
    </style:style>
    <style:style style:name="P230" style:family="paragraph" style:parent-style-name="Table_20_Contents">
      <style:paragraph-properties fo:text-align="justify" style:justify-single-word="false"/>
      <style:text-properties officeooo:paragraph-rsid="0037d67f"/>
    </style:style>
    <style:style style:name="P231" style:family="paragraph" style:parent-style-name="Table_20_Contents">
      <style:paragraph-properties fo:text-align="justify" style:justify-single-word="false"/>
      <style:text-properties officeooo:paragraph-rsid="0127342a"/>
    </style:style>
    <style:style style:name="P232" style:family="paragraph" style:parent-style-name="Table_20_Contents">
      <style:paragraph-properties fo:text-align="justify" style:justify-single-word="false"/>
      <style:text-properties officeooo:paragraph-rsid="0129c99b"/>
    </style:style>
    <style:style style:name="P233" style:family="paragraph" style:parent-style-name="Table_20_Contents">
      <style:paragraph-properties fo:text-align="justify" style:justify-single-word="false"/>
      <style:text-properties officeooo:paragraph-rsid="012cbce2"/>
    </style:style>
    <style:style style:name="P234" style:family="paragraph" style:parent-style-name="Table_20_Contents">
      <style:paragraph-properties fo:text-align="justify" style:justify-single-word="false"/>
      <style:text-properties officeooo:paragraph-rsid="0023e3a3"/>
    </style:style>
    <style:style style:name="P235" style:family="paragraph" style:parent-style-name="Table_20_Contents">
      <style:paragraph-properties fo:text-align="justify" style:justify-single-word="false"/>
      <style:text-properties officeooo:paragraph-rsid="01c80b90"/>
    </style:style>
    <style:style style:name="P236" style:family="paragraph" style:parent-style-name="Table_20_Contents">
      <style:paragraph-properties fo:text-align="justify" style:justify-single-word="false"/>
      <style:text-properties officeooo:paragraph-rsid="01d0224c"/>
    </style:style>
    <style:style style:name="P237" style:family="paragraph" style:parent-style-name="Table_20_Contents">
      <style:paragraph-properties fo:text-align="justify" style:justify-single-word="false"/>
      <style:text-properties officeooo:rsid="00225d11" officeooo:paragraph-rsid="00225d11"/>
    </style:style>
    <style:style style:name="P238" style:family="paragraph" style:parent-style-name="Table_20_Contents">
      <style:paragraph-properties fo:text-align="justify" style:justify-single-word="false"/>
      <style:text-properties officeooo:rsid="002761ae" officeooo:paragraph-rsid="002761ae"/>
    </style:style>
    <style:style style:name="P239" style:family="paragraph" style:parent-style-name="Table_20_Contents">
      <style:paragraph-properties fo:text-align="justify" style:justify-single-word="false"/>
      <style:text-properties officeooo:rsid="002a10f0" officeooo:paragraph-rsid="002a10f0"/>
    </style:style>
    <style:style style:name="P240" style:family="paragraph" style:parent-style-name="Table_20_Contents">
      <style:paragraph-properties fo:text-align="justify" style:justify-single-word="false"/>
      <style:text-properties officeooo:rsid="0037d67f" officeooo:paragraph-rsid="0037d67f"/>
    </style:style>
    <style:style style:name="P241" style:family="paragraph" style:parent-style-name="Table_20_Contents">
      <style:paragraph-properties fo:text-align="justify" style:justify-single-word="false"/>
      <style:text-properties officeooo:rsid="00391e5c" officeooo:paragraph-rsid="00391e5c"/>
    </style:style>
    <style:style style:name="P242" style:family="paragraph" style:parent-style-name="Table_20_Contents">
      <style:paragraph-properties fo:text-align="justify" style:justify-single-word="false"/>
      <style:text-properties officeooo:rsid="00e2dfc5" officeooo:paragraph-rsid="0127342a"/>
    </style:style>
    <style:style style:name="P243" style:family="paragraph" style:parent-style-name="Table_20_Contents">
      <style:paragraph-properties fo:text-align="justify" style:justify-single-word="false"/>
      <style:text-properties officeooo:rsid="00e49e0f" officeooo:paragraph-rsid="0127342a"/>
    </style:style>
    <style:style style:name="P244" style:family="paragraph" style:parent-style-name="Table_20_Contents">
      <style:paragraph-properties fo:text-align="justify" style:justify-single-word="false"/>
      <style:text-properties officeooo:rsid="00e49e0f" officeooo:paragraph-rsid="01c80b90"/>
    </style:style>
    <style:style style:name="P245" style:family="paragraph" style:parent-style-name="Table_20_Contents">
      <style:paragraph-properties fo:text-align="justify" style:justify-single-word="false"/>
      <style:text-properties officeooo:rsid="00e85e4a" officeooo:paragraph-rsid="0127342a"/>
    </style:style>
    <style:style style:name="P246" style:family="paragraph" style:parent-style-name="Table_20_Contents">
      <style:paragraph-properties fo:text-align="justify" style:justify-single-word="false"/>
      <style:text-properties officeooo:rsid="00ee3f4a" officeooo:paragraph-rsid="0127342a"/>
    </style:style>
    <style:style style:name="P247" style:family="paragraph" style:parent-style-name="Table_20_Contents">
      <style:paragraph-properties fo:text-align="justify" style:justify-single-word="false"/>
      <style:text-properties officeooo:rsid="00ef59ec" officeooo:paragraph-rsid="0127342a"/>
    </style:style>
    <style:style style:name="P248" style:family="paragraph" style:parent-style-name="Table_20_Contents">
      <style:paragraph-properties fo:text-align="justify" style:justify-single-word="false"/>
      <style:text-properties officeooo:rsid="00f10ec6" officeooo:paragraph-rsid="0127342a"/>
    </style:style>
    <style:style style:name="P249" style:family="paragraph" style:parent-style-name="Table_20_Contents">
      <style:paragraph-properties fo:text-align="justify" style:justify-single-word="false"/>
      <style:text-properties officeooo:rsid="00f957dd" officeooo:paragraph-rsid="0127342a"/>
    </style:style>
    <style:style style:name="P250" style:family="paragraph" style:parent-style-name="Table_20_Contents">
      <style:paragraph-properties fo:text-align="justify" style:justify-single-word="false"/>
      <style:text-properties officeooo:rsid="00fe3ccf" officeooo:paragraph-rsid="0127342a"/>
    </style:style>
    <style:style style:name="P251" style:family="paragraph" style:parent-style-name="Table_20_Contents">
      <style:paragraph-properties fo:text-align="justify" style:justify-single-word="false"/>
      <style:text-properties officeooo:rsid="00ff787b" officeooo:paragraph-rsid="0127342a"/>
    </style:style>
    <style:style style:name="P252" style:family="paragraph" style:parent-style-name="Table_20_Contents">
      <style:paragraph-properties fo:text-align="justify" style:justify-single-word="false"/>
      <style:text-properties officeooo:rsid="01063352" officeooo:paragraph-rsid="01063352"/>
    </style:style>
    <style:style style:name="P253" style:family="paragraph" style:parent-style-name="Table_20_Contents">
      <style:paragraph-properties fo:text-align="justify" style:justify-single-word="false"/>
      <style:text-properties officeooo:rsid="00ff5a4e" officeooo:paragraph-rsid="0127342a"/>
    </style:style>
    <style:style style:name="P254" style:family="paragraph" style:parent-style-name="Table_20_Contents">
      <style:paragraph-properties fo:text-align="justify" style:justify-single-word="false"/>
      <style:text-properties officeooo:rsid="0129c99b" officeooo:paragraph-rsid="0129c99b"/>
    </style:style>
    <style:style style:name="P255" style:family="paragraph" style:parent-style-name="Table_20_Contents">
      <style:paragraph-properties fo:text-align="justify" style:justify-single-word="false"/>
      <style:text-properties officeooo:rsid="012cbce2" officeooo:paragraph-rsid="012cbce2"/>
    </style:style>
    <style:style style:name="P256" style:family="paragraph" style:parent-style-name="Table_20_Contents">
      <style:paragraph-properties fo:text-align="justify" style:justify-single-word="false"/>
      <style:text-properties officeooo:rsid="01d0224c" officeooo:paragraph-rsid="01d0224c"/>
    </style:style>
    <style:style style:name="P257" style:family="paragraph" style:parent-style-name="Standard">
      <style:paragraph-properties fo:margin-left="1.251cm" fo:margin-right="0cm" fo:text-align="justify" style:justify-single-word="false" fo:text-indent="0cm" style:auto-text-indent="false"/>
      <style:text-properties fo:language="en" fo:country="IN" officeooo:rsid="00de80de" officeooo:paragraph-rsid="00ded899"/>
    </style:style>
    <style:style style:name="P258" style:family="paragraph" style:parent-style-name="Standard">
      <style:paragraph-properties fo:margin-left="1.251cm" fo:margin-right="0cm" fo:text-align="justify" style:justify-single-word="false" fo:text-indent="0cm" style:auto-text-indent="false"/>
      <style:text-properties fo:language="en" fo:country="IN" officeooo:rsid="005a9748" officeooo:paragraph-rsid="0197bea8"/>
    </style:style>
    <style:style style:name="P259" style:family="paragraph" style:parent-style-name="Standard">
      <style:paragraph-properties fo:margin-left="1.251cm" fo:margin-right="0cm" fo:text-align="justify" style:justify-single-word="false" fo:text-indent="0cm" style:auto-text-indent="false"/>
      <style:text-properties fo:language="en" fo:country="IN" officeooo:rsid="006f673e" officeooo:paragraph-rsid="0197bea8"/>
    </style:style>
    <style:style style:name="P260" style:family="paragraph" style:parent-style-name="Standard">
      <style:paragraph-properties fo:margin-left="1.251cm" fo:margin-right="0cm" fo:text-align="justify" style:justify-single-word="false" fo:text-indent="0cm" style:auto-text-indent="false"/>
      <style:text-properties officeooo:paragraph-rsid="0197bea8"/>
    </style:style>
    <style:style style:name="P261" style:family="paragraph" style:parent-style-name="Standard">
      <style:paragraph-properties fo:margin-left="1.251cm" fo:margin-right="0cm" fo:text-align="justify" style:justify-single-word="false" fo:text-indent="0cm" style:auto-text-indent="false"/>
      <style:text-properties style:font-name="Courier New" fo:language="en" fo:country="IN" officeooo:rsid="005a9748" officeooo:paragraph-rsid="0197bea8"/>
    </style:style>
    <style:style style:name="P262"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1" fo:language="en" fo:country="IN" officeooo:paragraph-rsid="0084e4d2" style:font-name-asian="Times New Roman" style:font-name-complex="Courier New2"/>
    </style:style>
    <style:style style:name="P263"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officeooo:paragraph-rsid="0084e4d2"/>
    </style:style>
    <style:style style:name="P264"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IN" officeooo:rsid="0084e4d2" officeooo:paragraph-rsid="0084e4d2"/>
    </style:style>
    <style:style style:name="P265"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fo:language="en" fo:country="IN" officeooo:rsid="0084e4d2" officeooo:paragraph-rsid="0084e4d2" style:font-size-asian="12pt"/>
    </style:style>
    <style:style style:name="P266"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NewPSMT" fo:font-size="12pt" fo:language="en" fo:country="IN" officeooo:paragraph-rsid="0084e4d2" style:font-name-asian="Times New Roman" style:font-size-asian="12pt" style:font-name-complex="Courier New2"/>
    </style:style>
    <style:style style:name="P267" style:family="paragraph" style:parent-style-name="Heading_20_1">
      <style:paragraph-properties fo:break-before="page"/>
    </style:style>
    <style:style style:name="P268" style:family="paragraph" style:parent-style-name="List_20_Paragraph" style:list-style-name="WWNum80">
      <style:paragraph-properties fo:text-align="justify" style:justify-single-word="false"/>
      <style:text-properties officeooo:paragraph-rsid="022874a7"/>
    </style:style>
    <style:style style:name="P269" style:family="paragraph" style:parent-style-name="List_20_Paragraph" style:list-style-name="WWNum80">
      <style:paragraph-properties fo:text-align="justify" style:justify-single-word="false"/>
      <style:text-properties officeooo:paragraph-rsid="0228a524"/>
    </style:style>
    <style:style style:name="P270" style:family="paragraph" style:parent-style-name="List_20_Paragraph" style:list-style-name="WWNum80">
      <style:paragraph-properties fo:text-align="justify" style:justify-single-word="false"/>
      <style:text-properties officeooo:paragraph-rsid="02294e91"/>
    </style:style>
    <style:style style:name="P271" style:family="paragraph" style:parent-style-name="List_20_Paragraph" style:list-style-name="WWNum80">
      <style:paragraph-properties fo:text-align="justify" style:justify-single-word="false"/>
      <style:text-properties officeooo:paragraph-rsid="022b197a"/>
    </style:style>
    <style:style style:name="P272" style:family="paragraph" style:parent-style-name="List_20_Paragraph" style:list-style-name="WWNum81">
      <style:paragraph-properties fo:text-align="justify" style:justify-single-word="false"/>
      <style:text-properties officeooo:paragraph-rsid="001bf73d"/>
    </style:style>
    <style:style style:name="P273" style:family="paragraph" style:parent-style-name="List_20_Paragraph" style:list-style-name="WWNum81">
      <style:paragraph-properties fo:text-align="justify" style:justify-single-word="false"/>
      <style:text-properties officeooo:paragraph-rsid="003e2eab"/>
    </style:style>
    <style:style style:name="P274" style:family="paragraph" style:parent-style-name="List_20_Paragraph" style:list-style-name="WWNum80">
      <style:paragraph-properties fo:text-align="justify" style:justify-single-word="false"/>
      <style:text-properties fo:language="en" fo:country="IN" officeooo:rsid="00f957dd" officeooo:paragraph-rsid="0039a47c"/>
    </style:style>
    <style:style style:name="P275" style:family="paragraph" style:parent-style-name="List_20_Paragraph" style:list-style-name="WWNum81">
      <style:paragraph-properties fo:text-align="justify" style:justify-single-word="false"/>
      <style:text-properties fo:language="en" fo:country="IN" officeooo:paragraph-rsid="001bf73d"/>
    </style:style>
    <style:style style:name="P276" style:family="paragraph" style:parent-style-name="List_20_Paragraph" style:list-style-name="WWNum81">
      <style:paragraph-properties fo:text-align="justify" style:justify-single-word="false"/>
      <style:text-properties fo:language="en" fo:country="IN" officeooo:rsid="003db2ec" officeooo:paragraph-rsid="003db2ec"/>
    </style:style>
    <style:style style:name="P277" style:family="paragraph" style:parent-style-name="List_20_Paragraph">
      <style:paragraph-properties fo:text-align="justify" style:justify-single-word="false"/>
      <style:text-properties fo:language="en" fo:country="IN" officeooo:rsid="0049ebe9" officeooo:paragraph-rsid="003e2eab"/>
    </style:style>
    <style:style style:name="P278" style:family="paragraph" style:parent-style-name="List_20_Paragraph">
      <style:paragraph-properties fo:margin-left="0cm" fo:margin-right="0cm" fo:text-align="justify" style:justify-single-word="false" fo:text-indent="0cm" style:auto-text-indent="false"/>
      <style:text-properties officeooo:paragraph-rsid="022cb14e"/>
    </style:style>
    <style:style style:name="P279" style:family="paragraph" style:parent-style-name="List_20_Paragraph">
      <style:paragraph-properties fo:margin-left="0cm" fo:margin-right="0cm" fo:text-align="justify" style:justify-single-word="false" fo:text-indent="0cm" style:auto-text-indent="false"/>
      <style:text-properties officeooo:paragraph-rsid="023352ed"/>
    </style:style>
    <style:style style:name="P280" style:family="paragraph" style:parent-style-name="List_20_Paragraph" style:list-style-name="L8">
      <style:paragraph-properties fo:margin-left="0cm" fo:margin-right="0cm" fo:text-align="justify" style:justify-single-word="false" fo:text-indent="0cm" style:auto-text-indent="false"/>
      <style:text-properties officeooo:paragraph-rsid="023352ed"/>
    </style:style>
    <style:style style:name="P281" style:family="paragraph" style:parent-style-name="List_20_Paragraph">
      <style:paragraph-properties fo:margin-left="0cm" fo:margin-right="0cm" fo:text-align="justify" style:justify-single-word="false" fo:text-indent="0cm" style:auto-text-indent="false"/>
      <style:text-properties fo:language="en" fo:country="IN" officeooo:rsid="00a76f50" officeooo:paragraph-rsid="022b197a"/>
    </style:style>
    <style:style style:name="P282" style:family="paragraph" style:parent-style-name="List_20_Paragraph">
      <style:paragraph-properties fo:margin-left="0cm" fo:margin-right="0cm" fo:text-align="justify" style:justify-single-word="false" fo:text-indent="0cm" style:auto-text-indent="false"/>
      <style:text-properties officeooo:rsid="02315d8d" officeooo:paragraph-rsid="02315d8d"/>
    </style:style>
    <style:style style:name="P283" style:family="paragraph" style:parent-style-name="List_20_Paragraph" style:list-style-name="L8">
      <style:paragraph-properties fo:margin-left="0cm" fo:margin-right="0cm" fo:text-align="justify" style:justify-single-word="false" fo:text-indent="0cm" style:auto-text-indent="false"/>
      <style:text-properties officeooo:rsid="02315d8d" officeooo:paragraph-rsid="02315d8d"/>
    </style:style>
    <style:style style:name="P284" style:family="paragraph" style:parent-style-name="List_20_Paragraph">
      <style:paragraph-properties fo:margin-left="0cm" fo:margin-right="0cm" fo:text-align="justify" style:justify-single-word="false" fo:text-indent="0cm" style:auto-text-indent="false"/>
      <style:text-properties fo:language="en" fo:country="IN" officeooo:rsid="023352ed" officeooo:paragraph-rsid="023352ed"/>
    </style:style>
    <style:style style:name="P285" style:family="paragraph" style:parent-style-name="Standard" style:list-style-name="L1">
      <style:paragraph-properties fo:text-align="justify" style:justify-single-word="false"/>
      <style:text-properties officeooo:paragraph-rsid="01445aca"/>
    </style:style>
    <style:style style:name="P286" style:family="paragraph" style:parent-style-name="Standard" style:list-style-name="L1">
      <style:paragraph-properties fo:text-align="justify" style:justify-single-word="false"/>
      <style:text-properties officeooo:paragraph-rsid="0186ec2d"/>
    </style:style>
    <style:style style:name="P287" style:family="paragraph" style:parent-style-name="Standard" style:list-style-name="L1">
      <style:paragraph-properties fo:text-align="justify" style:justify-single-word="false"/>
      <style:text-properties officeooo:paragraph-rsid="0187477f"/>
    </style:style>
    <style:style style:name="P288" style:family="paragraph" style:parent-style-name="Standard" style:list-style-name="L2">
      <style:paragraph-properties fo:text-align="justify" style:justify-single-word="false"/>
      <style:text-properties officeooo:paragraph-rsid="0187477f"/>
    </style:style>
    <style:style style:name="P289" style:family="paragraph" style:parent-style-name="Standard" style:list-style-name="L3">
      <style:paragraph-properties fo:text-align="justify" style:justify-single-word="false"/>
      <style:text-properties officeooo:paragraph-rsid="0188f026"/>
    </style:style>
    <style:style style:name="P290" style:family="paragraph" style:parent-style-name="Standard" style:list-style-name="L5">
      <style:paragraph-properties fo:text-align="justify" style:justify-single-word="false"/>
      <style:text-properties officeooo:paragraph-rsid="01909747"/>
    </style:style>
    <style:style style:name="P291" style:family="paragraph" style:parent-style-name="Standard" style:list-style-name="L5">
      <style:paragraph-properties fo:text-align="justify" style:justify-single-word="false"/>
      <style:text-properties officeooo:paragraph-rsid="0197bea8"/>
    </style:style>
    <style:style style:name="P292" style:family="paragraph" style:parent-style-name="Standard" style:list-style-name="L6">
      <style:paragraph-properties fo:text-align="justify" style:justify-single-word="false"/>
      <style:text-properties officeooo:paragraph-rsid="0218c802"/>
    </style:style>
    <style:style style:name="P293" style:family="paragraph" style:parent-style-name="Standard" style:list-style-name="L6">
      <style:paragraph-properties fo:text-align="justify" style:justify-single-word="false"/>
      <style:text-properties officeooo:paragraph-rsid="01bebd75"/>
    </style:style>
    <style:style style:name="P294" style:family="paragraph" style:parent-style-name="Standard" style:list-style-name="L6">
      <style:paragraph-properties fo:text-align="justify" style:justify-single-word="false"/>
      <style:text-properties officeooo:paragraph-rsid="0167a6ad"/>
    </style:style>
    <style:style style:name="P295" style:family="paragraph" style:parent-style-name="Standard">
      <style:paragraph-properties fo:text-align="justify" style:justify-single-word="false"/>
      <style:text-properties officeooo:paragraph-rsid="02265c53"/>
    </style:style>
    <style:style style:name="P296" style:family="paragraph" style:parent-style-name="Standard">
      <style:paragraph-properties fo:text-align="justify" style:justify-single-word="false"/>
      <style:text-properties officeooo:paragraph-rsid="004b1a82"/>
    </style:style>
    <style:style style:name="P297" style:family="paragraph" style:parent-style-name="Standard">
      <style:paragraph-properties fo:text-align="justify" style:justify-single-word="false"/>
      <style:text-properties officeooo:paragraph-rsid="02352bc5"/>
    </style:style>
    <style:style style:name="P298" style:family="paragraph" style:parent-style-name="Standard" style:list-style-name="L9">
      <style:paragraph-properties fo:text-align="justify" style:justify-single-word="false"/>
      <style:text-properties officeooo:paragraph-rsid="02352bc5"/>
    </style:style>
    <style:style style:name="P299" style:family="paragraph" style:parent-style-name="Standard">
      <style:paragraph-properties fo:text-align="justify" style:justify-single-word="false"/>
      <style:text-properties officeooo:paragraph-rsid="02371e0b"/>
    </style:style>
    <style:style style:name="P300" style:family="paragraph" style:parent-style-name="Standard">
      <style:paragraph-properties fo:text-align="justify" style:justify-single-word="false"/>
      <style:text-properties officeooo:paragraph-rsid="023afd9b"/>
    </style:style>
    <style:style style:name="P301" style:family="paragraph" style:parent-style-name="Standard">
      <style:paragraph-properties fo:text-align="justify" style:justify-single-word="false"/>
      <style:text-properties officeooo:paragraph-rsid="023c8d7a"/>
    </style:style>
    <style:style style:name="P302" style:family="paragraph" style:parent-style-name="Standard">
      <style:paragraph-properties fo:text-align="justify" style:justify-single-word="false"/>
      <style:text-properties officeooo:paragraph-rsid="00cf768b"/>
    </style:style>
    <style:style style:name="P303" style:family="paragraph" style:parent-style-name="Standard">
      <style:paragraph-properties fo:text-align="justify" style:justify-single-word="false"/>
      <style:text-properties officeooo:paragraph-rsid="02419e4c"/>
    </style:style>
    <style:style style:name="P304" style:family="paragraph" style:parent-style-name="Standard" style:list-style-name="L1">
      <style:paragraph-properties fo:text-align="justify" style:justify-single-word="false"/>
      <style:text-properties fo:language="en" fo:country="IN" officeooo:rsid="01445aca" officeooo:paragraph-rsid="01445aca"/>
    </style:style>
    <style:style style:name="P305" style:family="paragraph" style:parent-style-name="Standard" style:list-style-name="L1">
      <style:paragraph-properties fo:text-align="justify" style:justify-single-word="false"/>
      <style:text-properties fo:language="en" fo:country="IN" officeooo:rsid="01445aca" officeooo:paragraph-rsid="01880727"/>
    </style:style>
    <style:style style:name="P306" style:family="paragraph" style:parent-style-name="Standard" style:list-style-name="L5">
      <style:paragraph-properties fo:text-align="justify" style:justify-single-word="false"/>
      <style:text-properties fo:language="en" fo:country="IN" officeooo:rsid="00457ec3" officeooo:paragraph-rsid="01909747"/>
    </style:style>
    <style:style style:name="P307" style:family="paragraph" style:parent-style-name="Standard" style:list-style-name="L5">
      <style:paragraph-properties fo:text-align="justify" style:justify-single-word="false"/>
      <style:text-properties fo:language="en" fo:country="IN" officeooo:rsid="00457ec3" officeooo:paragraph-rsid="0197bea8"/>
    </style:style>
    <style:style style:name="P308" style:family="paragraph" style:parent-style-name="Standard" style:list-style-name="L5">
      <style:paragraph-properties fo:text-align="justify" style:justify-single-word="false"/>
      <style:text-properties fo:language="en" fo:country="IN" officeooo:rsid="00477531" officeooo:paragraph-rsid="01909747"/>
    </style:style>
    <style:style style:name="P309" style:family="paragraph" style:parent-style-name="Standard" style:list-style-name="L5">
      <style:paragraph-properties fo:text-align="justify" style:justify-single-word="false"/>
      <style:text-properties fo:language="en" fo:country="IN" officeooo:rsid="00477531" officeooo:paragraph-rsid="0197bea8"/>
    </style:style>
    <style:style style:name="P310" style:family="paragraph" style:parent-style-name="Standard">
      <style:paragraph-properties fo:text-align="justify" style:justify-single-word="false"/>
      <style:text-properties fo:language="en" fo:country="IN" officeooo:rsid="01afe3f3" officeooo:paragraph-rsid="02123557"/>
    </style:style>
    <style:style style:name="P311" style:family="paragraph" style:parent-style-name="Standard">
      <style:paragraph-properties fo:text-align="justify" style:justify-single-word="false"/>
      <style:text-properties fo:language="en" fo:country="IN" officeooo:rsid="01ea7dfe" officeooo:paragraph-rsid="01ea7dfe"/>
    </style:style>
    <style:style style:name="P312" style:family="paragraph" style:parent-style-name="Standard">
      <style:paragraph-properties fo:text-align="justify" style:justify-single-word="false"/>
      <style:text-properties fo:language="en" fo:country="IN" officeooo:rsid="01256e6b" officeooo:paragraph-rsid="0221b7ac"/>
    </style:style>
    <style:style style:name="P313" style:family="paragraph" style:parent-style-name="Standard">
      <style:paragraph-properties fo:text-align="justify" style:justify-single-word="false"/>
      <style:text-properties fo:language="en" fo:country="IN" officeooo:rsid="01256e6b" officeooo:paragraph-rsid="0135ce63"/>
    </style:style>
    <style:style style:name="P314" style:family="paragraph" style:parent-style-name="Standard" style:list-style-name="L6">
      <style:paragraph-properties fo:text-align="justify" style:justify-single-word="false"/>
      <style:text-properties fo:language="en" fo:country="IN" officeooo:rsid="01bebd75" officeooo:paragraph-rsid="0218c802"/>
    </style:style>
    <style:style style:name="P315" style:family="paragraph" style:parent-style-name="Standard" style:list-style-name="L6">
      <style:paragraph-properties fo:text-align="justify" style:justify-single-word="false"/>
      <style:text-properties fo:language="en" fo:country="IN" officeooo:rsid="01392558" officeooo:paragraph-rsid="01642e58"/>
    </style:style>
    <style:style style:name="P316" style:family="paragraph" style:parent-style-name="Standard">
      <style:paragraph-properties fo:text-align="justify" style:justify-single-word="false"/>
      <style:text-properties fo:language="en" fo:country="IN" officeooo:rsid="022852d6" officeooo:paragraph-rsid="022852d6"/>
    </style:style>
    <style:style style:name="P317" style:family="paragraph" style:parent-style-name="Standard">
      <style:paragraph-properties fo:text-align="justify" style:justify-single-word="false"/>
      <style:text-properties fo:language="en" fo:country="IN" officeooo:rsid="004b1a82" officeooo:paragraph-rsid="00b85730"/>
    </style:style>
    <style:style style:name="P318" style:family="paragraph" style:parent-style-name="Standard">
      <style:paragraph-properties fo:text-align="justify" style:justify-single-word="false"/>
      <style:text-properties fo:language="en" fo:country="IN" officeooo:rsid="004b94f3" officeooo:paragraph-rsid="00bf0de0"/>
    </style:style>
    <style:style style:name="P319" style:family="paragraph" style:parent-style-name="Standard">
      <style:paragraph-properties fo:text-align="justify" style:justify-single-word="false"/>
      <style:text-properties fo:language="en" fo:country="IN" officeooo:rsid="004b94f3" officeooo:paragraph-rsid="00bfd3ca"/>
    </style:style>
    <style:style style:name="P320" style:family="paragraph" style:parent-style-name="Standard" style:list-style-name="L3">
      <style:paragraph-properties fo:text-align="justify" style:justify-single-word="false"/>
      <style:text-properties officeooo:rsid="01880727" officeooo:paragraph-rsid="01880727"/>
    </style:style>
    <style:style style:name="P321" style:family="paragraph" style:parent-style-name="Standard" style:list-style-name="L4">
      <style:paragraph-properties fo:margin-left="0cm" fo:margin-right="0cm" fo:text-align="justify" style:justify-single-word="false" fo:text-indent="0cm" style:auto-text-indent="false"/>
      <style:text-properties fo:language="en" fo:country="IN" officeooo:rsid="00de80de" officeooo:paragraph-rsid="0193b2f0"/>
    </style:style>
    <style:style style:name="P322" style:family="paragraph" style:parent-style-name="Standard" style:list-style-name="L4">
      <style:paragraph-properties fo:margin-left="0cm" fo:margin-right="0cm" fo:text-align="justify" style:justify-single-word="false" fo:text-indent="0cm" style:auto-text-indent="false"/>
      <style:text-properties fo:language="en" fo:country="IN" officeooo:rsid="00de80de" officeooo:paragraph-rsid="00ded899"/>
    </style:style>
    <style:style style:name="P323" style:family="paragraph" style:parent-style-name="Standard" style:list-style-name="L4">
      <style:paragraph-properties fo:margin-left="0cm" fo:margin-right="0cm" fo:text-align="justify" style:justify-single-word="false" fo:text-indent="0cm" style:auto-text-indent="false"/>
      <style:text-properties fo:language="en" fo:country="IN" officeooo:rsid="0193b2f0" officeooo:paragraph-rsid="01965635"/>
    </style:style>
    <style:style style:name="P324" style:family="paragraph" style:parent-style-name="Standard" style:list-style-name="L4">
      <style:paragraph-properties fo:margin-left="0cm" fo:margin-right="0cm" fo:text-align="justify" style:justify-single-word="false" fo:text-indent="0cm" style:auto-text-indent="false"/>
      <style:text-properties fo:language="en" fo:country="IN" officeooo:rsid="019709bf" officeooo:paragraph-rsid="01965635"/>
    </style:style>
    <style:style style:name="P325" style:family="paragraph" style:parent-style-name="Standard" style:list-style-name="L4">
      <style:paragraph-properties fo:margin-left="0cm" fo:margin-right="0cm" fo:text-align="justify" style:justify-single-word="false" fo:text-indent="0cm" style:auto-text-indent="false"/>
      <style:text-properties officeooo:paragraph-rsid="01924841"/>
    </style:style>
    <style:style style:name="P326" style:family="paragraph" style:parent-style-name="Standard" style:list-style-name="L4">
      <style:paragraph-properties fo:margin-left="0cm" fo:margin-right="0cm" fo:text-align="justify" style:justify-single-word="false" fo:text-indent="0cm" style:auto-text-indent="false"/>
      <style:text-properties officeooo:paragraph-rsid="020dfc30"/>
    </style:style>
    <style:style style:name="P327" style:family="paragraph" style:parent-style-name="Standard" style:list-style-name="L4">
      <style:paragraph-properties fo:margin-left="0cm" fo:margin-right="0cm" fo:text-align="justify" style:justify-single-word="false" fo:text-indent="0cm" style:auto-text-indent="false"/>
      <style:text-properties officeooo:paragraph-rsid="01965635"/>
    </style:style>
    <style:style style:name="T1" style:family="text">
      <style:text-properties fo:language="en" fo:country="IN"/>
    </style:style>
    <style:style style:name="T2" style:family="text">
      <style:text-properties fo:language="en" fo:country="IN" officeooo:rsid="001d607a"/>
    </style:style>
    <style:style style:name="T3" style:family="text">
      <style:text-properties fo:language="en" fo:country="IN" officeooo:rsid="001f196a"/>
    </style:style>
    <style:style style:name="T4" style:family="text">
      <style:text-properties fo:language="en" fo:country="IN" officeooo:rsid="002093e7"/>
    </style:style>
    <style:style style:name="T5" style:family="text">
      <style:text-properties fo:language="en" fo:country="IN" officeooo:rsid="00225d11"/>
    </style:style>
    <style:style style:name="T6" style:family="text">
      <style:text-properties fo:language="en" fo:country="IN" officeooo:rsid="00211d55"/>
    </style:style>
    <style:style style:name="T7" style:family="text">
      <style:text-properties fo:language="en" fo:country="IN" officeooo:rsid="0023e3a3"/>
    </style:style>
    <style:style style:name="T8" style:family="text">
      <style:text-properties fo:language="en" fo:country="IN" officeooo:rsid="0029efc3"/>
    </style:style>
    <style:style style:name="T9" style:family="text">
      <style:text-properties fo:language="en" fo:country="IN" officeooo:rsid="002d535e"/>
    </style:style>
    <style:style style:name="T10" style:family="text">
      <style:text-properties fo:language="en" fo:country="IN" officeooo:rsid="0036ea95"/>
    </style:style>
    <style:style style:name="T11" style:family="text">
      <style:text-properties fo:language="en" fo:country="IN" officeooo:rsid="003700b4"/>
    </style:style>
    <style:style style:name="T12" style:family="text">
      <style:text-properties fo:language="en" fo:country="IN" officeooo:rsid="0039a47c"/>
    </style:style>
    <style:style style:name="T13" style:family="text">
      <style:text-properties fo:language="en" fo:country="IN" officeooo:rsid="003e2eab"/>
    </style:style>
    <style:style style:name="T14" style:family="text">
      <style:text-properties fo:language="en" fo:country="IN" officeooo:rsid="003ffbca"/>
    </style:style>
    <style:style style:name="T15" style:family="text">
      <style:text-properties fo:language="en" fo:country="IN" officeooo:rsid="00457ec3"/>
    </style:style>
    <style:style style:name="T16" style:family="text">
      <style:text-properties fo:language="en" fo:country="IN" officeooo:rsid="0049ebe9"/>
    </style:style>
    <style:style style:name="T17" style:family="text">
      <style:text-properties fo:language="en" fo:country="IN" officeooo:rsid="004b1a82"/>
    </style:style>
    <style:style style:name="T18" style:family="text">
      <style:text-properties fo:language="en" fo:country="IN" officeooo:rsid="004b94f3"/>
    </style:style>
    <style:style style:name="T19" style:family="text">
      <style:text-properties fo:language="en" fo:country="IN" officeooo:rsid="004d84e4"/>
    </style:style>
    <style:style style:name="T20" style:family="text">
      <style:text-properties fo:language="en" fo:country="IN" officeooo:rsid="004fcc52"/>
    </style:style>
    <style:style style:name="T21" style:family="text">
      <style:text-properties fo:language="en" fo:country="IN" officeooo:rsid="005092cc"/>
    </style:style>
    <style:style style:name="T22" style:family="text">
      <style:text-properties fo:language="en" fo:country="IN" officeooo:rsid="0055d7bb"/>
    </style:style>
    <style:style style:name="T23" style:family="text">
      <style:text-properties fo:language="en" fo:country="IN" officeooo:rsid="00579e7e"/>
    </style:style>
    <style:style style:name="T24" style:family="text">
      <style:text-properties fo:language="en" fo:country="IN" officeooo:rsid="00595e67"/>
    </style:style>
    <style:style style:name="T25" style:family="text">
      <style:text-properties fo:language="en" fo:country="IN" officeooo:rsid="005a9748"/>
    </style:style>
    <style:style style:name="T26" style:family="text">
      <style:text-properties fo:language="en" fo:country="IN" officeooo:rsid="005bd46d"/>
    </style:style>
    <style:style style:name="T27" style:family="text">
      <style:text-properties fo:language="en" fo:country="IN" officeooo:rsid="005e92be"/>
    </style:style>
    <style:style style:name="T28" style:family="text">
      <style:text-properties fo:language="en" fo:country="IN" officeooo:rsid="005f0cf5"/>
    </style:style>
    <style:style style:name="T29" style:family="text">
      <style:text-properties fo:language="en" fo:country="IN" officeooo:rsid="00610920"/>
    </style:style>
    <style:style style:name="T30" style:family="text">
      <style:text-properties fo:language="en" fo:country="IN" officeooo:rsid="0062d169"/>
    </style:style>
    <style:style style:name="T31" style:family="text">
      <style:text-properties fo:language="en" fo:country="IN" officeooo:rsid="0068314d"/>
    </style:style>
    <style:style style:name="T32" style:family="text">
      <style:text-properties fo:language="en" fo:country="IN" officeooo:rsid="006a009e"/>
    </style:style>
    <style:style style:name="T33" style:family="text">
      <style:text-properties fo:language="en" fo:country="IN" officeooo:rsid="006a0e95"/>
    </style:style>
    <style:style style:name="T34" style:family="text">
      <style:text-properties fo:language="en" fo:country="IN" officeooo:rsid="006b028f"/>
    </style:style>
    <style:style style:name="T35" style:family="text">
      <style:text-properties fo:language="en" fo:country="IN" officeooo:rsid="006d687a"/>
    </style:style>
    <style:style style:name="T36" style:family="text">
      <style:text-properties fo:language="en" fo:country="IN" officeooo:rsid="006f673e"/>
    </style:style>
    <style:style style:name="T37" style:family="text">
      <style:text-properties fo:language="en" fo:country="IN" officeooo:rsid="0071abe2"/>
    </style:style>
    <style:style style:name="T38" style:family="text">
      <style:text-properties fo:language="en" fo:country="IN" officeooo:rsid="0074c544"/>
    </style:style>
    <style:style style:name="T39" style:family="text">
      <style:text-properties fo:language="en" fo:country="IN" officeooo:rsid="0075aee4"/>
    </style:style>
    <style:style style:name="T40" style:family="text">
      <style:text-properties fo:language="en" fo:country="IN" officeooo:rsid="0077a1fb"/>
    </style:style>
    <style:style style:name="T41" style:family="text">
      <style:text-properties fo:language="en" fo:country="IN" officeooo:rsid="00781596"/>
    </style:style>
    <style:style style:name="T42" style:family="text">
      <style:text-properties fo:language="en" fo:country="IN" officeooo:rsid="0079ec28"/>
    </style:style>
    <style:style style:name="T43" style:family="text">
      <style:text-properties fo:language="en" fo:country="IN" officeooo:rsid="007ab24f"/>
    </style:style>
    <style:style style:name="T44" style:family="text">
      <style:text-properties fo:language="en" fo:country="IN" officeooo:rsid="007b390d"/>
    </style:style>
    <style:style style:name="T45" style:family="text">
      <style:text-properties fo:language="en" fo:country="IN" officeooo:rsid="007d26e2"/>
    </style:style>
    <style:style style:name="T46" style:family="text">
      <style:text-properties fo:language="en" fo:country="IN" officeooo:rsid="007debd2"/>
    </style:style>
    <style:style style:name="T47" style:family="text">
      <style:text-properties fo:language="en" fo:country="IN" officeooo:rsid="007ed519"/>
    </style:style>
    <style:style style:name="T48" style:family="text">
      <style:text-properties fo:language="en" fo:country="IN" officeooo:rsid="00803701"/>
    </style:style>
    <style:style style:name="T49" style:family="text">
      <style:text-properties fo:language="en" fo:country="IN" officeooo:rsid="00822aa6"/>
    </style:style>
    <style:style style:name="T50" style:family="text">
      <style:text-properties fo:language="en" fo:country="IN" officeooo:rsid="00836650"/>
    </style:style>
    <style:style style:name="T51" style:family="text">
      <style:text-properties fo:language="en" fo:country="IN" fo:font-weight="bold" style:font-weight-asian="bold" style:font-weight-complex="bold"/>
    </style:style>
    <style:style style:name="T52" style:family="text">
      <style:text-properties fo:language="en" fo:country="IN" fo:font-weight="bold" officeooo:rsid="00836650" style:font-weight-asian="bold" style:font-weight-complex="bold"/>
    </style:style>
    <style:style style:name="T53" style:family="text">
      <style:text-properties fo:language="en" fo:country="IN" officeooo:rsid="00994c76"/>
    </style:style>
    <style:style style:name="T54" style:family="text">
      <style:text-properties fo:language="en" fo:country="IN" officeooo:rsid="009acf2b"/>
    </style:style>
    <style:style style:name="T55" style:family="text">
      <style:text-properties fo:language="en" fo:country="IN" officeooo:rsid="009b3db6"/>
    </style:style>
    <style:style style:name="T56" style:family="text">
      <style:text-properties fo:language="en" fo:country="IN" officeooo:rsid="009cffda"/>
    </style:style>
    <style:style style:name="T57" style:family="text">
      <style:text-properties fo:language="en" fo:country="IN" officeooo:rsid="009ef316"/>
    </style:style>
    <style:style style:name="T58" style:family="text">
      <style:text-properties fo:language="en" fo:country="IN" officeooo:rsid="009f8c4d"/>
    </style:style>
    <style:style style:name="T59" style:family="text">
      <style:text-properties fo:language="en" fo:country="IN" officeooo:rsid="00a1eae8"/>
    </style:style>
    <style:style style:name="T60" style:family="text">
      <style:text-properties fo:language="en" fo:country="IN" officeooo:rsid="00acac4b"/>
    </style:style>
    <style:style style:name="T61" style:family="text">
      <style:text-properties fo:language="en" fo:country="IN" officeooo:rsid="00afd559"/>
    </style:style>
    <style:style style:name="T62" style:family="text">
      <style:text-properties fo:language="en" fo:country="IN" officeooo:rsid="00b05d9c"/>
    </style:style>
    <style:style style:name="T63" style:family="text">
      <style:text-properties fo:language="en" fo:country="IN" officeooo:rsid="00b24889"/>
    </style:style>
    <style:style style:name="T64" style:family="text">
      <style:text-properties fo:language="en" fo:country="IN" officeooo:rsid="00b33d5e"/>
    </style:style>
    <style:style style:name="T65" style:family="text">
      <style:text-properties fo:language="en" fo:country="IN" officeooo:rsid="00b3ee2a"/>
    </style:style>
    <style:style style:name="T66" style:family="text">
      <style:text-properties fo:language="en" fo:country="IN" officeooo:rsid="00b4ca4b"/>
    </style:style>
    <style:style style:name="T67" style:family="text">
      <style:text-properties fo:language="en" fo:country="IN" officeooo:rsid="00b85730"/>
    </style:style>
    <style:style style:name="T68" style:family="text">
      <style:text-properties fo:language="en" fo:country="IN" officeooo:rsid="00ba80f7"/>
    </style:style>
    <style:style style:name="T69" style:family="text">
      <style:text-properties fo:language="en" fo:country="IN" officeooo:rsid="00bc6563"/>
    </style:style>
    <style:style style:name="T70" style:family="text">
      <style:text-properties fo:language="en" fo:country="IN" officeooo:rsid="00bcae20"/>
    </style:style>
    <style:style style:name="T71" style:family="text">
      <style:text-properties fo:language="en" fo:country="IN" officeooo:rsid="00bdabdd"/>
    </style:style>
    <style:style style:name="T72" style:family="text">
      <style:text-properties fo:language="en" fo:country="IN" officeooo:rsid="00bfd3ca"/>
    </style:style>
    <style:style style:name="T73" style:family="text">
      <style:text-properties fo:language="en" fo:country="IN" officeooo:rsid="00bfedd9"/>
    </style:style>
    <style:style style:name="T74" style:family="text">
      <style:text-properties fo:language="en" fo:country="IN" officeooo:rsid="00c1d9e6"/>
    </style:style>
    <style:style style:name="T75" style:family="text">
      <style:text-properties fo:language="en" fo:country="IN" officeooo:rsid="00c22ff4"/>
    </style:style>
    <style:style style:name="T76" style:family="text">
      <style:text-properties fo:language="en" fo:country="IN" officeooo:rsid="00bf0de0"/>
    </style:style>
    <style:style style:name="T77" style:family="text">
      <style:text-properties fo:language="en" fo:country="IN" officeooo:rsid="00c35713"/>
    </style:style>
    <style:style style:name="T78" style:family="text">
      <style:text-properties fo:language="en" fo:country="IN" officeooo:rsid="00c524ac"/>
    </style:style>
    <style:style style:name="T79" style:family="text">
      <style:text-properties fo:language="en" fo:country="IN" officeooo:rsid="00c66fa7"/>
    </style:style>
    <style:style style:name="T80" style:family="text">
      <style:text-properties fo:language="en" fo:country="IN" officeooo:rsid="00c6b0b1"/>
    </style:style>
    <style:style style:name="T81" style:family="text">
      <style:text-properties fo:language="en" fo:country="IN" officeooo:rsid="00c81fcf"/>
    </style:style>
    <style:style style:name="T82" style:family="text">
      <style:text-properties fo:language="en" fo:country="IN" officeooo:rsid="00c8fc6a"/>
    </style:style>
    <style:style style:name="T83" style:family="text">
      <style:text-properties fo:language="en" fo:country="IN" officeooo:rsid="00ca141c"/>
    </style:style>
    <style:style style:name="T84" style:family="text">
      <style:text-properties fo:language="en" fo:country="IN" officeooo:rsid="00cb477b"/>
    </style:style>
    <style:style style:name="T85" style:family="text">
      <style:text-properties fo:language="en" fo:country="IN" officeooo:rsid="00cd3ccc"/>
    </style:style>
    <style:style style:name="T86" style:family="text">
      <style:text-properties fo:language="en" fo:country="IN" officeooo:rsid="00cd7c68"/>
    </style:style>
    <style:style style:name="T87" style:family="text">
      <style:text-properties fo:language="en" fo:country="IN" officeooo:rsid="00cf768b"/>
    </style:style>
    <style:style style:name="T88" style:family="text">
      <style:text-properties fo:language="en" fo:country="IN" officeooo:rsid="00cfcff1"/>
    </style:style>
    <style:style style:name="T89" style:family="text">
      <style:text-properties fo:language="en" fo:country="IN" officeooo:rsid="00d066a4"/>
    </style:style>
    <style:style style:name="T90" style:family="text">
      <style:text-properties fo:language="en" fo:country="IN" officeooo:rsid="00d1c62c"/>
    </style:style>
    <style:style style:name="T91" style:family="text">
      <style:text-properties fo:language="en" fo:country="IN" officeooo:rsid="00d30162"/>
    </style:style>
    <style:style style:name="T92" style:family="text">
      <style:text-properties fo:language="en" fo:country="IN" officeooo:rsid="00d5525f"/>
    </style:style>
    <style:style style:name="T93" style:family="text">
      <style:text-properties fo:language="en" fo:country="IN" officeooo:rsid="00d6c404"/>
    </style:style>
    <style:style style:name="T94" style:family="text">
      <style:text-properties fo:language="en" fo:country="IN" officeooo:rsid="00d6f769"/>
    </style:style>
    <style:style style:name="T95" style:family="text">
      <style:text-properties fo:language="en" fo:country="IN" officeooo:rsid="00d7f3f6"/>
    </style:style>
    <style:style style:name="T96" style:family="text">
      <style:text-properties fo:language="en" fo:country="IN" officeooo:rsid="00db435b"/>
    </style:style>
    <style:style style:name="T97" style:family="text">
      <style:text-properties fo:language="en" fo:country="IN" officeooo:rsid="00dbda0b"/>
    </style:style>
    <style:style style:name="T98" style:family="text">
      <style:text-properties fo:language="en" fo:country="IN" officeooo:rsid="00ddd7ab"/>
    </style:style>
    <style:style style:name="T99" style:family="text">
      <style:text-properties fo:language="en" fo:country="IN" officeooo:rsid="00419184"/>
    </style:style>
    <style:style style:name="T100" style:family="text">
      <style:text-properties fo:language="en" fo:country="IN" officeooo:rsid="00de80de"/>
    </style:style>
    <style:style style:name="T101" style:family="text">
      <style:text-properties fo:language="en" fo:country="IN" officeooo:rsid="00e1e3c6"/>
    </style:style>
    <style:style style:name="T102" style:family="text">
      <style:text-properties fo:language="en" fo:country="IN" officeooo:rsid="00e2dfc5"/>
    </style:style>
    <style:style style:name="T103" style:family="text">
      <style:text-properties fo:language="en" fo:country="IN" officeooo:rsid="00f07db0"/>
    </style:style>
    <style:style style:name="T104" style:family="text">
      <style:text-properties fo:language="en" fo:country="IN" officeooo:rsid="00f0a41f"/>
    </style:style>
    <style:style style:name="T105" style:family="text">
      <style:text-properties fo:language="en" fo:country="IN" officeooo:rsid="00f2a18d"/>
    </style:style>
    <style:style style:name="T106" style:family="text">
      <style:text-properties fo:language="en" fo:country="IN" officeooo:rsid="00f44e73"/>
    </style:style>
    <style:style style:name="T107" style:family="text">
      <style:text-properties fo:language="en" fo:country="IN" officeooo:rsid="00f5d414"/>
    </style:style>
    <style:style style:name="T108" style:family="text">
      <style:text-properties fo:language="en" fo:country="IN" officeooo:rsid="00f957dd"/>
    </style:style>
    <style:style style:name="T109" style:family="text">
      <style:text-properties fo:language="en" fo:country="IN" officeooo:rsid="0100edf0"/>
    </style:style>
    <style:style style:name="T110" style:family="text">
      <style:text-properties fo:language="en" fo:country="IN" officeooo:rsid="0101eca1"/>
    </style:style>
    <style:style style:name="T111" style:family="text">
      <style:text-properties fo:language="en" fo:country="IN" officeooo:rsid="0103c7de"/>
    </style:style>
    <style:style style:name="T112" style:family="text">
      <style:text-properties fo:language="en" fo:country="IN" officeooo:rsid="0110a1c5"/>
    </style:style>
    <style:style style:name="T113" style:family="text">
      <style:text-properties fo:language="en" fo:country="IN" officeooo:rsid="01112d4c"/>
    </style:style>
    <style:style style:name="T114" style:family="text">
      <style:text-properties fo:language="en" fo:country="IN" officeooo:rsid="0112c5ab"/>
    </style:style>
    <style:style style:name="T115" style:family="text">
      <style:text-properties fo:language="en" fo:country="IN" officeooo:rsid="011301ce"/>
    </style:style>
    <style:style style:name="T116" style:family="text">
      <style:text-properties fo:language="en" fo:country="IN" officeooo:rsid="0114c0e5"/>
    </style:style>
    <style:style style:name="T117" style:family="text">
      <style:text-properties fo:language="en" fo:country="IN" officeooo:rsid="0115edee"/>
    </style:style>
    <style:style style:name="T118" style:family="text">
      <style:text-properties fo:language="en" fo:country="IN" officeooo:rsid="0117fe15"/>
    </style:style>
    <style:style style:name="T119" style:family="text">
      <style:text-properties fo:language="en" fo:country="IN" officeooo:rsid="011bc6b0"/>
    </style:style>
    <style:style style:name="T120" style:family="text">
      <style:text-properties fo:language="en" fo:country="IN" officeooo:rsid="011ccfc8"/>
    </style:style>
    <style:style style:name="T121" style:family="text">
      <style:text-properties fo:language="en" fo:country="IN" officeooo:rsid="011dd8d8"/>
    </style:style>
    <style:style style:name="T122" style:family="text">
      <style:text-properties fo:language="en" fo:country="IN" officeooo:rsid="01216786"/>
    </style:style>
    <style:style style:name="T123" style:family="text">
      <style:text-properties fo:language="en" fo:country="IN" officeooo:rsid="0121e180"/>
    </style:style>
    <style:style style:name="T124" style:family="text">
      <style:text-properties fo:language="en" fo:country="IN" officeooo:rsid="0123de58"/>
    </style:style>
    <style:style style:name="T125" style:family="text">
      <style:text-properties fo:language="en" fo:country="IN" officeooo:rsid="0124395d"/>
    </style:style>
    <style:style style:name="T126" style:family="text">
      <style:text-properties fo:language="en" fo:country="IN" officeooo:rsid="01256e6b"/>
    </style:style>
    <style:style style:name="T127" style:family="text">
      <style:text-properties fo:language="en" fo:country="IN" officeooo:rsid="012f4c94"/>
    </style:style>
    <style:style style:name="T128" style:family="text">
      <style:text-properties fo:language="en" fo:country="IN" officeooo:rsid="01311029"/>
    </style:style>
    <style:style style:name="T129" style:family="text">
      <style:text-properties fo:language="en" fo:country="IN" officeooo:rsid="013168e5"/>
    </style:style>
    <style:style style:name="T130" style:family="text">
      <style:text-properties fo:language="en" fo:country="IN" officeooo:rsid="01321461"/>
    </style:style>
    <style:style style:name="T131" style:family="text">
      <style:text-properties fo:language="en" fo:country="IN" fo:font-style="normal" fo:font-weight="normal" officeooo:rsid="0133ab82" style:font-style-asian="normal" style:font-weight-asian="normal" style:font-style-complex="normal" style:font-weight-complex="normal"/>
    </style:style>
    <style:style style:name="T132" style:family="text">
      <style:text-properties fo:language="en" fo:country="IN" officeooo:rsid="01356dc8"/>
    </style:style>
    <style:style style:name="T133" style:family="text">
      <style:text-properties fo:language="en" fo:country="IN" officeooo:rsid="0135ce63"/>
    </style:style>
    <style:style style:name="T134" style:family="text">
      <style:text-properties fo:language="en" fo:country="IN" officeooo:rsid="01377c40"/>
    </style:style>
    <style:style style:name="T135" style:family="text">
      <style:text-properties fo:language="en" fo:country="IN" officeooo:rsid="01445aca"/>
    </style:style>
    <style:style style:name="T136" style:family="text">
      <style:text-properties fo:language="en" fo:country="IN" officeooo:rsid="0145f48d"/>
    </style:style>
    <style:style style:name="T137" style:family="text">
      <style:text-properties fo:language="en" fo:country="IN" officeooo:rsid="0149e477"/>
    </style:style>
    <style:style style:name="T138" style:family="text">
      <style:text-properties fo:language="en" fo:country="IN" officeooo:rsid="014d28cf"/>
    </style:style>
    <style:style style:name="T139" style:family="text">
      <style:text-properties fo:language="en" fo:country="IN" officeooo:rsid="014f07a2"/>
    </style:style>
    <style:style style:name="T140" style:family="text">
      <style:text-properties fo:language="en" fo:country="IN" officeooo:rsid="014f5fb8"/>
    </style:style>
    <style:style style:name="T141" style:family="text">
      <style:text-properties fo:language="en" fo:country="IN" officeooo:rsid="01512b97"/>
    </style:style>
    <style:style style:name="T142" style:family="text">
      <style:text-properties fo:language="en" fo:country="IN" officeooo:rsid="01524d5b"/>
    </style:style>
    <style:style style:name="T143" style:family="text">
      <style:text-properties fo:language="en" fo:country="IN" officeooo:rsid="01544d22"/>
    </style:style>
    <style:style style:name="T144" style:family="text">
      <style:text-properties fo:language="en" fo:country="IN" fo:font-style="italic" fo:font-weight="normal" officeooo:rsid="01321461" style:font-style-asian="italic" style:font-weight-asian="normal" style:font-style-complex="italic" style:font-weight-complex="normal"/>
    </style:style>
    <style:style style:name="T145" style:family="text">
      <style:text-properties fo:language="en" fo:country="IN" fo:font-style="italic" fo:font-weight="normal" officeooo:rsid="013456d4" style:font-style-asian="italic" style:font-weight-asian="normal" style:font-style-complex="italic" style:font-weight-complex="normal"/>
    </style:style>
    <style:style style:name="T146" style:family="text">
      <style:text-properties fo:language="en" fo:country="IN" fo:font-style="italic" fo:font-weight="normal" officeooo:rsid="0155a7ac" style:font-style-asian="italic" style:font-weight-asian="normal" style:font-style-complex="italic" style:font-weight-complex="normal"/>
    </style:style>
    <style:style style:name="T147" style:family="text">
      <style:text-properties fo:language="en" fo:country="IN" fo:font-style="italic" fo:font-weight="normal" officeooo:rsid="0216bc13" style:font-style-asian="italic" style:font-weight-asian="normal" style:font-style-complex="italic" style:font-weight-complex="normal"/>
    </style:style>
    <style:style style:name="T148" style:family="text">
      <style:text-properties fo:language="en" fo:country="IN" officeooo:rsid="0155f873"/>
    </style:style>
    <style:style style:name="T149" style:family="text">
      <style:text-properties fo:language="en" fo:country="IN" officeooo:rsid="016306f5"/>
    </style:style>
    <style:style style:name="T150" style:family="text">
      <style:text-properties fo:language="en" fo:country="IN" officeooo:rsid="016c1d2d"/>
    </style:style>
    <style:style style:name="T151" style:family="text">
      <style:text-properties fo:language="en" fo:country="IN" officeooo:rsid="016dcc9f"/>
    </style:style>
    <style:style style:name="T152" style:family="text">
      <style:text-properties fo:language="en" fo:country="IN" officeooo:rsid="016fdb63"/>
    </style:style>
    <style:style style:name="T153" style:family="text">
      <style:text-properties fo:language="en" fo:country="IN" officeooo:rsid="0176c51d"/>
    </style:style>
    <style:style style:name="T154" style:family="text">
      <style:text-properties fo:language="en" fo:country="IN" officeooo:rsid="010c2237"/>
    </style:style>
    <style:style style:name="T155" style:family="text">
      <style:text-properties fo:language="en" fo:country="IN" officeooo:rsid="0177aee7"/>
    </style:style>
    <style:style style:name="T156" style:family="text">
      <style:text-properties fo:language="en" fo:country="IN" officeooo:rsid="017cd15c"/>
    </style:style>
    <style:style style:name="T157" style:family="text">
      <style:text-properties fo:language="en" fo:country="IN" officeooo:rsid="01416588"/>
    </style:style>
    <style:style style:name="T158" style:family="text">
      <style:text-properties fo:language="en" fo:country="IN" officeooo:rsid="017d3a3f"/>
    </style:style>
    <style:style style:name="T159" style:family="text">
      <style:text-properties fo:language="en" fo:country="IN" officeooo:rsid="017f247e"/>
    </style:style>
    <style:style style:name="T160" style:family="text">
      <style:text-properties fo:language="en" fo:country="IN" officeooo:rsid="018050f5"/>
    </style:style>
    <style:style style:name="T161" style:family="text">
      <style:text-properties fo:language="en" fo:country="IN" officeooo:rsid="01816780"/>
    </style:style>
    <style:style style:name="T162" style:family="text">
      <style:text-properties fo:language="en" fo:country="IN" officeooo:rsid="018340e2"/>
    </style:style>
    <style:style style:name="T163" style:family="text">
      <style:text-properties fo:language="en" fo:country="IN" officeooo:rsid="0184ec7b"/>
    </style:style>
    <style:style style:name="T164" style:family="text">
      <style:text-properties fo:language="en" fo:country="IN" officeooo:rsid="0186ec2d"/>
    </style:style>
    <style:style style:name="T165" style:family="text">
      <style:text-properties fo:language="en" fo:country="IN" officeooo:rsid="0186f1c0"/>
    </style:style>
    <style:style style:name="T166" style:family="text">
      <style:text-properties fo:language="en" fo:country="IN" officeooo:rsid="0187477f"/>
    </style:style>
    <style:style style:name="T167" style:family="text">
      <style:text-properties fo:language="en" fo:country="IN" officeooo:rsid="01880727"/>
    </style:style>
    <style:style style:name="T168" style:family="text">
      <style:text-properties fo:language="en" fo:country="IN" officeooo:rsid="0188f026"/>
    </style:style>
    <style:style style:name="T169" style:family="text">
      <style:text-properties fo:language="en" fo:country="IN" officeooo:rsid="018af2c4"/>
    </style:style>
    <style:style style:name="T170" style:family="text">
      <style:text-properties fo:language="en" fo:country="IN" officeooo:rsid="018b95c4"/>
    </style:style>
    <style:style style:name="T171" style:family="text">
      <style:text-properties fo:language="en" fo:country="IN" officeooo:rsid="018d6adf"/>
    </style:style>
    <style:style style:name="T172" style:family="text">
      <style:text-properties fo:language="en" fo:country="IN" officeooo:rsid="018ea132"/>
    </style:style>
    <style:style style:name="T173" style:family="text">
      <style:text-properties fo:language="en" fo:country="IN" officeooo:rsid="019303fd"/>
    </style:style>
    <style:style style:name="T174" style:family="text">
      <style:text-properties fo:language="en" fo:country="IN" officeooo:rsid="0193b2f0"/>
    </style:style>
    <style:style style:name="T175" style:family="text">
      <style:text-properties fo:language="en" fo:country="IN" officeooo:rsid="0194a66d"/>
    </style:style>
    <style:style style:name="T176" style:family="text">
      <style:text-properties fo:language="en" fo:country="IN" officeooo:rsid="019709bf"/>
    </style:style>
    <style:style style:name="T177" style:family="text">
      <style:text-properties fo:language="en" fo:country="IN" officeooo:rsid="019952ce"/>
    </style:style>
    <style:style style:name="T178" style:family="text">
      <style:text-properties fo:language="en" fo:country="IN" officeooo:rsid="019a0ec9"/>
    </style:style>
    <style:style style:name="T179" style:family="text">
      <style:text-properties fo:language="en" fo:country="IN" officeooo:rsid="005b2304"/>
    </style:style>
    <style:style style:name="T180" style:family="text">
      <style:text-properties fo:language="en" fo:country="IN" officeooo:rsid="019e2949"/>
    </style:style>
    <style:style style:name="T181" style:family="text">
      <style:text-properties fo:language="en" fo:country="IN" officeooo:rsid="019e95df"/>
    </style:style>
    <style:style style:name="T182" style:family="text">
      <style:text-properties fo:language="en" fo:country="IN" officeooo:rsid="019fe80e"/>
    </style:style>
    <style:style style:name="T183" style:family="text">
      <style:text-properties fo:language="en" fo:country="IN" officeooo:rsid="01a099b3"/>
    </style:style>
    <style:style style:name="T184" style:family="text">
      <style:text-properties fo:language="en" fo:country="IN" officeooo:rsid="01a0c276"/>
    </style:style>
    <style:style style:name="T185" style:family="text">
      <style:text-properties fo:language="en" fo:country="IN" officeooo:rsid="01a367b2"/>
    </style:style>
    <style:style style:name="T186" style:family="text">
      <style:text-properties fo:language="en" fo:country="IN" officeooo:rsid="01a4df71"/>
    </style:style>
    <style:style style:name="T187" style:family="text">
      <style:text-properties fo:language="en" fo:country="IN" officeooo:rsid="01a60818"/>
    </style:style>
    <style:style style:name="T188" style:family="text">
      <style:text-properties fo:language="en" fo:country="IN" officeooo:rsid="01afe3f3"/>
    </style:style>
    <style:style style:name="T189" style:family="text">
      <style:text-properties fo:language="en" fo:country="IN" officeooo:rsid="01b41eba"/>
    </style:style>
    <style:style style:name="T190" style:family="text">
      <style:text-properties fo:language="en" fo:country="IN" officeooo:rsid="01b64628"/>
    </style:style>
    <style:style style:name="T191" style:family="text">
      <style:text-properties fo:language="en" fo:country="IN" officeooo:rsid="01b67d3a"/>
    </style:style>
    <style:style style:name="T192" style:family="text">
      <style:text-properties fo:language="en" fo:country="IN" officeooo:rsid="01b68f86"/>
    </style:style>
    <style:style style:name="T193" style:family="text">
      <style:text-properties fo:language="en" fo:country="IN" officeooo:rsid="01b7b86a"/>
    </style:style>
    <style:style style:name="T194" style:family="text">
      <style:text-properties fo:language="en" fo:country="IN" officeooo:rsid="01b91c52"/>
    </style:style>
    <style:style style:name="T195" style:family="text">
      <style:text-properties fo:language="en" fo:country="IN" officeooo:rsid="01baf942"/>
    </style:style>
    <style:style style:name="T196" style:family="text">
      <style:text-properties fo:language="en" fo:country="IN" officeooo:rsid="01bcf6d9"/>
    </style:style>
    <style:style style:name="T197" style:family="text">
      <style:text-properties fo:language="en" fo:country="IN" officeooo:rsid="01bcf982"/>
    </style:style>
    <style:style style:name="T198" style:family="text">
      <style:text-properties fo:language="en" fo:country="IN" officeooo:rsid="01bdcb59"/>
    </style:style>
    <style:style style:name="T199" style:family="text">
      <style:text-properties fo:language="en" fo:country="IN" officeooo:rsid="01bebd75"/>
    </style:style>
    <style:style style:name="T200" style:family="text">
      <style:text-properties fo:language="en" fo:country="IN" officeooo:rsid="01c1c533"/>
    </style:style>
    <style:style style:name="T201" style:family="text">
      <style:text-properties fo:language="en" fo:country="IN" officeooo:rsid="0167a6ad"/>
    </style:style>
    <style:style style:name="T202" style:family="text">
      <style:text-properties fo:language="en" fo:country="IN" officeooo:rsid="01c2672e"/>
    </style:style>
    <style:style style:name="T203" style:family="text">
      <style:text-properties fo:language="en" fo:country="IN" officeooo:rsid="01c39c08"/>
    </style:style>
    <style:style style:name="T204" style:family="text">
      <style:text-properties fo:language="en" fo:country="IN" officeooo:rsid="01d1895b"/>
    </style:style>
    <style:style style:name="T205" style:family="text">
      <style:text-properties fo:language="en" fo:country="IN" officeooo:rsid="013d938c" fo:background-color="#ffff00" loext:char-shading-value="0"/>
    </style:style>
    <style:style style:name="T206" style:family="text">
      <style:text-properties fo:language="en" fo:country="IN" officeooo:rsid="013c2172" fo:background-color="transparent" loext:char-shading-value="0"/>
    </style:style>
    <style:style style:name="T207" style:family="text">
      <style:text-properties fo:language="en" fo:country="IN" officeooo:rsid="01d80e66" fo:background-color="transparent" loext:char-shading-value="0"/>
    </style:style>
    <style:style style:name="T208" style:family="text">
      <style:text-properties fo:language="en" fo:country="IN" officeooo:rsid="01d944bd" fo:background-color="transparent" loext:char-shading-value="0"/>
    </style:style>
    <style:style style:name="T209" style:family="text">
      <style:text-properties fo:language="en" fo:country="IN" officeooo:rsid="013d938c" fo:background-color="transparent" loext:char-shading-value="0"/>
    </style:style>
    <style:style style:name="T210" style:family="text">
      <style:text-properties fo:language="en" fo:country="IN" officeooo:rsid="01dee5ea" fo:background-color="transparent" loext:char-shading-value="0"/>
    </style:style>
    <style:style style:name="T211" style:family="text">
      <style:text-properties fo:language="en" fo:country="IN" officeooo:rsid="01dfc6dd" fo:background-color="transparent" loext:char-shading-value="0"/>
    </style:style>
    <style:style style:name="T212" style:family="text">
      <style:text-properties fo:language="en" fo:country="IN" officeooo:rsid="01e023a6" fo:background-color="transparent" loext:char-shading-value="0"/>
    </style:style>
    <style:style style:name="T213" style:family="text">
      <style:text-properties fo:language="en" fo:country="IN" officeooo:rsid="01e17608" fo:background-color="transparent" loext:char-shading-value="0"/>
    </style:style>
    <style:style style:name="T214" style:family="text">
      <style:text-properties fo:language="en" fo:country="IN" officeooo:rsid="01e210ae" fo:background-color="transparent" loext:char-shading-value="0"/>
    </style:style>
    <style:style style:name="T215" style:family="text">
      <style:text-properties fo:language="en" fo:country="IN" officeooo:rsid="01e352ec" fo:background-color="transparent" loext:char-shading-value="0"/>
    </style:style>
    <style:style style:name="T216" style:family="text">
      <style:text-properties fo:language="en" fo:country="IN" officeooo:rsid="013f6a8a" fo:background-color="transparent" loext:char-shading-value="0"/>
    </style:style>
    <style:style style:name="T217" style:family="text">
      <style:text-properties fo:language="en" fo:country="IN" officeooo:rsid="01e5e0d9" fo:background-color="transparent" loext:char-shading-value="0"/>
    </style:style>
    <style:style style:name="T218" style:family="text">
      <style:text-properties fo:language="en" fo:country="IN" officeooo:rsid="01e72cd5" fo:background-color="transparent" loext:char-shading-value="0"/>
    </style:style>
    <style:style style:name="T219" style:family="text">
      <style:text-properties fo:language="en" fo:country="IN" officeooo:rsid="0123de58" fo:background-color="transparent" loext:char-shading-value="0"/>
    </style:style>
    <style:style style:name="T220" style:family="text">
      <style:text-properties fo:language="en" fo:country="IN" officeooo:rsid="01d1895b" fo:background-color="transparent" loext:char-shading-value="0"/>
    </style:style>
    <style:style style:name="T221" style:family="text">
      <style:text-properties fo:language="en" fo:country="IN" officeooo:rsid="0221374c" fo:background-color="transparent" loext:char-shading-value="0"/>
    </style:style>
    <style:style style:name="T222" style:family="text">
      <style:text-properties fo:language="en" fo:country="IN" officeooo:rsid="011ccfc8" fo:background-color="transparent" loext:char-shading-value="0"/>
    </style:style>
    <style:style style:name="T223" style:family="text">
      <style:text-properties fo:language="en" fo:country="IN" officeooo:rsid="01d26d31" fo:background-color="transparent" loext:char-shading-value="0"/>
    </style:style>
    <style:style style:name="T224" style:family="text">
      <style:text-properties fo:language="en" fo:country="IN" officeooo:rsid="02216353" fo:background-color="transparent" loext:char-shading-value="0"/>
    </style:style>
    <style:style style:name="T225" style:family="text">
      <style:text-properties fo:language="en" fo:country="IN" officeooo:rsid="01d944bd"/>
    </style:style>
    <style:style style:name="T226" style:family="text">
      <style:text-properties fo:language="en" fo:country="IN" officeooo:rsid="01ea7dfe"/>
    </style:style>
    <style:style style:name="T227" style:family="text">
      <style:text-properties fo:language="en" fo:country="IN" officeooo:rsid="01eb0c23"/>
    </style:style>
    <style:style style:name="T228" style:family="text">
      <style:text-properties fo:language="en" fo:country="IN" officeooo:rsid="01ece2af"/>
    </style:style>
    <style:style style:name="T229" style:family="text">
      <style:text-properties fo:language="en" fo:country="IN" officeooo:rsid="020dfc30"/>
    </style:style>
    <style:style style:name="T230" style:family="text">
      <style:text-properties fo:language="en" fo:country="IN" officeooo:rsid="020e66fa"/>
    </style:style>
    <style:style style:name="T231" style:family="text">
      <style:text-properties fo:language="en" fo:country="IN" officeooo:rsid="020f87e9"/>
    </style:style>
    <style:style style:name="T232" style:family="text">
      <style:text-properties fo:language="en" fo:country="IN" officeooo:rsid="02107ef6"/>
    </style:style>
    <style:style style:name="T233" style:family="text">
      <style:text-properties fo:language="en" fo:country="IN" officeooo:rsid="02123557"/>
    </style:style>
    <style:style style:name="T234" style:family="text">
      <style:text-properties fo:language="en" fo:country="IN" officeooo:rsid="0213f538"/>
    </style:style>
    <style:style style:name="T235" style:family="text">
      <style:text-properties fo:language="en" fo:country="IN" officeooo:rsid="0214fcad"/>
    </style:style>
    <style:style style:name="T236" style:family="text">
      <style:text-properties fo:language="en" fo:country="IN" officeooo:rsid="0216bc13"/>
    </style:style>
    <style:style style:name="T237" style:family="text">
      <style:text-properties fo:language="en" fo:country="IN" officeooo:rsid="0217f154"/>
    </style:style>
    <style:style style:name="T238" style:family="text">
      <style:text-properties fo:language="en" fo:country="IN" officeooo:rsid="0218c802"/>
    </style:style>
    <style:style style:name="T239" style:family="text">
      <style:text-properties fo:language="en" fo:country="IN" officeooo:rsid="021a533a"/>
    </style:style>
    <style:style style:name="T240" style:family="text">
      <style:text-properties fo:language="en" fo:country="IN" officeooo:rsid="021bae06"/>
    </style:style>
    <style:style style:name="T241" style:family="text">
      <style:text-properties fo:language="en" fo:country="IN" officeooo:rsid="021d4b63"/>
    </style:style>
    <style:style style:name="T242" style:family="text">
      <style:text-properties fo:language="en" fo:country="IN" officeooo:rsid="021e2b98"/>
    </style:style>
    <style:style style:name="T243" style:family="text">
      <style:text-properties fo:language="en" fo:country="IN" officeooo:rsid="021f60d5"/>
    </style:style>
    <style:style style:name="T244" style:family="text">
      <style:text-properties fo:language="en" fo:country="IN" officeooo:rsid="02206b0a"/>
    </style:style>
    <style:style style:name="T245" style:family="text">
      <style:text-properties fo:language="en" fo:country="IN" officeooo:rsid="02216353"/>
    </style:style>
    <style:style style:name="T246" style:family="text">
      <style:text-properties fo:language="en" fo:country="IN" officeooo:rsid="0221b7ac"/>
    </style:style>
    <style:style style:name="T247" style:family="text">
      <style:text-properties fo:language="en" fo:country="IN" officeooo:rsid="02234d31"/>
    </style:style>
    <style:style style:name="T248" style:family="text">
      <style:text-properties fo:language="en" fo:country="IN" officeooo:rsid="02253460"/>
    </style:style>
    <style:style style:name="T249" style:family="text">
      <style:text-properties fo:language="en" fo:country="IN" officeooo:rsid="02265c53"/>
    </style:style>
    <style:style style:name="T250" style:family="text">
      <style:text-properties fo:language="en" fo:country="IN" officeooo:rsid="022852d6"/>
    </style:style>
    <style:style style:name="T251" style:family="text">
      <style:text-properties fo:language="en" fo:country="IN" officeooo:rsid="022874a7"/>
    </style:style>
    <style:style style:name="T252" style:family="text">
      <style:text-properties fo:language="en" fo:country="IN" officeooo:rsid="0228a524"/>
    </style:style>
    <style:style style:name="T253" style:family="text">
      <style:text-properties fo:language="en" fo:country="IN" officeooo:rsid="022a5c23"/>
    </style:style>
    <style:style style:name="T254" style:family="text">
      <style:text-properties fo:language="en" fo:country="IN" officeooo:rsid="022b197a"/>
    </style:style>
    <style:style style:name="T255" style:family="text">
      <style:text-properties fo:language="en" fo:country="IN" officeooo:rsid="02352bc5"/>
    </style:style>
    <style:style style:name="T256" style:family="text">
      <style:text-properties fo:language="en" fo:country="IN" officeooo:rsid="0235eac9"/>
    </style:style>
    <style:style style:name="T257" style:family="text">
      <style:text-properties fo:language="en" fo:country="IN" officeooo:rsid="02371e0b"/>
    </style:style>
    <style:style style:name="T258" style:family="text">
      <style:text-properties fo:language="en" fo:country="IN" officeooo:rsid="023918f0"/>
    </style:style>
    <style:style style:name="T259" style:family="text">
      <style:text-properties fo:language="en" fo:country="IN" officeooo:rsid="023a4968"/>
    </style:style>
    <style:style style:name="T260" style:family="text">
      <style:text-properties fo:language="en" fo:country="IN" officeooo:rsid="023afd9b"/>
    </style:style>
    <style:style style:name="T261" style:family="text">
      <style:text-properties fo:language="en" fo:country="IN" officeooo:rsid="023c8d7a"/>
    </style:style>
    <style:style style:name="T262" style:family="text">
      <style:text-properties fo:language="en" fo:country="IN" officeooo:rsid="023d4bba"/>
    </style:style>
    <style:style style:name="T263" style:family="text">
      <style:text-properties fo:language="en" fo:country="IN" officeooo:rsid="023e3054"/>
    </style:style>
    <style:style style:name="T264" style:family="text">
      <style:text-properties fo:language="en" fo:country="IN" officeooo:rsid="023f8af9"/>
    </style:style>
    <style:style style:name="T265" style:family="text">
      <style:text-properties fo:language="en" fo:country="IN" officeooo:rsid="023fabfe"/>
    </style:style>
    <style:style style:name="T266" style:family="text">
      <style:text-properties fo:language="en" fo:country="IN" officeooo:rsid="02419e4c"/>
    </style:style>
    <style:style style:name="T267" style:family="text">
      <style:text-properties officeooo:rsid="00225d11"/>
    </style:style>
    <style:style style:name="T268" style:family="text">
      <style:text-properties officeooo:rsid="002761ae"/>
    </style:style>
    <style:style style:name="T269" style:family="text">
      <style:text-properties officeooo:rsid="00279093"/>
    </style:style>
    <style:style style:name="T270" style:family="text">
      <style:text-properties officeooo:rsid="0028f08d"/>
    </style:style>
    <style:style style:name="T271" style:family="text">
      <style:text-properties officeooo:rsid="0029efc3"/>
    </style:style>
    <style:style style:name="T272" style:family="text">
      <style:text-properties officeooo:rsid="003700b4"/>
    </style:style>
    <style:style style:name="T273" style:family="text">
      <style:text-properties officeooo:rsid="0023fd0b"/>
    </style:style>
    <style:style style:name="T274" style:family="text">
      <style:text-properties officeooo:rsid="003db2ec"/>
    </style:style>
    <style:style style:name="T275" style:family="text">
      <style:text-properties officeooo:rsid="003e18da"/>
    </style:style>
    <style:style style:name="T276" style:family="text">
      <style:text-properties officeooo:rsid="003e2eab"/>
    </style:style>
    <style:style style:name="T277" style:family="text">
      <style:text-properties officeooo:rsid="00457ec3"/>
    </style:style>
    <style:style style:name="T278" style:family="text">
      <style:text-properties officeooo:rsid="006f673e"/>
    </style:style>
    <style:style style:name="T279" style:family="text">
      <style:text-properties officeooo:rsid="005a9748"/>
    </style:style>
    <style:style style:name="T280" style:family="text">
      <style:text-properties style:use-window-font-color="true" loext:opacity="0%" style:font-name="CourierNewPSMT" fo:font-size="12pt" style:font-size-asian="12pt"/>
    </style:style>
    <style:style style:name="T281" style:family="text">
      <style:text-properties style:use-window-font-color="true" loext:opacity="0%" style:font-name="CourierNewPSMT" fo:font-size="12pt" fo:language="en" fo:country="IN" officeooo:rsid="022874a7" style:font-size-asian="12pt"/>
    </style:style>
    <style:style style:name="T282" style:family="text">
      <style:text-properties style:use-window-font-color="true" loext:opacity="0%" style:font-name="CourierNewPSMT" fo:font-size="12pt" fo:language="en" fo:country="IN" officeooo:rsid="00acac4b" style:font-size-asian="12pt"/>
    </style:style>
    <style:style style:name="T283" style:family="text">
      <style:text-properties style:use-window-font-color="true" loext:opacity="0%" style:font-name="CourierNewPSMT" fo:font-size="12pt" fo:language="en" fo:country="IN" officeooo:rsid="022b197a" style:font-size-asian="12pt"/>
    </style:style>
    <style:style style:name="T284" style:family="text">
      <style:text-properties style:use-window-font-color="true" loext:opacity="0%" style:font-name="CourierNewPSMT" fo:font-size="12pt" fo:language="en" fo:country="IN" officeooo:rsid="022b2a17" style:font-size-asian="12pt"/>
    </style:style>
    <style:style style:name="T285" style:family="text">
      <style:text-properties style:use-window-font-color="true" loext:opacity="0%" style:font-name="CourierNewPSMT" fo:font-size="12pt" fo:language="en" fo:country="IN" officeooo:rsid="022cb14e" style:font-size-asian="12pt"/>
    </style:style>
    <style:style style:name="T286" style:family="text">
      <style:text-properties style:use-window-font-color="true" loext:opacity="0%" style:text-position="super 58%" fo:font-size="12pt" style:font-size-asian="12pt"/>
    </style:style>
    <style:style style:name="T287" style:family="text">
      <style:text-properties style:use-window-font-color="true" loext:opacity="0%" fo:font-size="12pt" style:font-size-asian="12pt"/>
    </style:style>
    <style:style style:name="T288" style:family="text">
      <style:text-properties style:use-window-font-color="true" loext:opacity="0%" fo:font-size="12pt" officeooo:rsid="0096a874" style:font-size-asian="12pt"/>
    </style:style>
    <style:style style:name="T289" style:family="text">
      <style:text-properties style:use-window-font-color="true" loext:opacity="0%" fo:font-size="12pt" fo:language="en" fo:country="IN" officeooo:rsid="008e11b4" style:font-size-asian="12pt"/>
    </style:style>
    <style:style style:name="T290" style:family="text">
      <style:text-properties style:use-window-font-color="true" loext:opacity="0%" fo:font-size="12pt" fo:language="en" fo:country="IN" officeooo:rsid="0084e4d2" style:font-size-asian="12pt"/>
    </style:style>
    <style:style style:name="T291" style:family="text">
      <style:text-properties style:use-window-font-color="true" loext:opacity="0%" fo:font-size="12pt" fo:language="en" fo:country="IN" officeooo:rsid="0086c873" style:font-size-asian="12pt"/>
    </style:style>
    <style:style style:name="T292" style:family="text">
      <style:text-properties style:use-window-font-color="true" loext:opacity="0%" style:font-name="Liberation Serif" fo:font-size="12pt" style:font-size-asian="12pt"/>
    </style:style>
    <style:style style:name="T293" style:family="text">
      <style:text-properties style:use-window-font-color="true" loext:opacity="0%" style:font-name="Liberation Serif" fo:font-size="12pt" officeooo:rsid="008e11b4" style:font-size-asian="12pt"/>
    </style:style>
    <style:style style:name="T294" style:family="text">
      <style:text-properties style:use-window-font-color="true" loext:opacity="0%" style:font-name="Liberation Serif" fo:font-size="12pt" fo:language="en" fo:country="IN" style:font-size-asian="12pt"/>
    </style:style>
    <style:style style:name="T295" style:family="text">
      <style:text-properties style:use-window-font-color="true" loext:opacity="0%" style:font-name="Liberation Serif" fo:font-size="12pt" fo:language="en" fo:country="IN" officeooo:rsid="022874a7" style:font-size-asian="12pt"/>
    </style:style>
    <style:style style:name="T296" style:family="text">
      <style:text-properties style:use-window-font-color="true" loext:opacity="0%" style:font-name="Liberation Serif" fo:font-size="12pt" fo:language="en" fo:country="IN" officeooo:rsid="022b2a17" style:font-size-asian="12pt"/>
    </style:style>
    <style:style style:name="T297" style:family="text">
      <style:text-properties style:use-window-font-color="true" loext:opacity="0%" style:font-name="Liberation Serif" fo:font-size="12pt" fo:language="en" fo:country="IN" officeooo:rsid="022cb14e" style:font-size-asian="12pt"/>
    </style:style>
    <style:style style:name="T298" style:family="text">
      <style:text-properties style:use-window-font-color="true" loext:opacity="0%" style:font-name="Liberation Serif" fo:font-size="12pt" fo:language="en" fo:country="IN" officeooo:rsid="022d89c6" style:font-size-asian="12pt"/>
    </style:style>
    <style:style style:name="T299" style:family="text">
      <style:text-properties style:use-window-font-color="true" loext:opacity="0%" style:font-name="Liberation Serif" fo:font-size="12pt" fo:language="en" fo:country="IN" officeooo:rsid="02315d8d" style:font-size-asian="12pt"/>
    </style:style>
    <style:style style:name="T300" style:family="text">
      <style:text-properties style:use-window-font-color="true" loext:opacity="0%" style:font-name="Liberation Serif" fo:font-size="12pt" fo:language="en" fo:country="IN" officeooo:rsid="02328a93" style:font-size-asian="12pt"/>
    </style:style>
    <style:style style:name="T301" style:family="text">
      <style:text-properties style:use-window-font-color="true" loext:opacity="0%" style:font-name="Liberation Serif" fo:font-size="12pt" fo:language="en" fo:country="IN" officeooo:rsid="023352ed" style:font-size-asian="12pt"/>
    </style:style>
    <style:style style:name="T302" style:family="text">
      <style:text-properties style:use-window-font-color="true" loext:opacity="0%" style:font-name="Courier New" fo:font-size="12pt" fo:language="en" fo:country="IN" officeooo:rsid="0228a524" style:font-size-asian="12pt"/>
    </style:style>
    <style:style style:name="T303" style:family="text">
      <style:text-properties officeooo:rsid="008e11b4"/>
    </style:style>
    <style:style style:name="T304" style:family="text">
      <style:text-properties officeooo:rsid="009110ab"/>
    </style:style>
    <style:style style:name="T305" style:family="text">
      <style:text-properties officeooo:rsid="00985e78"/>
    </style:style>
    <style:style style:name="T306" style:family="text">
      <style:text-properties officeooo:rsid="00994c76"/>
    </style:style>
    <style:style style:name="T307" style:family="text">
      <style:text-properties fo:color="#2e74b5" loext:opacity="100%" style:font-name="Calibri Light" fo:language="en" fo:country="IN" fo:font-style="italic" officeooo:rsid="00a1eae8" style:font-name-asian="Calibri" style:font-style-asian="italic" style:font-name-complex="Mangal" style:font-style-complex="italic"/>
    </style:style>
    <style:style style:name="T308" style:family="text">
      <style:text-properties fo:color="#2e74b5" loext:opacity="100%" style:font-name="Calibri Light" fo:language="en" fo:country="IN" fo:font-style="italic" officeooo:rsid="01891ef9" style:font-name-asian="Calibri" style:font-style-asian="italic" style:font-name-complex="Mangal" style:font-style-complex="italic"/>
    </style:style>
    <style:style style:name="T309" style:family="text">
      <style:text-properties fo:color="#2e74b5" loext:opacity="100%" style:font-name="Calibri Light" fo:language="en" fo:country="IN" fo:font-style="italic" officeooo:rsid="0055d7bb" style:font-name-asian="Calibri" style:font-style-asian="italic" style:font-name-complex="Mangal" style:font-style-complex="italic"/>
    </style:style>
    <style:style style:name="T310" style:family="text">
      <style:text-properties fo:color="#2e74b5" loext:opacity="100%" style:font-name="Calibri Light" fo:language="en" fo:country="IN" fo:font-style="italic" officeooo:rsid="02352097" style:font-name-asian="Calibri" style:font-style-asian="italic" style:font-name-complex="Mangal" style:font-style-complex="italic"/>
    </style:style>
    <style:style style:name="T311" style:family="text">
      <style:text-properties officeooo:rsid="00a5fa4b"/>
    </style:style>
    <style:style style:name="T312" style:family="text">
      <style:text-properties officeooo:rsid="00b05d9c"/>
    </style:style>
    <style:style style:name="T313" style:family="text">
      <style:text-properties officeooo:rsid="00b24889"/>
    </style:style>
    <style:style style:name="T314" style:family="text">
      <style:text-properties style:text-position="super 58%" fo:language="en" fo:country="IN" officeooo:rsid="00b24889"/>
    </style:style>
    <style:style style:name="T315" style:family="text">
      <style:text-properties style:text-position="super 58%" fo:language="en" fo:country="IN" officeooo:rsid="00d6f769"/>
    </style:style>
    <style:style style:name="T316" style:family="text">
      <style:text-properties style:text-position="super 58%" fo:language="en" fo:country="IN" officeooo:rsid="00dbda0b"/>
    </style:style>
    <style:style style:name="T317" style:family="text">
      <style:text-properties officeooo:rsid="00b33d5e"/>
    </style:style>
    <style:style style:name="T318" style:family="text">
      <style:text-properties officeooo:rsid="00d6c404"/>
    </style:style>
    <style:style style:name="T319" style:family="text">
      <style:text-properties style:text-position="0% 100%" fo:language="en" fo:country="IN" officeooo:rsid="00d6f769"/>
    </style:style>
    <style:style style:name="T320" style:family="text">
      <style:text-properties style:text-position="sub 58%" fo:language="en" fo:country="IN" officeooo:rsid="00d6f769"/>
    </style:style>
    <style:style style:name="T321" style:family="text">
      <style:text-properties officeooo:rsid="00dbda0b"/>
    </style:style>
    <style:style style:name="T322" style:family="text">
      <style:text-properties officeooo:rsid="00e49e0f"/>
    </style:style>
    <style:style style:name="T323" style:family="text">
      <style:text-properties officeooo:rsid="00e4e521"/>
    </style:style>
    <style:style style:name="T324" style:family="text">
      <style:text-properties officeooo:rsid="00e85e4a"/>
    </style:style>
    <style:style style:name="T325" style:family="text">
      <style:text-properties officeooo:rsid="00e8c7e1"/>
    </style:style>
    <style:style style:name="T326" style:family="text">
      <style:text-properties officeooo:rsid="00eafbdb"/>
    </style:style>
    <style:style style:name="T327" style:family="text">
      <style:text-properties officeooo:rsid="00ee3f4a"/>
    </style:style>
    <style:style style:name="T328" style:family="text">
      <style:text-properties officeooo:rsid="00ef59ec"/>
    </style:style>
    <style:style style:name="T329" style:family="text">
      <style:text-properties officeooo:rsid="00f957dd"/>
    </style:style>
    <style:style style:name="T330" style:family="text">
      <style:text-properties officeooo:rsid="00f9e188"/>
    </style:style>
    <style:style style:name="T331" style:family="text">
      <style:text-properties officeooo:rsid="00fc5309"/>
    </style:style>
    <style:style style:name="T332" style:family="text">
      <style:text-properties officeooo:rsid="00fe3ccf"/>
    </style:style>
    <style:style style:name="T333" style:family="text">
      <style:text-properties officeooo:rsid="00ff1456"/>
    </style:style>
    <style:style style:name="T334" style:family="text">
      <style:text-properties officeooo:rsid="00ff4a4b"/>
    </style:style>
    <style:style style:name="T335" style:family="text">
      <style:text-properties fo:font-weight="normal" officeooo:rsid="00fe3ccf" style:font-weight-asian="normal" style:font-weight-complex="normal"/>
    </style:style>
    <style:style style:name="T336" style:family="text">
      <style:text-properties fo:font-weight="normal" officeooo:rsid="00ff4a4b" style:font-weight-asian="normal" style:font-weight-complex="normal"/>
    </style:style>
    <style:style style:name="T337" style:family="text">
      <style:text-properties officeooo:rsid="0103c7de"/>
    </style:style>
    <style:style style:name="T338" style:family="text">
      <style:text-properties officeooo:rsid="01063352"/>
    </style:style>
    <style:style style:name="T339" style:family="text">
      <style:text-properties officeooo:rsid="0107f15a"/>
    </style:style>
    <style:style style:name="T340" style:family="text">
      <style:text-properties officeooo:rsid="0108cb1f"/>
    </style:style>
    <style:style style:name="T341" style:family="text">
      <style:text-properties officeooo:rsid="010a02a0"/>
    </style:style>
    <style:style style:name="T342" style:family="text">
      <style:text-properties officeooo:rsid="010ae12f"/>
    </style:style>
    <style:style style:name="T343" style:family="text">
      <style:text-properties officeooo:rsid="010e1abd"/>
    </style:style>
    <style:style style:name="T344" style:family="text">
      <style:text-properties officeooo:rsid="0037d67f"/>
    </style:style>
    <style:style style:name="T345" style:family="text">
      <style:text-properties officeooo:rsid="0127342a"/>
    </style:style>
    <style:style style:name="T346" style:family="text">
      <style:text-properties officeooo:rsid="0129c99b"/>
    </style:style>
    <style:style style:name="T347" style:family="text">
      <style:text-properties officeooo:rsid="012a99e6"/>
    </style:style>
    <style:style style:name="T348" style:family="text">
      <style:text-properties officeooo:rsid="012cbce2"/>
    </style:style>
    <style:style style:name="T349" style:family="text">
      <style:text-properties officeooo:rsid="012df315"/>
    </style:style>
    <style:style style:name="T350" style:family="text">
      <style:text-properties officeooo:rsid="012e3511"/>
    </style:style>
    <style:style style:name="T351" style:family="text">
      <style:text-properties officeooo:rsid="011bc6b0"/>
    </style:style>
    <style:style style:name="T352" style:family="text">
      <style:text-properties officeooo:rsid="0121e180"/>
    </style:style>
    <style:style style:name="T353" style:family="text">
      <style:text-properties officeooo:rsid="01584199"/>
    </style:style>
    <style:style style:name="T354" style:family="text">
      <style:text-properties officeooo:rsid="015910c1"/>
    </style:style>
    <style:style style:name="T355" style:family="text">
      <style:text-properties officeooo:rsid="0159bc93"/>
    </style:style>
    <style:style style:name="T356" style:family="text">
      <style:text-properties officeooo:rsid="015a0ce3"/>
    </style:style>
    <style:style style:name="T357" style:family="text">
      <style:text-properties officeooo:rsid="015a9dc2"/>
    </style:style>
    <style:style style:name="T358" style:family="text">
      <style:text-properties officeooo:rsid="015b9cab"/>
    </style:style>
    <style:style style:name="T359" style:family="text">
      <style:text-properties officeooo:rsid="015ba86d"/>
    </style:style>
    <style:style style:name="T360" style:family="text">
      <style:text-properties officeooo:rsid="015c8d6f"/>
    </style:style>
    <style:style style:name="T361" style:family="text">
      <style:text-properties officeooo:rsid="015df08a"/>
    </style:style>
    <style:style style:name="T362" style:family="text">
      <style:text-properties officeooo:rsid="015fd3f7"/>
    </style:style>
    <style:style style:name="T363" style:family="text">
      <style:text-properties officeooo:rsid="0160e29a"/>
    </style:style>
    <style:style style:name="T364" style:family="text">
      <style:text-properties officeooo:rsid="0161d9b6"/>
    </style:style>
    <style:style style:name="T365" style:family="text">
      <style:text-properties officeooo:rsid="016dcc9f"/>
    </style:style>
    <style:style style:name="T366" style:family="text">
      <style:text-properties officeooo:rsid="016e885e"/>
    </style:style>
    <style:style style:name="T367" style:family="text">
      <style:text-properties officeooo:rsid="0023e3a3"/>
    </style:style>
    <style:style style:name="T368" style:family="text">
      <style:text-properties officeooo:rsid="016fdb63"/>
    </style:style>
    <style:style style:name="T369" style:family="text">
      <style:text-properties officeooo:rsid="01717b98"/>
    </style:style>
    <style:style style:name="T370" style:family="text">
      <style:text-properties officeooo:rsid="0171c6fe"/>
    </style:style>
    <style:style style:name="T371" style:family="text">
      <style:text-properties officeooo:rsid="0173bc19"/>
    </style:style>
    <style:style style:name="T372" style:family="text">
      <style:text-properties officeooo:rsid="01757ee4"/>
    </style:style>
    <style:style style:name="T373" style:family="text">
      <style:text-properties officeooo:rsid="0178e2d0"/>
    </style:style>
    <style:style style:name="T374" style:family="text">
      <style:text-properties officeooo:rsid="01794b24"/>
    </style:style>
    <style:style style:name="T375" style:family="text">
      <style:text-properties officeooo:rsid="017b449d"/>
    </style:style>
    <style:style style:name="T376" style:family="text">
      <style:text-properties officeooo:rsid="0186ec2d"/>
    </style:style>
    <style:style style:name="T377" style:family="text">
      <style:text-properties officeooo:rsid="01880727"/>
    </style:style>
    <style:style style:name="T378" style:family="text">
      <style:text-properties style:font-name="Courier New" fo:language="en" fo:country="IN" officeooo:rsid="005a9748"/>
    </style:style>
    <style:style style:name="T379" style:family="text">
      <style:text-properties style:font-name="Courier New" fo:language="en" fo:country="IN" officeooo:rsid="01a4df71"/>
    </style:style>
    <style:style style:name="T380" style:family="text">
      <style:text-properties style:font-name="Courier New" fo:language="en" fo:country="IN" officeooo:rsid="01a60818"/>
    </style:style>
    <style:style style:name="T381" style:family="text">
      <style:text-properties style:font-name="Courier New" fo:language="en" fo:country="IN" officeooo:rsid="007debd2"/>
    </style:style>
    <style:style style:name="T382" style:family="text">
      <style:text-properties style:font-name="Courier New" fo:language="en" fo:country="IN" officeooo:rsid="0077a1fb"/>
    </style:style>
    <style:style style:name="T383" style:family="text">
      <style:text-properties style:font-name="Courier New" fo:language="en" fo:country="IN" officeooo:rsid="007b390d"/>
    </style:style>
    <style:style style:name="T384" style:family="text">
      <style:text-properties style:font-name="Courier New" fo:language="en" fo:country="IN" officeooo:rsid="01a9402e"/>
    </style:style>
    <style:style style:name="T385" style:family="text">
      <style:text-properties style:font-name="Courier New" fo:language="en" fo:country="IN" officeooo:rsid="01ac3edc"/>
    </style:style>
    <style:style style:name="T386" style:family="text">
      <style:text-properties style:font-name="Courier New" fo:language="en" fo:country="IN" officeooo:rsid="01eb0c23"/>
    </style:style>
    <style:style style:name="T387" style:family="text">
      <style:text-properties style:font-name="Courier New" fo:language="en" fo:country="IN" officeooo:rsid="01ea7dfe"/>
    </style:style>
    <style:style style:name="T388" style:family="text">
      <style:text-properties style:font-name="Courier New" fo:language="en" fo:country="IN" officeooo:rsid="01ece2af"/>
    </style:style>
    <style:style style:name="T389" style:family="text">
      <style:text-properties style:font-name="Courier New" fo:language="en" fo:country="IN" officeooo:rsid="01f4c3c4"/>
    </style:style>
    <style:style style:name="T390" style:family="text">
      <style:text-properties style:font-name="Courier New" fo:language="en" fo:country="IN" officeooo:rsid="01f2470c"/>
    </style:style>
    <style:style style:name="T391" style:family="text">
      <style:text-properties style:font-name="Courier New" fo:language="en" fo:country="IN" officeooo:rsid="01ece68b"/>
    </style:style>
    <style:style style:name="T392" style:family="text">
      <style:text-properties style:font-name="Courier New" fo:language="en" fo:country="IN" officeooo:rsid="01f6697d"/>
    </style:style>
    <style:style style:name="T393" style:family="text">
      <style:text-properties style:font-name="Courier New" fo:language="en" fo:country="IN" officeooo:rsid="01f6c6a3"/>
    </style:style>
    <style:style style:name="T394" style:family="text">
      <style:text-properties style:font-name="Courier New" fo:language="en" fo:country="IN" officeooo:rsid="01f8a27a"/>
    </style:style>
    <style:style style:name="T395" style:family="text">
      <style:text-properties style:font-name="Courier New" fo:language="en" fo:country="IN" officeooo:rsid="01fad0a5"/>
    </style:style>
    <style:style style:name="T396" style:family="text">
      <style:text-properties style:font-name="Courier New" fo:language="en" fo:country="IN" officeooo:rsid="01fc5b6c"/>
    </style:style>
    <style:style style:name="T397" style:family="text">
      <style:text-properties style:font-name="Courier New" fo:language="en" fo:country="IN" officeooo:rsid="01fde7a6"/>
    </style:style>
    <style:style style:name="T398" style:family="text">
      <style:text-properties style:font-name="Courier New" fo:language="en" fo:country="IN" officeooo:rsid="01ff5226"/>
    </style:style>
    <style:style style:name="T399" style:family="text">
      <style:text-properties style:font-name="Courier New" fo:language="en" fo:country="IN" officeooo:rsid="01ffffab"/>
    </style:style>
    <style:style style:name="T400" style:family="text">
      <style:text-properties style:font-name="Courier New" fo:language="en" fo:country="IN" officeooo:rsid="0201f6bd"/>
    </style:style>
    <style:style style:name="T401" style:family="text">
      <style:text-properties style:font-name="Courier New" fo:language="en" fo:country="IN" officeooo:rsid="02020488"/>
    </style:style>
    <style:style style:name="T402" style:family="text">
      <style:text-properties style:font-name="Courier New" fo:language="en" fo:country="IN" officeooo:rsid="0202c169"/>
    </style:style>
    <style:style style:name="T403" style:family="text">
      <style:text-properties style:font-name="Courier New" fo:language="en" fo:country="IN" officeooo:rsid="02062ba3"/>
    </style:style>
    <style:style style:name="T404" style:family="text">
      <style:text-properties style:font-name="Courier New" fo:language="en" fo:country="IN" officeooo:rsid="0207ed1f"/>
    </style:style>
    <style:style style:name="T405" style:family="text">
      <style:text-properties style:font-name="Courier New" fo:language="en" fo:country="IN" officeooo:rsid="02094a15"/>
    </style:style>
    <style:style style:name="T406" style:family="text">
      <style:text-properties style:font-name="Courier New" fo:language="en" fo:country="IN" officeooo:rsid="0209dd5c"/>
    </style:style>
    <style:style style:name="T407" style:family="text">
      <style:text-properties style:font-name="Courier New" fo:language="en" fo:country="IN" officeooo:rsid="020ad5ac"/>
    </style:style>
    <style:style style:name="T408" style:family="text">
      <style:text-properties style:font-name="Courier New" fo:language="en" fo:country="IN" officeooo:rsid="020caa30"/>
    </style:style>
    <style:style style:name="T409" style:family="text">
      <style:text-properties style:font-name="Courier New" officeooo:rsid="01a4df71"/>
    </style:style>
    <style:style style:name="T410" style:family="text">
      <style:text-properties style:font-name="Courier New" officeooo:rsid="01a60818"/>
    </style:style>
    <style:style style:name="T411" style:family="text">
      <style:text-properties style:font-name="Courier New" officeooo:rsid="005a9748"/>
    </style:style>
    <style:style style:name="T412" style:family="text">
      <style:text-properties style:font-name="Courier New PSMT" fo:language="en" fo:country="IN" fo:font-style="normal" officeooo:rsid="005a9748" style:font-style-asian="normal" style:font-style-complex="normal"/>
    </style:style>
    <style:style style:name="T413" style:family="text">
      <style:text-properties style:font-name="Courier New PSMT" fo:language="en" fo:country="IN" fo:font-style="normal" officeooo:rsid="007d26e2" style:font-style-asian="normal" style:font-style-complex="normal"/>
    </style:style>
    <style:style style:name="T414" style:family="text">
      <style:text-properties style:font-name="Courier New PSMT" fo:language="en" fo:country="IN" fo:font-style="normal" officeooo:rsid="019952ce" style:font-style-asian="normal" style:font-style-complex="normal"/>
    </style:style>
    <style:style style:name="T415" style:family="text">
      <style:text-properties style:font-name="Courier New PSMT" fo:language="en" fo:country="IN" fo:font-style="normal" officeooo:rsid="01909747" style:font-style-asian="normal" style:font-style-complex="normal"/>
    </style:style>
    <style:style style:name="T416" style:family="text">
      <style:text-properties style:font-name="Courier New PSMT" fo:language="en" fo:country="IN" fo:font-style="normal" officeooo:rsid="019b1402" style:font-style-asian="normal" style:font-style-complex="normal"/>
    </style:style>
    <style:style style:name="T417" style:family="text">
      <style:text-properties style:font-name="Courier New PSMT" fo:language="en" fo:country="IN" fo:font-style="normal" officeooo:rsid="019c67d1" style:font-style-asian="normal" style:font-style-complex="normal"/>
    </style:style>
    <style:style style:name="T418" style:family="text">
      <style:text-properties officeooo:rsid="01a9bcfd"/>
    </style:style>
    <style:style style:name="T419" style:family="text">
      <style:text-properties officeooo:rsid="01c3b622"/>
    </style:style>
    <style:style style:name="T420" style:family="text">
      <style:text-properties officeooo:rsid="00e6d673"/>
    </style:style>
    <style:style style:name="T421" style:family="text">
      <style:text-properties officeooo:rsid="01c507fd"/>
    </style:style>
    <style:style style:name="T422" style:family="text">
      <style:text-properties officeooo:rsid="01c58cd9"/>
    </style:style>
    <style:style style:name="T423" style:family="text">
      <style:text-properties officeooo:rsid="01c6eab8"/>
    </style:style>
    <style:style style:name="T424" style:family="text">
      <style:text-properties officeooo:rsid="01c80b90"/>
    </style:style>
    <style:style style:name="T425" style:family="text">
      <style:text-properties officeooo:rsid="01c838db"/>
    </style:style>
    <style:style style:name="T426" style:family="text">
      <style:text-properties officeooo:rsid="01c98e5b"/>
    </style:style>
    <style:style style:name="T427" style:family="text">
      <style:text-properties officeooo:rsid="01ca763a"/>
    </style:style>
    <style:style style:name="T428" style:family="text">
      <style:text-properties officeooo:rsid="01cb753e"/>
    </style:style>
    <style:style style:name="T429" style:family="text">
      <style:text-properties officeooo:rsid="01cc10b0"/>
    </style:style>
    <style:style style:name="T430" style:family="text">
      <style:text-properties officeooo:rsid="01ccf4b2"/>
    </style:style>
    <style:style style:name="T431" style:family="text">
      <style:text-properties officeooo:rsid="01ceef1d"/>
    </style:style>
    <style:style style:name="T432" style:family="text">
      <style:text-properties officeooo:rsid="01d0224c"/>
    </style:style>
    <style:style style:name="T433" style:family="text">
      <style:text-properties officeooo:rsid="01d6575d"/>
    </style:style>
    <style:style style:name="T434" style:family="text">
      <style:text-properties officeooo:rsid="01d6f9e4"/>
    </style:style>
    <style:style style:name="T435" style:family="text">
      <style:text-properties officeooo:rsid="01d73d49"/>
    </style:style>
    <style:style style:name="T436" style:family="text">
      <style:text-properties officeooo:rsid="01d828b8"/>
    </style:style>
    <style:style style:name="T437" style:family="text">
      <style:text-properties officeooo:rsid="01d944bd"/>
    </style:style>
    <style:style style:name="T438" style:family="text">
      <style:text-properties officeooo:rsid="01db371e"/>
    </style:style>
    <style:style style:name="T439" style:family="text">
      <style:text-properties officeooo:rsid="01dce966"/>
    </style:style>
    <style:style style:name="T440" style:family="text">
      <style:text-properties officeooo:rsid="01dee5ea"/>
    </style:style>
    <style:style style:name="T441" style:family="text">
      <style:text-properties officeooo:rsid="020dfc30"/>
    </style:style>
    <style:style style:name="T442" style:family="text">
      <style:text-properties officeooo:rsid="02265c53"/>
    </style:style>
    <style:style style:name="T443" style:family="text">
      <style:text-properties style:font-name="Courier New" fo:language="en" fo:country="IN" officeooo:rsid="022874a7"/>
    </style:style>
    <style:style style:name="T444" style:family="text">
      <style:text-properties style:font-name="Courier New" fo:language="en" fo:country="IN" officeooo:rsid="0228a524"/>
    </style:style>
    <style:style style:name="T445" style:family="text">
      <style:text-properties style:font-name="Courier New" fo:language="en" fo:country="IN" officeooo:rsid="022b197a"/>
    </style:style>
    <style:style style:name="T446" style:family="text">
      <style:text-properties style:font-name="Liberation Serif" fo:language="en" fo:country="IN" officeooo:rsid="0228a524"/>
    </style:style>
    <style:style style:name="T447" style:family="text">
      <style:text-properties style:font-name="Liberation Serif" fo:language="en" fo:country="IN" officeooo:rsid="02294e91"/>
    </style:style>
    <style:style style:name="T448" style:family="text">
      <style:text-properties style:font-name="Liberation Serif" fo:language="en" fo:country="IN" officeooo:rsid="022a5c23"/>
    </style:style>
    <style:style style:name="T449" style:family="text">
      <style:text-properties officeooo:rsid="023d9be3"/>
    </style:style>
    <style:style style:name="T450" style:family="text">
      <style:text-properties officeooo:rsid="023fab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7" text:outline-level="1">Benefits</text:h>
      <text:p text:style-name="P85"><text:span text:style-name="T1">Subscription business model </text:span><text:span text:style-name="T101">is aimed at</text:span><text:span text:style-name="T1"> gain</text:span><text:span text:style-name="T101">ing</text:span><text:span text:style-name="T1"> long term customer affiliation as compared to any other business approach. The convenience factor provided for the subscriber to subscribe once and then keep receiving desired goods items at desired intervals appears lucrative enough to make customer remain affiliated with the subscription enabler (merchant) for </text:span><text:span text:style-name="T109">long term</text:span><text:span text:style-name="T1">.</text:span></text:p>
      <text:p text:style-name="P6"/>
      <text:p text:style-name="P86"><text:span text:style-name="T1">But expecting longer term customer affiliation, merely based on the inherent convenience factor offered </text:span><text:span text:style-name="T2">(</text:span><text:span text:style-name="T1">as an obvious outcome</text:span><text:span text:style-name="T2">)</text:span><text:span text:style-name="T1"> by the business model, will be considered as taking the customers for granted. </text:span><text:span text:style-name="T2">The overall proposition should</text:span><text:span text:style-name="T1"> </text:span><text:span text:style-name="T2">have </text:span><text:span text:style-name="T1">some ‘value additions’ offered. </text:span><text:span text:style-name="T110">The proposition</text:span><text:span text:style-name="T2"> should </text:span><text:span text:style-name="T110">generate</text:span><text:span text:style-name="T2"> </text:span><text:span text:style-name="T10">the ‘</text:span><text:span text:style-name="T2">value’ for the </text:span><text:span text:style-name="T1">subscriber</text:span><text:span text:style-name="T2">s</text:span><text:span text:style-name="T1"> </text:span><text:span text:style-name="T110">for</text:span><text:span text:style-name="T1"> </text:span><text:span text:style-name="T110">associating</text:span><text:span text:style-name="T2"> with </text:span><text:span text:style-name="T110">the</text:span><text:span text:style-name="T2"> merchant </text:span><text:span text:style-name="T110">for longer term</text:span><text:span text:style-name="T1">, </text:span><text:span text:style-name="T10">the</text:span><text:span text:style-name="T2"> value </text:span><text:span text:style-name="T110">for</text:span><text:span text:style-name="T2"> </text:span><text:span text:style-name="T110">providing consistent voluminous business to the merchant</text:span><text:span text:style-name="T1"> and </text:span><text:span text:style-name="T10">the</text:span><text:span text:style-name="T2"> value </text:span><text:span text:style-name="T110">for</text:span><text:span text:style-name="T2"> being </text:span><text:span text:style-name="T110">the ‘</text:span><text:span text:style-name="T2">brand ambassadors’ of the merchant to other potential customers such as their friends and relatives</text:span><text:span text:style-name="T1">.</text:span></text:p>
      <text:p text:style-name="P7"><text:s/></text:p>
      <text:p text:style-name="P85"><text:span text:style-name="T2">Let’s give these value addition</text:span><text:span text:style-name="T11">s</text:span><text:span text:style-name="T2"> a generic term ‘Benefit’</text:span><text:span text:style-name="T1">. A ‘Benefit’ is </text:span><text:span text:style-name="T2">any</text:span><text:span text:style-name="T1"> advantage/plus point gained by </text:span><text:span text:style-name="T150">the </text:span><text:span text:style-name="T1">subscribers, </text:span><text:span text:style-name="T2">upon contributing to boost business gains, </text:span><text:span text:style-name="T111">to </text:span><text:span text:style-name="T150">scale</text:span><text:span text:style-name="T4"> </text:span><text:span text:style-name="T2">business </text:span><text:span text:style-name="T150">and to</text:span><text:span text:style-name="T2"> increase business sustainability, </text:span><text:span text:style-name="T3">through</text:span><text:span text:style-name="T2"> </text:span><text:span text:style-name="T3">equivalent compensation</text:span><text:span text:style-name="T11">s</text:span><text:span text:style-name="T3"> by the merchant in </text:span><text:span text:style-name="T111">various</text:span><text:span text:style-name="T3"> forms</text:span><text:span text:style-name="T1">. </text:span><text:span text:style-name="T150">In this section</text:span><text:span text:style-name="T1"> </text:span><text:span text:style-name="T150">w</text:span><text:span text:style-name="T1">e </text:span><text:span text:style-name="T150">will try</text:span><text:span text:style-name="T1"> to describe th</text:span><text:span text:style-name="T150">e</text:span><text:span text:style-name="T1">se </text:span><text:span text:style-name="T3">advantages</text:span><text:span text:style-name="T1"> which are explicitly offered by merchant. </text:span></text:p>
      <text:p text:style-name="P6"/>
      <text:p text:style-name="P6">There are different reasons for offering benefits. Let’s list type of benefits, <text:span text:style-name="T267">what they are and</text:span> the reasons they are distributed.</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28"><text:span text:style-name="T267">Benefit </text:span><text:span text:style-name="T311">Categories</text:span></text:p>
          </table:table-cell>
          <table:table-cell table:style-name="Table1.A1" office:value-type="string">
            <text:p text:style-name="P237">Description</text:p>
          </table:table-cell>
          <table:table-cell table:style-name="Table1.C1" office:value-type="string">
            <text:p text:style-name="P237">Reason for offering benefits</text:p>
          </table:table-cell>
        </table:table-row>
        <table:table-row>
          <table:table-cell table:style-name="Table1.A2" office:value-type="string">
            <text:p text:style-name="P206">Default Benefits</text:p>
          </table:table-cell>
          <table:table-cell table:style-name="Table1.A2" office:value-type="string">
            <text:p text:style-name="P237">The Benefits inherently offered by the Subscription business model comes in this category. <text:s/>Discounted offer price, free shipping, convenient payment schemes, order once and keep receiving for a prolonged period <text:span text:style-name="T365">etc.</text:span></text:p>
          </table:table-cell>
          <table:table-cell table:style-name="Table1.C2" office:value-type="string">
            <text:p text:style-name="P211"><text:span text:style-name="T7">E</text:span><text:span text:style-name="T1">nhance </text:span><text:span text:style-name="T5">subscriber’s</text:span><text:span text:style-name="T1"> overall shopping experience with subscription enabler.</text:span></text:p>
          </table:table-cell>
        </table:table-row>
        <table:table-row>
          <table:table-cell table:style-name="Table1.A2" office:value-type="string">
            <text:p text:style-name="P212"><text:span text:style-name="T107">Benefits </text:span><text:span text:style-name="T151">for contributing to </text:span><text:span text:style-name="T152">sale volume</text:span></text:p>
          </table:table-cell>
          <table:table-cell table:style-name="Table1.A2" office:value-type="string">
            <text:p text:style-name="P234"><text:span text:style-name="T367">Benefits offered upon fulfilment of criteria, </text:span><text:span text:style-name="T337">aimed at increasing </text:span><text:span text:style-name="T366">purchase</text:span><text:span text:style-name="T337"> volume, continuity or consistency</text:span><text:span text:style-name="T367"> </text:span><text:span text:style-name="T366">of purchase </text:span><text:span text:style-name="T7">such as specific volume of buying, </text:span><text:span text:style-name="T6">continue </text:span><text:span text:style-name="T7">buying for more than specific duration, buying of a specific brand for more than a specific volume/quantity etc.</text:span></text:p>
          </table:table-cell>
          <table:table-cell table:style-name="Table1.C2" office:value-type="string">
            <text:p text:style-name="P227"><text:span text:style-name="T273">Increase the volume of sale per subscriber, </text:span><text:span text:style-name="T272">M</text:span><text:span text:style-name="T273">otivating subscribers to remain affiliated with the merchant for prolonged duration, </text:span><text:span text:style-name="T272">I</text:span><text:span text:style-name="T273">mproving sale of specific product brand etc.</text:span></text:p>
          </table:table-cell>
        </table:table-row>
        <table:table-row>
          <table:table-cell table:style-name="Table1.A2" office:value-type="string">
            <text:p text:style-name="P225"><text:span text:style-name="T268">Benefits </text:span><text:span text:style-name="T368">for contributing to scaling business</text:span></text:p>
          </table:table-cell>
          <table:table-cell table:style-name="Table1.A2" office:value-type="string">
            <text:p text:style-name="P238">Benefits offered upon subscribers turning into brand ambassadors and promoting business on behalf of the merchant.</text:p>
          </table:table-cell>
          <table:table-cell table:style-name="Table1.C2" office:value-type="string">
            <text:p text:style-name="P238">Motivating subscribers to connect their friends/ neighbours / relatives with the merchant with similar relationship. Motivating subscribers to form colocated groups (syndicates) to reduce distribution cost.</text:p>
          </table:table-cell>
        </table:table-row>
        <table:table-row>
          <table:table-cell table:style-name="Table1.A2" office:value-type="string">
            <text:p text:style-name="P226"><text:span text:style-name="T269">Motivational/</text:span><text:span text:style-name="T270">Promotion</text:span><text:span text:style-name="T368">al benefits</text:span></text:p>
          </table:table-cell>
          <table:table-cell table:style-name="Table1.A2" office:value-type="string">
            <text:p text:style-name="P229"><text:span text:style-name="T338">Promotions</text:span><text:span text:style-name="T271">(mostly offers) for new joiners for specific period of time in the form of bonus reward points, flat discounts on total </text:span><text:soft-page-break/><text:span text:style-name="T271">purchases etc.</text:span></text:p>
            <text:p text:style-name="P252">Promotions on newly launched products by offering them at discounts, couple them with other established products etc. So as to increase their market span and share.</text:p>
          </table:table-cell>
          <table:table-cell table:style-name="Table1.C2" office:value-type="string">
            <text:p text:style-name="P213"><text:span text:style-name="T8">Motivating potential customers</text:span><text:span text:style-name="T1"> </text:span><text:span text:style-name="T8">to</text:span><text:span text:style-name="T1"> step into </text:span><text:span text:style-name="T8">relationship</text:span><text:span text:style-name="T1"> with </text:span><text:span text:style-name="T8">the</text:span><text:span text:style-name="T1"> merchant for the first time.</text:span></text:p>
            <text:p text:style-name="P210"><text:soft-page-break/>Motivating customers to buy newly launched products</text:p>
          </table:table-cell>
        </table:table-row>
        <table:table-row>
          <table:table-cell table:style-name="Table1.A2" office:value-type="string">
            <text:p text:style-name="P239">Damage Control benefits</text:p>
          </table:table-cell>
          <table:table-cell table:style-name="Table1.A2" office:value-type="string">
            <text:p text:style-name="P239">Benefits offers for those subscribers who are about to finish their active subscription period <text:span text:style-name="T339">or those who discontinued their relationship with merchant </text:span><text:span text:style-name="T369">by cancelling their ongoing subscriptions or have not renewed their subscription after completing the earlier one</text:span>.</text:p>
          </table:table-cell>
          <table:table-cell table:style-name="Table1.C2" office:value-type="string">
            <text:p text:style-name="P240">To <text:span text:style-name="T340">retain existing customers as long as possible so as to </text:span><text:span text:style-name="T339">minimise/</text:span>optimise the marketing cost <text:span text:style-name="T340">of</text:span> regaining the same customer<text:span text:style-name="T370">s back to the business.</text:span></text:p>
          </table:table-cell>
        </table:table-row>
        <table:table-row>
          <table:table-cell table:style-name="Table1.A2" office:value-type="string">
            <text:p text:style-name="P207">Loyalty Benefits</text:p>
          </table:table-cell>
          <table:table-cell table:style-name="Table1.A2" office:value-type="string">
            <text:p text:style-name="P230"><text:span text:style-name="T371">Another approach of ensuring log term affiliations of subscribers with merchants. </text:span><text:span text:style-name="T344">Benefits upon renewing their subscriptions multiple times with the same merchant.</text:span></text:p>
          </table:table-cell>
          <table:table-cell table:style-name="Table1.C2" office:value-type="string">
            <text:p text:style-name="P240">To <text:span text:style-name="T341">ret</text:span><text:span text:style-name="T342">a</text:span><text:span text:style-name="T341">in existing customers and <text:s/>motivate them to </text:span><text:span text:style-name="T372">continue </text:span><text:span text:style-name="T341">buy</text:span><text:span text:style-name="T372">ing</text:span><text:span text:style-name="T341"> for longer terms so as to minimise/</text:span>optimise the marketing cost to regaining the same customer</text:p>
          </table:table-cell>
        </table:table-row>
        <table:table-row>
          <table:table-cell table:style-name="Table1.A2" office:value-type="string">
            <text:p text:style-name="P214"><text:span text:style-name="T153">Benefits upon</text:span><text:span text:style-name="T154"> Fulfilments </text:span><text:span text:style-name="T155">of</text:span><text:span text:style-name="T153"> committed contracts</text:span></text:p>
          </table:table-cell>
          <table:table-cell table:style-name="Table1.A2" office:value-type="string">
            <text:p text:style-name="P230"><text:span text:style-name="T343">T</text:span><text:span text:style-name="T344">o motivate subscribers to </text:span><text:span text:style-name="T343">stick to the subscription contract </text:span><text:span text:style-name="T373">defined</text:span><text:span text:style-name="T343"> at registration/ renewal and </text:span><text:span text:style-name="T344">make minimum changes to their registered subscriptions </text:span><text:span text:style-name="T373">during subscription period</text:span><text:span text:style-name="T344">.</text:span></text:p>
          </table:table-cell>
          <table:table-cell table:style-name="Table1.C2" office:value-type="string">
            <text:p text:style-name="P240">To increase predictability of the demand and supply statistics thereby reducing wastage and optimize on purchase expenses, <text:span text:style-name="T374">distribution expenses / logistics etc.</text:span>.</text:p>
          </table:table-cell>
        </table:table-row>
        <table:table-row table:style-name="Table1.9">
          <table:table-cell table:style-name="Table1.A2" office:value-type="string">
            <text:p text:style-name="P209">Occasional Benefits</text:p>
          </table:table-cell>
          <table:table-cell table:style-name="Table1.A2" office:value-type="string">
            <text:p text:style-name="P208">Some benefits on festive occasions, sharing happiness upon merchant’s continuous growth, crossing some important milestones etc.</text:p>
          </table:table-cell>
          <table:table-cell table:style-name="Table1.C2" office:value-type="string">
            <text:p text:style-name="P241">Marketing efforts to create/<text:span text:style-name="T375">maintain</text:span> goodwill among <text:s/><text:span text:style-name="T375">existing </text:span>customer base.</text:p>
          </table:table-cell>
        </table:table-row>
      </table:table>
      <text:p text:style-name="P6"/>
      <text:p text:style-name="P118"><text:span text:style-name="T308">Process Of Offering Benefits</text:span><text:span text:style-name="T309"> </text:span></text:p>
      <text:p text:style-name="P52"/>
      <text:p text:style-name="P52">Subscription business needs to take adequate measures to ensure consistent growth despite of various challenges and roadblocks those may come in its way. Benefits is an effective way to overcome these challenges/roadblocks and often prove effective towards the desired goals.</text:p>
      <text:p text:style-name="P52"/>
      <text:p text:style-name="P115"><text:span text:style-name="T157">So when a merchant </text:span><text:span text:style-name="T156">comes across a</text:span><text:span text:style-name="T157"> new business challenge he/she </text:span><text:span text:style-name="T158">analyses the reasons behind the same and </text:span><text:span text:style-name="T157">may </text:span><text:span text:style-name="T156">seek help</text:span><text:span text:style-name="T157"> of a set of benefits </text:span><text:span text:style-name="T158">schemes</text:span><text:span text:style-name="T157"> which can help mitigate </text:span><text:span text:style-name="T158">those reasons</text:span><text:span text:style-name="T157">. </text:span><text:span text:style-name="T159">When he decides to offer additional perks in the form of benefits to the subscribers,</text:span><text:span text:style-name="T157"> he/she </text:span><text:span text:style-name="T159">needs to </text:span><text:span text:style-name="T157">make adequate provisions, </text:span><text:span text:style-name="T159">and launches the desired benefit schemes with a hope that t</text:span><text:span text:style-name="T157">he push and motivation generated by the offered benefits may enable the subscribers to buy more, for more prolonged period and repeat their buying again and again, thereby contributing in overall business growth and persistence. </text:span><text:span text:style-name="T159">In case the offered benefits succeed in achieving the desired goals, merchant’s decision to offer them and to spend money on them is proven correct and he/she may want to continue the same for additional period until the business challenge in question has completely disappeared.</text:span></text:p>
      <text:p text:style-name="P53"/>
      <text:p text:style-name="P116"><text:span text:style-name="T157">On the other hand the offered benefits may fail to achieve the desired business objective. </text:span><text:span text:style-name="T160">A mechanism of analysis and</text:span><text:span text:style-name="T157"> introspection </text:span><text:span text:style-name="T160">is needed for</text:span><text:span text:style-name="T157"> the merchant </text:span><text:span text:style-name="T160">to understand if the offered benefits could gain full/partial success in mitigating the business goal or have they failed in doing so</text:span><text:span text:style-name="T157">. </text:span></text:p>
      <text:p text:style-name="P54"><text:soft-page-break/></text:p>
      <text:p text:style-name="P117"><text:span text:style-name="T157">It means </text:span><text:span text:style-name="T161">t</text:span><text:span text:style-name="T157">hat the </text:span><text:span text:style-name="T161">business model should equip the </text:span><text:span text:style-name="T157">merchant </text:span><text:span text:style-name="T162">with a concrete methodology </text:span><text:span text:style-name="T161">to define a precise and measurable business objective which can provide the ‘current’ and the ‘final’ state of business </text:span><text:span text:style-name="T162">in a set of predefined business metrics.</text:span><text:span text:style-name="T161"> </text:span><text:span text:style-name="T162">Also at the end it should </text:span><text:span text:style-name="T161">provide an understanding if the ‘final’ state matches the ‘desired’ business state so as to conclude that the objective has been successfully met, or has failed depending upon the difference between ‘desired’ and final states.</text:span><text:span text:style-name="T157"> </text:span><text:span text:style-name="T135">In simpler term</text:span><text:span text:style-name="T163">s</text:span><text:span text:style-name="T135"> the merchant should</text:span></text:p>
      <text:list xml:id="list4168976867" text:style-name="L1">
        <text:list-item>
          <text:p text:style-name="P285"><text:span text:style-name="T135">Define the current challenge or </text:span><text:span text:style-name="T136">desired business </text:span><text:span text:style-name="T135">goal as a ‘Business Objective’. </text:span><text:span text:style-name="T165">It should <text:s/>be defined in form of one or more business parameters relevant to it. Also it should have a fixed period associated, within which the objective is expected to be achieved.</text:span><text:span text:style-name="T135"> </text:span><text:span text:style-name="T165">Through the stated business parameters, the objective is</text:span><text:span text:style-name="T135"> measurable in its ‘before’ and ‘after’ stage</text:span><text:span text:style-name="T163">s</text:span><text:span text:style-name="T135"> and tell if the said objective is met or not.</text:span></text:p>
        </text:list-item>
        <text:list-item>
          <text:p text:style-name="P285"><text:span text:style-name="T163">Define </text:span><text:span text:style-name="T135">one or more ‘</text:span><text:span text:style-name="T229">P</text:span><text:span text:style-name="T166">ricing </text:span><text:span text:style-name="T229">S</text:span><text:span text:style-name="T135">trategies’ </text:span><text:span text:style-name="T163">towards achieving the </text:span><text:span text:style-name="T229">defined </text:span><text:span text:style-name="T163">objective and associate them with it</text:span><text:span text:style-name="T135">. </text:span><text:span text:style-name="T166">A pricing strategy is used for computing the monetary provision needed to achieve stated objective. It is also used to measure if the strategy is proven successful in meeting the objective, through the extent of consumption of monetary provision.</text:span></text:p>
        </text:list-item>
        <text:list-item>
          <text:p text:style-name="P304">Define one or more benefit schemes <text:span text:style-name="T376">as concrete actions, </text:span><text:span text:style-name="T441">for</text:span> each of the strategies. <text:span text:style-name="T441">Benefit schemes are the definitions for setting the eligibility criteria for offering a certain type of benefits and the formula to compute the benefit value for those who fit in the given eligibility criteria. The scheme may also contain the schedule for vesting the benefit value across the life of a subscription so that the subscriber doesn’t always have to wait until the end of the subscription to avail the benefits.</text:span></text:p>
        </text:list-item>
        <text:list-item>
          <text:p text:style-name="P286"><text:span text:style-name="T229">M</text:span><text:span text:style-name="T164">easure the current state of business in the form of a</text:span><text:span text:style-name="T229">n appropriate</text:span><text:span text:style-name="T164"> metric/business parameter relevant to the stated objective. </text:span><text:span text:style-name="T166">Also </text:span><text:span text:style-name="T229">compute</text:span><text:span text:style-name="T166"> the monetary provision needed in each of the associated pricing strategies to reach to the desired end state of business in given time period.</text:span></text:p>
        </text:list-item>
        <text:list-item>
          <text:p text:style-name="P287"><text:span text:style-name="T165">At the end of </text:span><text:span text:style-name="T166">set period for the</text:span><text:span text:style-name="T165"> business objective, </text:span><text:span text:style-name="T135">Measure </text:span></text:p>
        </text:list-item>
      </text:list>
      <text:list xml:id="list3072205014" text:style-name="L2">
        <text:list-item>
          <text:list>
            <text:list-item>
              <text:p text:style-name="P288"><text:span text:style-name="T166">I</text:span><text:span text:style-name="T135">f the </text:span><text:span text:style-name="T166">desired end state of </text:span><text:span text:style-name="T135">business objective is </text:span><text:span text:style-name="T166">fully/partially</text:span><text:span text:style-name="T135"> achieved.</text:span></text:p>
            </text:list-item>
            <text:list-item>
              <text:p text:style-name="P288"><text:span text:style-name="T166">A</text:span><text:span text:style-name="T135">mong </text:span><text:span text:style-name="T166">all </text:span><text:span text:style-name="T135">the set strategies which of them </text:span><text:span text:style-name="T166">have </text:span><text:span text:style-name="T135">proved effective </text:span><text:span text:style-name="T166">in achieving the objective</text:span><text:span text:style-name="T135">. </text:span><text:span text:style-name="T166">This can be achieved simply be comparing the provision made at the beginning and </text:span><text:span text:style-name="T229">money</text:span><text:span text:style-name="T166"> actually consumed at the end of the objective period. </text:span></text:p>
            </text:list-item>
          </text:list>
        </text:list-item>
      </text:list>
      <text:list xml:id="list13641085570306" text:continue-list="list4168976867" text:style-name="L1">
        <text:list-item>
          <text:p text:style-name="P305">Decide future course of action by <text:span text:style-name="T377">determining on following</text:span></text:p>
        </text:list-item>
      </text:list>
      <text:list xml:id="list4056024992" text:style-name="L3">
        <text:list-item>
          <text:list>
            <text:list-item>
              <text:p text:style-name="P320"><text:span text:style-name="T167">I</text:span><text:span text:style-name="T1">dentify the pricing strategies </text:span><text:span text:style-name="T229">which proved most effective; i.e the strategies </text:span><text:span text:style-name="T1">for which the provision made is greatly/</text:span><text:span text:style-name="T229">mostly</text:span><text:span text:style-name="T1"> consumed among all the strategies. It means that the schemes offered by these strategies are successful in luring the subscribers and hence more number of subscribers were found eligible for these schemes. Decide upon continuing these strategies for additional terms, or to close them if the subscribers are seen in the habit of fulfilling the objective by default and no more benefit offering is needed for that objective.</text:span></text:p>
            </text:list-item>
            <text:list-item>
              <text:p text:style-name="P289"><text:span text:style-name="T167">Identify the pricing strategies for which the provision made is not consumed adequately. It means the benefit schemes offered by those strategies did not appeal much to the subscribers and hence not many subscribers were found eligible for those schemes. Decide upon </text:span><text:span text:style-name="T168">closing all these strategies as they are found ineffective OR </text:span><text:span text:style-name="T167">R</text:span><text:span text:style-name="T135">eplacing/</text:span><text:span text:style-name="T168">modifying</text:span><text:span text:style-name="T135"> </text:span><text:span text:style-name="T168">them and given them one more term to prove effective</text:span><text:span text:style-name="T135">.</text:span></text:p>
            </text:list-item>
          </text:list>
        </text:list-item>
      </text:list>
      <text:p text:style-name="P55"/>
      <text:p text:style-name="P174">Business Objectives</text:p>
      <text:p text:style-name="P174"/>
      <text:p text:style-name="P218"><text:span text:style-name="T173">Once in </text:span><text:span text:style-name="T229">the subscription</text:span><text:span text:style-name="T173"> business, the m</text:span><text:span text:style-name="T100">erchant </text:span><text:span text:style-name="T229">has to </text:span><text:span text:style-name="T100">periodically analyse the current business </text:span><text:span text:style-name="T173">challenge/obstacle </text:span><text:span text:style-name="T100">that he/she is facing. There can be problems of various natures. </text:span></text:p>
      <text:list xml:id="list2905382681" text:style-name="L4">
        <text:list-item>
          <text:p text:style-name="P321"><text:soft-page-break/>A set of newly introduced products are not picking up in the market. </text:p>
        </text:list-item>
        <text:list-item>
          <text:p text:style-name="P325"><text:span text:style-name="T173">T</text:span><text:span text:style-name="T100">he incoming subscribers/subscriptions </text:span><text:span text:style-name="T173">are not picking up at a desired rate.</text:span></text:p>
        </text:list-item>
        <text:list-item>
          <text:p text:style-name="P325"><text:span text:style-name="T174">Large volume of subscriptions are not </text:span><text:span text:style-name="T229">continued</text:span><text:span text:style-name="T174"> till the end. M</text:span><text:span text:style-name="T100">ajority of the subscribers are <text:tab/>cancelling their ongoing subscriptions before they actually </text:span><text:span text:style-name="T229">get</text:span><text:span text:style-name="T100"> completed.</text:span></text:p>
        </text:list-item>
        <text:list-item>
          <text:p text:style-name="P325"><text:span text:style-name="T174">T</text:span><text:span text:style-name="T100">he volume of goods churned in an average subscription is so less that it can barely <text:tab/>mitigate/</text:span><text:span text:style-name="T174">unable to mitigate</text:span><text:span text:style-name="T100"> the operational costs.</text:span></text:p>
        </text:list-item>
        <text:list-item>
          <text:p text:style-name="P325"><text:span text:style-name="T174">A</text:span><text:span text:style-name="T100"> subscriber who subscribed once, is not turning up again.</text:span></text:p>
        </text:list-item>
        <text:list-item>
          <text:p text:style-name="P326"><text:span text:style-name="T174">T</text:span><text:span text:style-name="T100">he benefits awarded to the customers are </text:span><text:span text:style-name="T229">incurring such a huge cost against the increased <text:tab/>business that they can no longer be sustainable.</text:span></text:p>
        </text:list-item>
        <text:list-item>
          <text:p text:style-name="P327"><text:span text:style-name="T174">C</text:span><text:span text:style-name="T100">ustomers are not delighted by the </text:span><text:span text:style-name="T230">current offerings as well as the benefit</text:span><text:span text:style-name="T100"> schemes launched <text:tab/>by the merchant, </text:span><text:span text:style-name="T230">so they are not making any efforts to gain additional benefits by being <text:tab/>eligible in any of the schemes.</text:span><text:span text:style-name="T100"> </text:span><text:span text:style-name="T230">H</text:span><text:span text:style-name="T174">ence the awarded benefits are mostly going unused.</text:span></text:p>
          <text:p text:style-name="P323"/>
          <text:p text:style-name="P327"><text:span text:style-name="T175">The m</text:span><text:span text:style-name="T22">erchant </text:span><text:span text:style-name="T231">should define a</text:span><text:span text:style-name="T22"> business objectives appropriate to th</text:span><text:span text:style-name="T175">e current business challenge</text:span><text:span text:style-name="T22">. </text:span><text:span text:style-name="T100">An objective defined at the time of inception of business may not be valid after the business has settled <text:s/>and is in growing phase. Similarly an objective defined at the growing stage may expect too much when the business has gained enormous volume and stabilised. </text:span><text:span text:style-name="T176">Thus a business objective is not permanent and keeps changing according to the current challenges/obstacles.</text:span></text:p>
          <text:p text:style-name="P324"/>
        </text:list-item>
      </text:list>
      <text:p text:style-name="P119"><text:span text:style-name="T137">How to identify a business objective? </text:span><text:span text:style-name="T103">If we observe description of each benefit </text:span><text:span text:style-name="T169">category listed</text:span><text:span text:style-name="T103"> </text:span><text:span text:style-name="T137">in the table above</text:span><text:span text:style-name="T103">, </text:span><text:span text:style-name="T169">the ‘reason for offering benefit’ against </text:span><text:span text:style-name="T103">each one </text:span><text:span text:style-name="T169">indicates appropriate</text:span><text:span text:style-name="T103"> ‘</text:span><text:span text:style-name="T108">Business </text:span><text:span text:style-name="T12">Objective’. </text:span><text:span text:style-name="T127">Business Objective is the expected business outcome that the merchant is wishing to achieve. The merchant is expected to set a business objective in verbose text as well as mathematical measurement formula which is used to periodically measure the performance of the business, after offering one or more benefit schemes, to see if the set objective is achieved or not.</text:span></text:p>
      <text:p text:style-name="P56"/>
      <text:p text:style-name="P57">Example of a Business Objective is as follows</text:p>
      <text:p text:style-name="P50"/>
      <text:p text:style-name="P178"><text:span text:style-name="T23">“A</text:span><text:span text:style-name="T15">chieve </text:span><text:span text:style-name="T60">3</text:span><text:span text:style-name="T15">0% </text:span><text:span text:style-name="T60">increase in</text:span><text:span text:style-name="T15"> loyalty from existing subscribers.”</text:span></text:p>
      <text:p text:style-name="P15"><text:s/></text:p>
      <text:p text:style-name="P178"><text:span text:style-name="T60">A subscriber who used to renew his/her subscription only once, should</text:span><text:span text:style-name="T15"> </text:span><text:span text:style-name="T60">renew it ‘at least’ twice (i.e. Current subscription count of subscriber X =2, expected subscription count of subscriber X =3). The subscriber who renews his subscriptions 5 times(current count=6) should now be motivated to renew it for 7 times(expected count=8). Thus the average increase in subscription renewals per subscriber should be 30%.</text:span></text:p>
      <text:p text:style-name="P51"/>
      <text:p text:style-name="P119"><text:span text:style-name="T138">H</text:span><text:span text:style-name="T169">ow to define </text:span><text:span text:style-name="T231">a </text:span><text:span text:style-name="T169">measurable business objective? For this purpose we need predefined “business parameters” those are used to compute the current state of the business as well as future state of business after the active period for the business objective is over. In the above example “Subscription Renewal Number (per Subscriber)” is the measurable business parameter which should be measured at the time of defining said objective. The same should be measured again on/after the end date of set objective and then appropriate computation is done to determine if the value has increased by 30% or not.</text:span></text:p>
      <text:p text:style-name="P77"/>
      <text:p text:style-name="P68">Few examples of defining the busine<text:span text:style-name="T277">s</text:span>s o<text:span text:style-name="T277">b</text:span>jectives are as follows</text:p>
      <text:list xml:id="list835815722" text:style-name="L5">
        <text:list-item>
          <text:p text:style-name="P290"><text:span text:style-name="T23">A</text:span><text:span text:style-name="T15">chieve </text:span><text:span text:style-name="T60">3</text:span><text:span text:style-name="T15">0% </text:span><text:span text:style-name="T60">increase in</text:span><text:span text:style-name="T15"> loyalty from existing subscribers. </text:span><text:span text:style-name="T60">A subscriber who used to renew his/her subscription only once should</text:span><text:span text:style-name="T15"> </text:span><text:span text:style-name="T60">renew it ‘at least’ twice (i.e. Current subscription count of subscriber X =2, expected subscription count of subscriber X =3). The subscriber who renews his subscriptions 5 times(current count=6) should now be motivated to renew it </text:span><text:soft-page-break/><text:span text:style-name="T60">for 7 times(expected count=8). Thus the average increase in subscription renewals per subscriber should be 30%.</text:span></text:p>
        </text:list-item>
        <text:list-item>
          <text:p text:style-name="P290"><text:span text:style-name="T23">A</text:span><text:span text:style-name="T15">chieve </text:span><text:span text:style-name="T61">3</text:span><text:span text:style-name="T15">0% reduction in </text:span><text:span text:style-name="T23">number/frequency of </text:span><text:span text:style-name="T15">modifications to existing subscriptions. </text:span><text:span text:style-name="T22">This will help merchant manage the inventories more precisely as well as reduce wastage and distribution cost. </text:span><text:span text:style-name="T61">A subscriber who was making changes to </text:span><text:span text:style-name="T231">the </text:span><text:span text:style-name="T61">active subscription 3 times, should now do it only once. Thus average reduction in all active subscriptions during objective active period should result to 30%.</text:span></text:p>
        </text:list-item>
        <text:list-item>
          <text:p text:style-name="P290"><text:span text:style-name="T23">Decrease</text:span><text:span text:style-name="T15"> cancellation of subscriptions before completion by 30%. </text:span><text:span text:style-name="T61">Current</text:span><text:span text:style-name="T231">ly</text:span><text:span text:style-name="T61"> if there are 6 subscriptions out of 10 which are terminated prior to initially registered subscription period, they should be reduced to 4 out of 10.</text:span></text:p>
        </text:list-item>
        <text:list-item>
          <text:p text:style-name="P290"><text:span text:style-name="T24">I</text:span><text:span text:style-name="T15">ncrease subscription value of existing subscriptions by more that 20%. Example: A subscription wh</text:span><text:span text:style-name="T62">ich</text:span><text:span text:style-name="T15"> is providing a subscription value of Rupees 40,000 should be motivated to provide subscription value of minimum rupees 45,000.</text:span></text:p>
        </text:list-item>
        <text:list-item>
          <text:p text:style-name="P306">Promote sale of Product X/Brand X by 15%, by motivating subscribers to opt for that product/brand. <text:span text:style-name="T312">If overall sale of product X at the time of objective settings is 10,000 units per month, now it should increase to 115000 by the end of objective period.</text:span></text:p>
        </text:list-item>
        <text:list-item>
          <text:p text:style-name="P306">Improve the timely payment of subscription instalments by 35%. <text:span text:style-name="T312">Current if there are 6 out of 10 subscriptions miss out of timely payments, they should reduce to 4 out of 10.</text:span></text:p>
        </text:list-item>
        <text:list-item>
          <text:p text:style-name="P308">Create goodwill among existing subscriber aiming at intangible business benefits in future(not measurable)</text:p>
        </text:list-item>
      </text:list>
      <text:p text:style-name="P66"/>
      <text:p text:style-name="P180"><text:span text:style-name="T22">L</text:span><text:span text:style-name="T1">et’s try to define some measurable business objectives, </text:span><text:span text:style-name="T177">by providing it a standard and consistent approach for definition</text:span><text:span text:style-name="T1">.</text:span></text:p>
      <text:p text:style-name="P71"/>
      <text:list xml:id="list13641704143150" text:continue-list="list835815722" text:style-name="L5">
        <text:list-item text:start-value="1">
          <text:p text:style-name="P291"><text:span text:style-name="T23">A</text:span><text:span text:style-name="T15">chieve 20% of more loyalty from existing subscribers. </text:span></text:p>
        </text:list-item>
      </text:list>
      <text:p text:style-name="P16"><text:tab/></text:p>
      <text:p text:style-name="P114"><text:span text:style-name="T15"><text:tab/></text:span><text:span text:style-name="T412">Objective:</text:span></text:p>
      <text:p text:style-name="P199"><text:tab/><text:tab/>Identifier: 0001</text:p>
      <text:p text:style-name="P202"><text:span text:style-name="T25"><text:tab/><text:tab/>Description: </text:span><text:span text:style-name="T177">Obtaining </text:span><text:span text:style-name="T15">20% of more loyalty from existing <text:tab/><text:tab/>subscribers</text:span></text:p>
      <text:p text:style-name="P120"><text:span text:style-name="T413"><text:tab/><text:tab/></text:span><text:span text:style-name="T414">Parameter</text:span><text:span text:style-name="T412">: Subscription renewal count </text:span><text:span text:style-name="T415">Per Subscriber</text:span></text:p>
      <text:p text:style-name="P202"><text:span text:style-name="T15"><text:tab/><text:tab/></text:span><text:span text:style-name="T25">Action: Increase</text:span></text:p>
      <text:p text:style-name="P199"><text:tab/><text:tab/>Value: 20</text:p>
      <text:p text:style-name="P199"><text:tab/><text:tab/>Unit: Percent</text:p>
      <text:p text:style-name="P199"><text:tab/><text:tab/>Applicable to: Subscriber</text:p>
      <text:p text:style-name="P201"><text:tab/><text:tab/><text:span text:style-name="T409">Entity Identifier: </text:span><text:span text:style-name="T410">null</text:span></text:p>
      <text:p text:style-name="P199"><text:tab/><text:tab/>Start Date: 01 Jan 2022</text:p>
      <text:p text:style-name="P199"><text:tab/><text:tab/>End Date: <text:s/>31 Dec 2022</text:p>
      <text:p text:style-name="P72"><text:tab/></text:p>
      <text:p text:style-name="P258"/>
      <text:p text:style-name="P260"><text:span text:style-name="T178">R</text:span><text:span text:style-name="T179">emember that when the business is low/moderate in size and in growing stage the expectation of 20% increase is feasible. When the business gains enormous volume then even 5% increase in loyalty will be difficult to achieve. In such case either the objective needs to be revised or expired. Hence it should have a start and end dates defining its probable life period. </text:span></text:p>
      <text:p text:style-name="P16"/>
      <text:list xml:id="list13640088923180" text:continue-numbering="true" text:style-name="L5">
        <text:list-item>
          <text:p text:style-name="P291"><text:span text:style-name="T23">A</text:span><text:span text:style-name="T15">chieve 20% reduction in </text:span><text:span text:style-name="T23">number/frequency of </text:span><text:span text:style-name="T15">modifications to existing subscriptions </text:span><text:span text:style-name="T23">(</text:span><text:span text:style-name="T15">to less than 2 per subscription</text:span><text:span text:style-name="T23">)</text:span><text:span text:style-name="T15">. </text:span><text:span text:style-name="T22">This will help merchant manage the inventories more precisely as well as reduce wastage and distribution cost.</text:span></text:p>
        </text:list-item>
      </text:list>
      <text:p text:style-name="P69"><text:tab/></text:p>
      <text:p text:style-name="P114"><text:soft-page-break/><text:span text:style-name="T22"><text:tab/></text:span><text:span text:style-name="T412">Objective:</text:span></text:p>
      <text:p text:style-name="P199"><text:tab/><text:tab/>Identifier: 0002</text:p>
      <text:p text:style-name="P199"><text:tab/><text:tab/>Description: <text:tab/>20% decrease in number of modifications <text:tab/><text:tab/>per subscription.</text:p>
      <text:p text:style-name="P121"><text:span text:style-name="T412"><text:tab/><text:tab/>Metric: </text:span><text:span text:style-name="T416">Number Of Modifications </text:span><text:span text:style-name="T417">P</text:span><text:span text:style-name="T416">er Subscription</text:span></text:p>
      <text:p text:style-name="P199"><text:tab/><text:tab/>Action: Decrease</text:p>
      <text:p text:style-name="P199"><text:tab/><text:tab/>Value: 20</text:p>
      <text:p text:style-name="P199"><text:tab/><text:tab/>Unit: Percent</text:p>
      <text:p text:style-name="P199"><text:tab/><text:tab/>Applicable to: Subscription</text:p>
      <text:p text:style-name="P200"><text:span text:style-name="T409"><text:tab/><text:tab/>Entity Identifier: </text:span><text:span text:style-name="T410">null</text:span></text:p>
      <text:p text:style-name="P199"><text:tab/><text:tab/>Start Date: 01 Jan 2022</text:p>
      <text:p text:style-name="P199"><text:tab/><text:tab/>End Date: <text:s/>31 Dec 2022</text:p>
      <text:p text:style-name="P69"/>
      <text:p text:style-name="P69"/>
      <text:list xml:id="list13641325942371" text:continue-numbering="true" text:style-name="L5">
        <text:list-item>
          <text:p text:style-name="P291"><text:span text:style-name="T23">Decrease</text:span><text:span text:style-name="T15"> cancellation of subscriptions before completion by 30%. </text:span></text:p>
        </text:list-item>
      </text:list>
      <text:p text:style-name="P114"><text:span text:style-name="T15"><text:tab/></text:span><text:span text:style-name="T378">Objective:</text:span></text:p>
      <text:p text:style-name="P197"><text:span text:style-name="T25"><text:tab/><text:tab/>Identifier: 000</text:span><text:span text:style-name="T27">3</text:span></text:p>
      <text:p text:style-name="P197"><text:span text:style-name="T25"><text:tab/><text:tab/>Description: </text:span><text:span text:style-name="T31">3</text:span><text:span text:style-name="T15">0% </text:span><text:span text:style-name="T26">decrease in </text:span><text:span text:style-name="T28">cancellation of <text:tab/><text:tab/><text:tab/><text:tab/>subscription</text:span><text:span text:style-name="T181">s.</text:span></text:p>
      <text:p text:style-name="P197"><text:span text:style-name="T15"><text:tab/><text:tab/></text:span><text:span text:style-name="T25">Action: </text:span><text:span text:style-name="T26">Decrease</text:span></text:p>
      <text:p text:style-name="P181"><text:tab/><text:tab/>Value: 20</text:p>
      <text:p text:style-name="P181"><text:tab/><text:tab/>Unit: Percent</text:p>
      <text:p text:style-name="P197"><text:span text:style-name="T25"><text:tab/><text:tab/></text:span><text:span text:style-name="T45">Metric</text:span><text:span text:style-name="T25">: </text:span><text:span text:style-name="T29">Subscription Cancellation Count </text:span><text:span text:style-name="T180">Per Month</text:span></text:p>
      <text:p text:style-name="P197"><text:span text:style-name="T25"><text:tab/><text:tab/>Applicable to: </text:span><text:span text:style-name="T30">Subscriber</text:span></text:p>
      <text:p text:style-name="P198"><text:span text:style-name="T186"><text:tab/><text:tab/>Entity Identifier: </text:span><text:span text:style-name="T187">null</text:span></text:p>
      <text:p text:style-name="P181"><text:tab/><text:tab/>Start Date: 01 Jan 2022</text:p>
      <text:p text:style-name="P181"><text:tab/><text:tab/>End Date: <text:s/>31 Dec 2022</text:p>
      <text:p text:style-name="P16"/>
      <text:list xml:id="list13641172890152" text:continue-numbering="true" text:style-name="L5">
        <text:list-item>
          <text:p text:style-name="P291"><text:span text:style-name="T24">I</text:span><text:span text:style-name="T15">ncrease subscription value of existing subscriptions by more that 20%. Example: A subscription who is providing a subscription value of </text:span><text:span text:style-name="T182">MU</text:span><text:span text:style-name="T15"> 40,000 should be motivated to provide subscription value of minimum </text:span><text:span text:style-name="T182">MU</text:span><text:span text:style-name="T15"> 45,000.</text:span></text:p>
          <text:p text:style-name="P307"/>
        </text:list-item>
      </text:list>
      <text:p text:style-name="P114"><text:span text:style-name="T15"><text:tab/></text:span><text:span text:style-name="T378">Objective:</text:span></text:p>
      <text:p text:style-name="P197"><text:span text:style-name="T25"><text:tab/><text:tab/>Identifier: 000</text:span><text:span text:style-name="T35">4</text:span></text:p>
      <text:p text:style-name="P197"><text:span text:style-name="T25"><text:tab/><text:tab/>Description: </text:span><text:span text:style-name="T32">2</text:span><text:span text:style-name="T15">0% </text:span><text:span text:style-name="T32">increase</text:span><text:span text:style-name="T26"> in </text:span><text:span text:style-name="T28">subscription </text:span><text:span text:style-name="T32">value</text:span></text:p>
      <text:p text:style-name="P197"><text:span text:style-name="T15"><text:tab/><text:tab/></text:span><text:span text:style-name="T25">Action: </text:span><text:span text:style-name="T32">Increase</text:span></text:p>
      <text:p text:style-name="P181"><text:tab/><text:tab/>Value: 20</text:p>
      <text:p text:style-name="P181"><text:tab/><text:tab/>Unit: Percent</text:p>
      <text:p text:style-name="P197"><text:span text:style-name="T25"><text:tab/><text:tab/></text:span><text:span text:style-name="T45">Metric</text:span><text:span text:style-name="T25">: </text:span><text:span text:style-name="T29">Subscription </text:span><text:span text:style-name="T32">Value </text:span><text:span text:style-name="T184">(</text:span><text:span text:style-name="T183">Per Subscription</text:span><text:span text:style-name="T184">)</text:span></text:p>
      <text:p text:style-name="P197"><text:span text:style-name="T25"><text:tab/><text:tab/>Applicable to: </text:span><text:span text:style-name="T33">Subscript</text:span><text:span text:style-name="T34">ion</text:span></text:p>
      <text:p text:style-name="P122"><text:span text:style-name="T379"><text:tab/><text:tab/>Entity Identifier: </text:span><text:span text:style-name="T380">null</text:span></text:p>
      <text:p text:style-name="P181"><text:tab/><text:tab/>Start Date: 01 Jan 2022</text:p>
      <text:p text:style-name="P197"><text:span text:style-name="T25"><text:tab/><text:tab/>End Date: <text:s/>31 Dec 2022</text:span><text:span text:style-name="T15"><text:tab/></text:span></text:p>
      <text:p text:style-name="P16"><text:tab/></text:p>
      <text:list xml:id="list13640356706426" text:continue-numbering="true" text:style-name="L5">
        <text:list-item>
          <text:p text:style-name="P307">Promote sale of Product X/Brand X by 15%, by motivating subscribers to opt for that product/brand.</text:p>
        </text:list-item>
      </text:list>
      <text:p text:style-name="P16"><text:tab/></text:p>
      <text:p text:style-name="P114"><text:span text:style-name="T15"><text:tab/></text:span><text:span text:style-name="T378">Objective:</text:span></text:p>
      <text:p text:style-name="P197"><text:span text:style-name="T25"><text:tab/><text:tab/>Identifier: 000</text:span><text:span text:style-name="T36">5</text:span></text:p>
      <text:p text:style-name="P197"><text:span text:style-name="T25"><text:tab/><text:tab/>Description: </text:span><text:span text:style-name="T36">15</text:span><text:span text:style-name="T15">% </text:span><text:span text:style-name="T32">increase</text:span><text:span text:style-name="T26"> in </text:span><text:span text:style-name="T36">product subscription count.</text:span></text:p>
      <text:p text:style-name="P197"><text:span text:style-name="T15"><text:tab/><text:tab/></text:span><text:span text:style-name="T25">Action: </text:span><text:span text:style-name="T32">Increase</text:span></text:p>
      <text:p text:style-name="P197"><text:soft-page-break/><text:span text:style-name="T25"><text:tab/><text:tab/>Value: </text:span><text:span text:style-name="T36">15</text:span></text:p>
      <text:p text:style-name="P181"><text:tab/><text:tab/>Unit: Percent</text:p>
      <text:p text:style-name="P197"><text:span text:style-name="T25"><text:tab/><text:tab/></text:span><text:span text:style-name="T46">Metric</text:span><text:span text:style-name="T25">: </text:span><text:span text:style-name="T231">Item/Product </text:span><text:span text:style-name="T29">Subscription </text:span><text:span text:style-name="T36">Count </text:span><text:span text:style-name="T185">(per <text:tab/><text:tab/><text:tab/><text:tab/>Subscription)</text:span></text:p>
      <text:p text:style-name="P197"><text:span text:style-name="T25"><text:tab/><text:tab/>Applicable to: </text:span><text:span text:style-name="T36">Product</text:span></text:p>
      <text:p text:style-name="P197"><text:span text:style-name="T36"><text:tab/><text:tab/></text:span><text:span text:style-name="T186">Entity Identifier: X</text:span></text:p>
      <text:p text:style-name="P181"><text:tab/><text:tab/>Start Date: 01 Jan 2022</text:p>
      <text:p text:style-name="P197"><text:span text:style-name="T25"><text:tab/><text:tab/>End Date: <text:s/>31 Dec 202</text:span><text:span text:style-name="T36">2</text:span></text:p>
      <text:p text:style-name="P73"/>
      <text:list xml:id="list13641624852887" text:continue-numbering="true" text:style-name="L5">
        <text:list-item>
          <text:p text:style-name="P307">Improve the timely payment of subscription instalments by 35%.</text:p>
        </text:list-item>
      </text:list>
      <text:p text:style-name="P261">Objective:</text:p>
      <text:p text:style-name="P219"><text:span text:style-name="T25"><text:tab/><text:tab/>Identifier: 000</text:span><text:span text:style-name="T37">6</text:span></text:p>
      <text:p text:style-name="P219"><text:span text:style-name="T25"><text:tab/><text:tab/>Description: </text:span><text:span text:style-name="T38">3</text:span><text:span text:style-name="T36">5</text:span><text:span text:style-name="T15">% </text:span><text:span text:style-name="T38">reduction in payment misses per <text:tab/><text:tab/><text:tab/><text:tab/>subscription</text:span></text:p>
      <text:p text:style-name="P219"><text:span text:style-name="T15"><text:tab/><text:tab/></text:span><text:span text:style-name="T25">Action: </text:span><text:span text:style-name="T39">Decrease</text:span></text:p>
      <text:p text:style-name="P219"><text:span text:style-name="T25"><text:tab/><text:tab/>Value: </text:span><text:span text:style-name="T39">3</text:span><text:span text:style-name="T36">5</text:span></text:p>
      <text:p text:style-name="P222"><text:tab/><text:tab/>Unit: Percent</text:p>
      <text:p text:style-name="P217"><text:span text:style-name="T378"><text:tab/><text:tab/></text:span><text:span text:style-name="T381">Metric</text:span><text:span text:style-name="T378">: </text:span><text:span text:style-name="T382">Payment Missed Count </text:span><text:span text:style-name="T383">per </text:span><text:span text:style-name="T384">S</text:span><text:span text:style-name="T383">ubscription</text:span></text:p>
      <text:p text:style-name="P219"><text:span text:style-name="T25"><text:tab/><text:tab/>Applicable to: </text:span><text:span text:style-name="T40">Sub</text:span><text:span text:style-name="T41">s</text:span><text:span text:style-name="T40">cription</text:span></text:p>
      <text:p text:style-name="P220"><text:span text:style-name="T40"><text:tab/><text:tab/></text:span><text:span text:style-name="T186">Entity Identifier: </text:span><text:span text:style-name="T187">null</text:span></text:p>
      <text:p text:style-name="P222"><text:tab/><text:tab/>Start Date: 01 Jan 2022</text:p>
      <text:p text:style-name="P224"><text:span text:style-name="T25"><text:tab/><text:tab/>End Date: <text:s/>31 Dec 202</text:span><text:span text:style-name="T36">2</text:span></text:p>
      <text:p text:style-name="P259"/>
      <text:list xml:id="list13640260980716" text:continue-numbering="true" text:style-name="L5">
        <text:list-item>
          <text:p text:style-name="P309">Create goodwill among existing subscriber<text:span text:style-name="T418">s</text:span> aiming at intangible business benefits in future(not measurable)</text:p>
        </text:list-item>
      </text:list>
      <text:p text:style-name="P71"><text:tab/></text:p>
      <text:p text:style-name="P71"><text:tab/><text:span text:style-name="T411">Objective:</text:span></text:p>
      <text:p text:style-name="P219"><text:span text:style-name="T25"><text:tab/><text:tab/>Identifier: 000</text:span><text:span text:style-name="T42">7</text:span></text:p>
      <text:p text:style-name="P219"><text:span text:style-name="T25"><text:tab/><text:tab/>Description: </text:span><text:span text:style-name="T43">flat 2% discount on total subscription value</text:span></text:p>
      <text:p text:style-name="P217"><text:span text:style-name="T15"><text:tab/><text:tab/></text:span><text:span text:style-name="T378">Action: </text:span><text:span text:style-name="T385">Discount</text:span></text:p>
      <text:p text:style-name="P217"><text:span text:style-name="T378"><text:tab/><text:tab/>Value: </text:span><text:span text:style-name="T385">2</text:span></text:p>
      <text:p text:style-name="P217"><text:span text:style-name="T378"><text:tab/><text:tab/>Unit: </text:span><text:span text:style-name="T385">percent</text:span></text:p>
      <text:p text:style-name="P219"><text:span text:style-name="T25"><text:tab/><text:tab/></text:span><text:span text:style-name="T47">Metric</text:span><text:span text:style-name="T25">: </text:span><text:span text:style-name="T43">Subscription Value</text:span></text:p>
      <text:p text:style-name="P219"><text:span text:style-name="T25"><text:tab/><text:tab/>Applicable to: </text:span><text:span text:style-name="T40">Sub</text:span><text:span text:style-name="T41">s</text:span><text:span text:style-name="T40">cription</text:span></text:p>
      <text:p text:style-name="P221"><text:span text:style-name="T40"><text:tab/><text:tab/></text:span><text:span text:style-name="T186">Entity Identifier: </text:span><text:span text:style-name="T187">null</text:span></text:p>
      <text:p text:style-name="P222"><text:tab/><text:tab/>Start Date: 01 Jan 2022</text:p>
      <text:p text:style-name="P223"><text:span text:style-name="T279"><text:tab/><text:tab/>End Date: <text:s/>31 Dec 202</text:span><text:span text:style-name="T278">2</text:span></text:p>
      <text:p text:style-name="P64"/>
      <text:p text:style-name="P78"/>
      <text:p text:style-name="P67"/>
      <text:p text:style-name="P175">Pricing Strategies</text:p>
      <text:p text:style-name="P125"><text:span text:style-name="T188">As deemed obvious, </text:span><text:span text:style-name="T192">a</text:span><text:span text:style-name="T188"> business objective, </text:span><text:span text:style-name="T192">will have </text:span><text:span text:style-name="T193">to</text:span><text:span text:style-name="T188"> be linked with </text:span><text:span text:style-name="T193">set of </text:span><text:span text:style-name="T188">concrete actions towards their fulfilment in predefined time period. These actions are nothing but various benefit schemes, which are set to offer some extra benefits to the subscribers upon fulfilling set eligibility criteria. </text:span></text:p>
      <text:p text:style-name="P79"/>
      <text:p text:style-name="P143"><text:span text:style-name="T188">The definition of a benefit scheme is </text:span><text:span text:style-name="T233">merely </text:span><text:span text:style-name="T188">the realisation of merchant’s experience, imagination </text:span><text:span text:style-name="T232">and expectation</text:span><text:span text:style-name="T188"> to achieve set business objective. </text:span><text:span text:style-name="T233">Since they are not based on any scientific</text:span><text:span text:style-name="T188"> </text:span><text:span text:style-name="T233">projections/formulae they</text:span><text:span text:style-name="T188"> </text:span><text:span text:style-name="T194">may or may not work. </text:span><text:span text:style-name="T188">Sometimes </text:span><text:span text:style-name="T194">the schemes</text:span><text:span text:style-name="T188"> may fail, sometimes they may take much longer time to reach to the set targets, or sometimes </text:span><text:span text:style-name="T194">they </text:span><text:span text:style-name="T188">may need corrections in the eligibility criteria or in the offerings based on current buying patterns. </text:span></text:p>
      <text:p text:style-name="P310"/>
      <text:p text:style-name="P143"><text:soft-page-break/><text:span text:style-name="T188">Another challenge is </text:span><text:span text:style-name="T233">to </text:span><text:span text:style-name="T188">assur</text:span><text:span text:style-name="T233">e</text:span><text:span text:style-name="T188"> the contribution of a scheme in the successful achievement of a target. When a business objective is successfully met, it may be because of change of trends, increase in popularity of merchant/certain brands, or any other external environment conditions and has nothing to do with the launched schemes. In such case is there any way to understand </text:span><text:span text:style-name="T195">i</text:span><text:span text:style-name="T188">f the benefit scheme is actually contributing to the success of meeting the objectives? does it require modifications or does it need to be stalled/closed as proved ineffective?</text:span></text:p>
      <text:p text:style-name="P49"/>
      <text:p text:style-name="P123"><text:span text:style-name="T189">The solution to measure the success of set actions </text:span><text:span text:style-name="T190">towards </text:span><text:span text:style-name="T195">meeting an </text:span><text:span text:style-name="T190">objective </text:span><text:span text:style-name="T189">lies in, provisioning money for the </text:span><text:span text:style-name="T191">action</text:span><text:span text:style-name="T189"> at start and then measure its consumption at the end period of the business objective. </text:span><text:span text:style-name="T118">Each offered benefit </text:span><text:span text:style-name="T127">scheme is going to </text:span><text:span text:style-name="T118">incur significant cost to the merchant, </text:span><text:span text:style-name="T127">once launched</text:span><text:span text:style-name="T118">.</text:span><text:span text:style-name="T103"> </text:span><text:span text:style-name="T127">The merchant </text:span><text:span text:style-name="T103">needs to </text:span><text:span text:style-name="T127">make provision</text:span><text:span text:style-name="T103"> for each of the benefit </text:span><text:span text:style-name="T127">scheme</text:span><text:span text:style-name="T103">s. </text:span><text:span text:style-name="T127">When merchant is spending money on the </text:span><text:span text:style-name="T139">benefits/rewards coming out for eligible subscribers from various </text:span><text:span text:style-name="T127">benefit schemes, he/she needs to have a mechanism to</text:span><text:span text:style-name="T103"> </text:span><text:span text:style-name="T140">weigh</text:span><text:span text:style-name="T127"> the </text:span><text:span text:style-name="T103">spend</text:span><text:span text:style-name="T127">s</text:span><text:span text:style-name="T103"> towards these benefits </text:span><text:span text:style-name="T140">against the extent of the success obtained in meeting the objective, </text:span><text:span text:style-name="T112">to </text:span><text:span text:style-name="T140">understand</text:span><text:span text:style-name="T112"> </text:span><text:span text:style-name="T128">if</text:span><text:span text:style-name="T112"> the</text:span><text:span text:style-name="T128">se</text:span><text:span text:style-name="T112"> </text:span><text:span text:style-name="T128">expenses</text:span><text:span text:style-name="T112"> are yielding desired outcomes</text:span><text:span text:style-name="T103">. </text:span><text:span text:style-name="T128">The mechanism to compute actual spends </text:span><text:span text:style-name="T141">on various benefit schemes associated with a</text:span><text:span text:style-name="T128"> </text:span><text:span text:style-name="T141">business objective</text:span><text:span text:style-name="T128"> is termed as</text:span><text:span text:style-name="T113"> ‘pricing strategies’.</text:span></text:p>
      <text:p text:style-name="P80"/>
      <text:p text:style-name="P124"><text:span text:style-name="T114">A p</text:span><text:span text:style-name="T103">ricing strategy </text:span><text:span text:style-name="T234">categorise the spend patterns for different purposes as well as </text:span><text:span text:style-name="T115">compute</text:span><text:span text:style-name="T235">s</text:span><text:span text:style-name="T115"> </text:span><text:span text:style-name="T103">price </text:span><text:span text:style-name="T142">(money) </text:span><text:span text:style-name="T103">units </text:span><text:span text:style-name="T116">which</text:span><text:span text:style-name="T103">, the merchant is going to incur </text:span><text:span text:style-name="T105">directly or indirectly, </text:span><text:span text:style-name="T117">towards</text:span><text:span text:style-name="T103"> offering </text:span><text:span text:style-name="T143">one or more </text:span><text:span text:style-name="T103">benefit</text:span><text:span text:style-name="T143">s</text:span><text:span text:style-name="T103"> </text:span><text:span text:style-name="T143">associated with</text:span><text:span text:style-name="T103"> </text:span><text:span text:style-name="T117">chosen</text:span><text:span text:style-name="T103"> </text:span><text:span text:style-name="T142">objective</text:span><text:span text:style-name="T117">,</text:span><text:span text:style-name="T103"> to the subscribers. The </text:span><text:span text:style-name="T119">benefits offered</text:span><text:span text:style-name="T103"> can be in money units, in terms of goods, </text:span><text:span text:style-name="T122">or</text:span><text:span text:style-name="T103"> benefit points. </text:span><text:span text:style-name="T195">But all of these</text:span><text:span text:style-name="T103"> are </text:span><text:span text:style-name="T129">ultimately </text:span><text:span text:style-name="T103">convert</text:span><text:span text:style-name="T129">ed</text:span><text:span text:style-name="T103"> to the money units that the merchant needs to </text:span><text:span text:style-name="T129">spend</text:span><text:span text:style-name="T103">. </text:span></text:p>
      <text:p text:style-name="P76"/>
      <text:p text:style-name="P126"><text:span text:style-name="T103">Merchant needs to choose one or more strategies, among the set of predefined strategies to </text:span><text:span text:style-name="T195">meet a</text:span><text:span text:style-name="T103"> business objective. </text:span><text:span text:style-name="T196">Each pricing strategy promises to </text:span><text:span text:style-name="T176">offer </text:span><text:span text:style-name="T103">benefits </text:span><text:span text:style-name="T196">of one distinct </text:span><text:span text:style-name="T103">type. Also </text:span><text:span text:style-name="T196">each pricing strategy</text:span><text:span text:style-name="T103"> </text:span><text:span text:style-name="T196">provide</text:span><text:span text:style-name="T236">s</text:span><text:span text:style-name="T196"> a unique and distinct</text:span><text:span text:style-name="T103"> </text:span><text:span text:style-name="T196">approach</text:span><text:span text:style-name="T103"> to compute the success of the benefit schemes defined under them, to conclude if those schemes are successful in achieving the desired objective or they should be terminated/closed if failed to achieve the same.</text:span></text:p>
      <text:p text:style-name="P47"/>
      <text:p text:style-name="P112"><text:span text:style-name="T197">O</text:span><text:span text:style-name="T130">ne or more pricing strategies work towards achieving a unique business objective. Alternatively a pricing strategy can work towards achieving more than one business objectives. </text:span></text:p>
      <text:p text:style-name="P58"/>
      <text:p text:style-name="P112"><text:span text:style-name="T144">In summary, a business objective should define the current state of business and the desired(as well as computed actual) state of business after a unit period, in some measurable units. The pricing strategies mapped to a business objective, will compute the total cost incurred in achieving that objective. </text:span><text:span text:style-name="T145">Each of the mapped pricing strategy will define the category of benefit being passed on and then compute the total cost incurred towards that benefit type. Thus the pricing strategy </text:span><text:span text:style-name="T146">helps</text:span><text:span text:style-name="T145"> denote the “consumption” of </text:span><text:span text:style-name="T147">the monetary provision on </text:span><text:span text:style-name="T145">a </text:span><text:span text:style-name="T146">benefit scheme</text:span><text:span text:style-name="T145"> as </text:span><text:span text:style-name="T146">against</text:span><text:span text:style-name="T145"> other </text:span><text:span text:style-name="T146">schemes</text:span><text:span text:style-name="T145"> thereby helps determining the effectiveness of a particular type of </text:span><text:span text:style-name="T146">scheme</text:span><text:span text:style-name="T145">.</text:span></text:p>
      <text:p text:style-name="P179"><text:span text:style-name="T130"><text:s/></text:span><text:span text:style-name="T131"><text:s/></text:span></text:p>
      <text:p text:style-name="P108"><text:span text:style-name="T104">In the Subscription Business Model, o</text:span><text:span text:style-name="T102">ne of the following benefit pricing strategies are recommended to be used </text:span><text:span text:style-name="T148">to achieve different business objectives</text:span><text:span text:style-name="T102">.</text:span></text:p>
      <text:p text:style-name="P4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2">Benefit Pricing Category</text:p>
          </table:table-cell>
          <table:table-cell table:style-name="Table2.A1" office:value-type="string">
            <text:p text:style-name="P242">Benefit Pricing Strategy</text:p>
          </table:table-cell>
          <table:table-cell table:style-name="Table2.A1" office:value-type="string">
            <text:p text:style-name="P242">Description</text:p>
          </table:table-cell>
          <table:table-cell table:style-name="Table2.D1" office:value-type="string">
            <text:p text:style-name="P245">Usage</text:p>
          </table:table-cell>
        </table:table-row>
        <table:table-row>
          <table:table-cell table:style-name="Table2.A2" table:number-rows-spanned="3" office:value-type="string">
            <text:p text:style-name="P242">Buy Get</text:p>
          </table:table-cell>
          <table:table-cell table:style-name="Table2.A2" office:value-type="string">
            <text:p text:style-name="P231">Buy X Get X Free</text:p>
          </table:table-cell>
          <table:table-cell table:style-name="Table2.A2" office:value-type="string">
            <text:p text:style-name="P231"><text:span text:style-name="T322">Upon buying specific volume of product X subscriber can get additional volume of the same product</text:span><text:span text:style-name="T323"> free</text:span><text:span text:style-name="T322">.</text:span></text:p>
          </table:table-cell>
          <table:table-cell table:style-name="Table2.D2" table:number-rows-spanned="3" office:value-type="string">
            <text:p text:style-name="P245">This strategy is suited for promoting a<text:span text:style-name="T325">n existing</text:span> product X, <text:span text:style-name="T325">by providing </text:span><text:soft-page-break/><text:span text:style-name="T325">benefits in terms of product X volume, in terms of volume of a complementary product Y, or in terms of monetary discount upon buying certain volume of product X.</text:span></text:p>
          </table:table-cell>
        </table:table-row>
        <table:table-row>
          <table:covered-table-cell/>
          <table:table-cell table:style-name="Table2.A2" office:value-type="string">
            <text:p text:style-name="P243">Buy X Get Y Free</text:p>
          </table:table-cell>
          <table:table-cell table:style-name="Table2.A2" office:value-type="string">
            <text:p text:style-name="P231"><text:span text:style-name="T322">Upon buying specific volume of product X subscriber can get </text:span><text:span text:style-name="T323">N volume of product Y free</text:span></text:p>
          </table:table-cell>
          <table:covered-table-cell/>
        </table:table-row>
        <table:table-row>
          <table:covered-table-cell/>
          <table:table-cell table:style-name="Table2.A2" office:value-type="string">
            <text:p text:style-name="P231"><text:span text:style-name="T322">Buy X Get </text:span><text:span text:style-name="T323">Y</text:span><text:span text:style-name="T322"> Sale Price</text:span></text:p>
          </table:table-cell>
          <table:table-cell table:style-name="Table2.A2" office:value-type="string">
            <text:p text:style-name="P231"><text:span text:style-name="T322">Upon buying specific volume of product X subscriber can get </text:span><text:span text:style-name="T323">the discounted offer price N for product Y</text:span></text:p>
          </table:table-cell>
          <table:covered-table-cell/>
        </table:table-row>
        <table:table-row>
          <table:table-cell table:style-name="Table2.A2" table:number-rows-spanned="3" office:value-type="string">
            <text:p text:style-name="P204"><text:span text:style-name="T433">Promotional </text:span><text:span text:style-name="T434">Benefits</text:span></text:p>
          </table:table-cell>
          <table:table-cell table:style-name="Table2.A2" office:value-type="string">
            <text:p text:style-name="P244">Buy X Get <text:span text:style-name="T353">N </text:span>Percent off</text:p>
          </table:table-cell>
          <table:table-cell table:style-name="Table2.A2" office:value-type="string">
            <text:p text:style-name="P235"><text:span text:style-name="T322">Upon buying specific volume of product X subscriber can get N percent off on the Sale/offer price </text:span><text:span text:style-name="T326">of product X</text:span><text:span text:style-name="T322">.</text:span></text:p>
          </table:table-cell>
          <table:table-cell table:style-name="Table2.D2" table:number-rows-spanned="3" office:value-type="string">
            <text:p text:style-name="P203">Another strategy for promoting an existing product X, by providing benefits in terms of monetary discount, discounted offer price or benefit points</text:p>
          </table:table-cell>
        </table:table-row>
        <table:table-row>
          <table:covered-table-cell/>
          <table:table-cell table:style-name="Table2.A2" office:value-type="string">
            <text:p text:style-name="P235"><text:span text:style-name="T322">Buy X </text:span><text:span text:style-name="T345">G</text:span><text:span text:style-name="T322">et </text:span><text:span text:style-name="T353">N </text:span><text:span text:style-name="T322">Sale Price</text:span></text:p>
          </table:table-cell>
          <table:table-cell table:style-name="Table2.A2" office:value-type="string">
            <text:p text:style-name="P235"><text:span text:style-name="T322">Upon buying specific volume of product X subscriber can get N as discounted sale price </text:span><text:span text:style-name="T326">for product X</text:span></text:p>
          </table:table-cell>
          <table:covered-table-cell/>
        </table:table-row>
        <table:table-row>
          <table:covered-table-cell/>
          <table:table-cell table:style-name="Table2.A2" office:value-type="string">
            <text:p text:style-name="P256">Buy X Earn N benefit Points</text:p>
          </table:table-cell>
          <table:table-cell table:style-name="Table2.A2" office:value-type="string">
            <text:p text:style-name="P236"><text:span text:style-name="T322">Upon buying specific volume of product X subscriber can </text:span><text:span text:style-name="T432">earn</text:span><text:span text:style-name="T322"> N </text:span><text:span text:style-name="T432">benefit points per every unit threshold volume.</text:span></text:p>
          </table:table-cell>
          <table:covered-table-cell/>
        </table:table-row>
        <table:table-row>
          <table:table-cell table:style-name="Table2.A2" table:number-rows-spanned="4" office:value-type="string">
            <text:p text:style-name="P246">Retention/Loyalty</text:p>
          </table:table-cell>
          <table:table-cell table:style-name="Table2.A2" office:value-type="string">
            <text:p text:style-name="P231"><text:span text:style-name="T327">Renew X times, </text:span><text:span text:style-name="T421">Earn</text:span><text:span text:style-name="T327"> </text:span><text:span text:style-name="T354">N </text:span><text:span text:style-name="T328">P</text:span><text:span text:style-name="T327">oints</text:span></text:p>
          </table:table-cell>
          <table:table-cell table:style-name="Table2.A2" office:value-type="string">
            <text:p text:style-name="P248">Upon renewing subscription X times, the subscriber will gain N benefit points.</text:p>
          </table:table-cell>
          <table:table-cell table:style-name="Table2.D2" table:number-rows-spanned="4" office:value-type="string">
            <text:p text:style-name="P248">Suitable for promoting loyalty among existing subscribers.</text:p>
            <text:p text:style-name="P248"/>
          </table:table-cell>
        </table:table-row>
        <table:table-row>
          <table:covered-table-cell/>
          <table:table-cell table:style-name="Table2.A2" office:value-type="string">
            <text:p text:style-name="P231"><text:span text:style-name="T328">Renew X times, </text:span><text:span text:style-name="T421">Earn</text:span><text:span text:style-name="T328"> </text:span><text:span text:style-name="T354">N $</text:span><text:span text:style-name="T328"> </text:span></text:p>
          </table:table-cell>
          <table:table-cell table:style-name="Table2.A2" office:value-type="string">
            <text:p text:style-name="P248">Upon renewing subscription X times, the subscriber will gain N money units.</text:p>
          </table:table-cell>
          <table:covered-table-cell/>
        </table:table-row>
        <table:table-row>
          <table:covered-table-cell/>
          <table:table-cell table:style-name="Table2.A2" office:value-type="string">
            <text:p text:style-name="P231"><text:span text:style-name="T328">Renew X times with threshold </text:span><text:span text:style-name="T355">S</text:span><text:span text:style-name="T328">ale, </text:span><text:span text:style-name="T422">Earn</text:span><text:span text:style-name="T328"> </text:span><text:span text:style-name="T355">N</text:span><text:span text:style-name="T328"> Points</text:span></text:p>
          </table:table-cell>
          <table:table-cell table:style-name="Table2.A2" office:value-type="string">
            <text:p text:style-name="P248">Upon renewing subscription X times As Well As providing sale above the threshold value, the subscriber will gain N benefit points.</text:p>
          </table:table-cell>
          <table:covered-table-cell/>
        </table:table-row>
        <table:table-row>
          <table:covered-table-cell/>
          <table:table-cell table:style-name="Table2.A2" office:value-type="string">
            <text:p text:style-name="P231"><text:span text:style-name="T328">Renew X times with threshold sale, </text:span><text:span text:style-name="T424">Earn</text:span><text:span text:style-name="T328"> </text:span><text:span text:style-name="T356">N </text:span><text:span text:style-name="T328">$</text:span></text:p>
          </table:table-cell>
          <table:table-cell table:style-name="Table2.A2" office:value-type="string">
            <text:p text:style-name="P248">Upon renewing subscription X times As Well As providing sale above the threshold value, the subscriber will gain N money units.</text:p>
          </table:table-cell>
          <table:covered-table-cell/>
        </table:table-row>
        <table:table-row>
          <table:table-cell table:style-name="Table2.A2" table:number-rows-spanned="3" office:value-type="string">
            <text:p text:style-name="P231"><text:span text:style-name="T420">Spend </text:span><text:span text:style-name="T419">Earn</text:span></text:p>
          </table:table-cell>
          <table:table-cell table:style-name="Table2.A2" office:value-type="string">
            <text:p text:style-name="P231"><text:span text:style-name="T324">Spend X </text:span><text:span text:style-name="T425">Earn</text:span><text:span text:style-name="T324"> </text:span><text:span text:style-name="T357">N </text:span><text:span text:style-name="T324">$ Off</text:span></text:p>
          </table:table-cell>
          <table:table-cell table:style-name="Table2.A2" office:value-type="string">
            <text:p text:style-name="P231"><text:span text:style-name="T329">Upon spending X towards subscription, the subscriber </text:span><text:span text:style-name="T330">will</text:span><text:span text:style-name="T329"> gain </text:span><text:span text:style-name="T330">a discount of </text:span><text:span text:style-name="T329">N money units</text:span></text:p>
          </table:table-cell>
          <table:table-cell table:style-name="Table2.D2" table:number-rows-spanned="3" office:value-type="string">
            <text:p text:style-name="P251">The pricing strategies on overall subscription value, which motivates the subscriber to buy more and more in an active subscription.</text:p>
          </table:table-cell>
        </table:table-row>
        <table:table-row>
          <table:covered-table-cell/>
          <table:table-cell table:style-name="Table2.A2" office:value-type="string">
            <text:p text:style-name="P231"><text:span text:style-name="T324">Spend X </text:span><text:span text:style-name="T426">Earn</text:span><text:span text:style-name="T324"> </text:span><text:span text:style-name="T357">N </text:span><text:span text:style-name="T328">P</text:span><text:span text:style-name="T324">oints</text:span></text:p>
          </table:table-cell>
          <table:table-cell table:style-name="Table2.A2" office:value-type="string">
            <text:p text:style-name="P249">Upon spending X towards subscription, <text:span text:style-name="T330">the subscriber will gain N benefit points.</text:span></text:p>
          </table:table-cell>
          <table:covered-table-cell/>
        </table:table-row>
        <table:table-row>
          <table:covered-table-cell/>
          <table:table-cell table:style-name="Table2.A2" office:value-type="string">
            <text:p text:style-name="P231"><text:span text:style-name="T324">Spend X </text:span><text:span text:style-name="T427">Earn</text:span><text:span text:style-name="T324"> </text:span><text:span text:style-name="T357">N</text:span><text:span text:style-name="T324">% Off </text:span></text:p>
          </table:table-cell>
          <table:table-cell table:style-name="Table2.A2" office:value-type="string">
            <text:p text:style-name="P249">Upon spending X towards subscription, <text:span text:style-name="T331">the subscriber will gain additional N% off on total subscription value.</text:span></text:p>
          </table:table-cell>
          <table:covered-table-cell/>
        </table:table-row>
        <text:soft-page-break/>
        <table:table-row>
          <table:table-cell table:style-name="Table2.A2" table:number-rows-spanned="4" office:value-type="string">
            <text:p text:style-name="P247"><text:span text:style-name="T346">Brand </text:span>Ambassador</text:p>
          </table:table-cell>
          <table:table-cell table:style-name="Table2.A2" office:value-type="string">
            <text:p text:style-name="P231"><text:span text:style-name="T328">Refer </text:span><text:span text:style-name="T358">X </text:span><text:span text:style-name="T328">Subscriber</text:span><text:span text:style-name="T358">s</text:span><text:span text:style-name="T328">, </text:span><text:span text:style-name="T428">Earn</text:span><text:span text:style-name="T328"> </text:span><text:span text:style-name="T358">N </text:span><text:span text:style-name="T328">Points</text:span></text:p>
          </table:table-cell>
          <table:table-cell table:style-name="Table2.A2" office:value-type="string">
            <text:p text:style-name="P250">Upon referring a new subscriber, the existing subscriber will gain N benefit points</text:p>
          </table:table-cell>
          <table:table-cell table:style-name="Table2.D2" table:number-rows-spanned="4" office:value-type="string">
            <text:p text:style-name="P253">In case the Subscription BM wishes to motivate existing subscribers to be the brand ambassadors of the merchant business, the listed pricing strategies can be adopted to reward them for the same.</text:p>
            <text:p text:style-name="P231"/>
            <text:p text:style-name="P231"/>
            <text:p text:style-name="P231"/>
            <text:p text:style-name="P231"/>
            <text:p text:style-name="P231"/>
          </table:table-cell>
        </table:table-row>
        <table:table-row>
          <table:covered-table-cell/>
          <table:table-cell table:style-name="Table2.A2" office:value-type="string">
            <text:p text:style-name="P247">Refer <text:span text:style-name="T358">X </text:span>Subscriber<text:span text:style-name="T358">s</text:span>, Get <text:span text:style-name="T358">N</text:span>$ Off</text:p>
          </table:table-cell>
          <table:table-cell table:style-name="Table2.A2" office:value-type="string">
            <text:p text:style-name="P250">Upon referring a new subscriber, the existing subscriber will gain <text:span text:style-name="T333">N money units off on current subscription value.</text:span></text:p>
          </table:table-cell>
          <table:covered-table-cell/>
        </table:table-row>
        <table:table-row>
          <table:covered-table-cell/>
          <table:table-cell table:style-name="Table2.A2" office:value-type="string">
            <text:p text:style-name="P231"><text:span text:style-name="T328">Refer </text:span><text:span text:style-name="T359">X </text:span><text:span text:style-name="T328">Subscriber</text:span><text:span text:style-name="T359">s</text:span><text:span text:style-name="T328"> with Threshold Sale, </text:span><text:span text:style-name="T429">Earn</text:span><text:span text:style-name="T328"> </text:span><text:span text:style-name="T359">N </text:span><text:span text:style-name="T328">Points</text:span></text:p>
          </table:table-cell>
          <table:table-cell table:style-name="Table2.A2" office:value-type="string">
            <text:p text:style-name="P231"><text:span text:style-name="T332">Upon referring a new subscriber </text:span><text:span text:style-name="T334">who subscribed to a value more than the set threshold</text:span><text:span text:style-name="T332">, the existing subscriber will gain </text:span><text:span text:style-name="T335">N benefit points</text:span></text:p>
          </table:table-cell>
          <table:covered-table-cell/>
        </table:table-row>
        <table:table-row>
          <table:covered-table-cell/>
          <table:table-cell table:style-name="Table2.A2" office:value-type="string">
            <text:p text:style-name="P231"><text:span text:style-name="T328">Refer </text:span><text:span text:style-name="T360">X </text:span><text:span text:style-name="T328">Subscriber</text:span><text:span text:style-name="T360">s</text:span><text:span text:style-name="T328"> with Threshold Sale, </text:span><text:span text:style-name="T430">Earn</text:span><text:span text:style-name="T328"> </text:span><text:span text:style-name="T360">N </text:span><text:span text:style-name="T328">$ </text:span><text:span text:style-name="T346">Off</text:span></text:p>
          </table:table-cell>
          <table:table-cell table:style-name="Table2.A2" office:value-type="string">
            <text:p text:style-name="P231"><text:span text:style-name="T332">Upon referring a new subscriber </text:span><text:span text:style-name="T334">who subscribed to a value more than the set threshold</text:span><text:span text:style-name="T332">, the existing subscriber will gain </text:span><text:span text:style-name="T335">N </text:span><text:span text:style-name="T336">money units</text:span></text:p>
          </table:table-cell>
          <table:covered-table-cell/>
        </table:table-row>
        <table:table-row>
          <table:table-cell table:style-name="Table2.A2" table:number-rows-spanned="3" office:value-type="string">
            <text:p text:style-name="P232"><text:span text:style-name="T346">Commit </text:span><text:span text:style-name="T423">Earn</text:span></text:p>
          </table:table-cell>
          <table:table-cell table:style-name="Table2.A2" office:value-type="string">
            <text:p text:style-name="P232"><text:span text:style-name="T346">Modify </text:span><text:span text:style-name="T361">M</text:span><text:span text:style-name="T348">ax </text:span><text:span text:style-name="T361">X</text:span><text:span text:style-name="T346"> times, </text:span><text:span text:style-name="T423">Earn</text:span><text:span text:style-name="T346"> </text:span><text:span text:style-name="T361">N </text:span><text:span text:style-name="T346">Points</text:span></text:p>
          </table:table-cell>
          <table:table-cell table:style-name="Table2.A2" office:value-type="string">
            <text:p text:style-name="P254">Upon restricting negative modifications to subscription contract subscriber will gain N benefit points</text:p>
          </table:table-cell>
          <table:table-cell table:style-name="Table2.D2" table:number-rows-spanned="3" office:value-type="string">
            <text:p text:style-name="P109"><text:span text:style-name="T347">I</text:span><text:span text:style-name="T349">n</text:span><text:span text:style-name="T347"> order to motivate subscribers to stick to the registered subscription contract <text:s/>OR discourage them from making any modifications which can cause ‘reducing subscription value’, the listed pricing strategies can be adopted</text:span></text:p>
          </table:table-cell>
        </table:table-row>
        <table:table-row>
          <table:covered-table-cell/>
          <table:table-cell table:style-name="Table2.A2" office:value-type="string">
            <text:p text:style-name="P232"><text:span text:style-name="T346">Modify </text:span><text:span text:style-name="T361">M</text:span><text:span text:style-name="T348">ax </text:span><text:span text:style-name="T361">X</text:span><text:span text:style-name="T346"> times, </text:span><text:span text:style-name="T423">Earn</text:span><text:span text:style-name="T346"> </text:span><text:span text:style-name="T361">N</text:span><text:span text:style-name="T346">% Off</text:span></text:p>
          </table:table-cell>
          <table:table-cell table:style-name="Table2.A2" office:value-type="string">
            <text:p text:style-name="P254">Upon restricting negative modifications to subscription contract subscriber will gain N % off on total subscription value</text:p>
          </table:table-cell>
          <table:covered-table-cell/>
        </table:table-row>
        <table:table-row>
          <table:covered-table-cell/>
          <table:table-cell table:style-name="Table2.A2" office:value-type="string">
            <text:p text:style-name="P232"><text:span text:style-name="T346">Modify </text:span><text:span text:style-name="T362">M</text:span><text:span text:style-name="T348">ax </text:span><text:span text:style-name="T362">X</text:span><text:span text:style-name="T346"> times, </text:span><text:span text:style-name="T423">Earn</text:span><text:span text:style-name="T346"> </text:span><text:span text:style-name="T362">N </text:span><text:span text:style-name="T346">$ Off</text:span></text:p>
          </table:table-cell>
          <table:table-cell table:style-name="Table2.A2" office:value-type="string">
            <text:p text:style-name="P232"><text:span text:style-name="T346">Upon restricting negative modifications to subscription contract subscriber will gain N </text:span><text:span text:style-name="T347">money units off on total subscription value</text:span></text:p>
          </table:table-cell>
          <table:covered-table-cell/>
        </table:table-row>
        <table:table-row table:style-name="Table2.22">
          <table:table-cell table:style-name="Table2.A2" office:value-type="string">
            <text:p text:style-name="P233"><text:span text:style-name="T348">Pay </text:span><text:span text:style-name="T431">Earn</text:span></text:p>
          </table:table-cell>
          <table:table-cell table:style-name="Table2.A2" office:value-type="string">
            <text:p text:style-name="P233"><text:span text:style-name="T348">Miss instalments </text:span><text:span text:style-name="T363">M</text:span><text:span text:style-name="T348">ax </text:span><text:span text:style-name="T364">X</text:span><text:span text:style-name="T348"> times </text:span><text:span text:style-name="T423">Earn</text:span><text:span text:style-name="T348"> </text:span><text:span text:style-name="T364">N</text:span><text:span text:style-name="T348"> Points</text:span></text:p>
          </table:table-cell>
          <table:table-cell table:style-name="Table2.A2" office:value-type="string">
            <text:p text:style-name="P255">Upon restricting the payment <text:s/>instalment misses to maximum N times, the subscriber will gain N benefit points</text:p>
          </table:table-cell>
          <table:table-cell table:style-name="Table2.D2" table:number-rows-spanned="3" office:value-type="string">
            <text:p text:style-name="P110"><text:span text:style-name="T349">I</text:span><text:span text:style-name="T350">n</text:span><text:span text:style-name="T349"> order to motivate subscribers to make timely payments (by missing payment instalments less than threshold count) one of the listed pricing strategies should be adopted</text:span></text:p>
          </table:table-cell>
        </table:table-row>
        <table:table-row table:style-name="Table2.22">
          <table:table-cell table:style-name="Table2.A2" office:value-type="string">
            <text:p text:style-name="P255"/>
          </table:table-cell>
          <table:table-cell table:style-name="Table2.A2" office:value-type="string">
            <text:p text:style-name="P233"><text:span text:style-name="T348">Miss instalments </text:span><text:span text:style-name="T363">M</text:span><text:span text:style-name="T348">ax </text:span><text:span text:style-name="T363">X</text:span><text:span text:style-name="T348"> times </text:span><text:span text:style-name="T424">Earn</text:span><text:span text:style-name="T346"> </text:span><text:span text:style-name="T363">N</text:span><text:span text:style-name="T346">% Off</text:span></text:p>
          </table:table-cell>
          <table:table-cell table:style-name="Table2.A2" office:value-type="string">
            <text:p text:style-name="P255">Upon restricting the payment <text:s/>instalment misses to maximum N times, the subscriber will gain N % off on subscription value</text:p>
          </table:table-cell>
          <table:covered-table-cell/>
        </table:table-row>
        <table:table-row table:style-name="Table2.22">
          <table:table-cell table:style-name="Table2.A2" office:value-type="string">
            <text:p text:style-name="P255"/>
          </table:table-cell>
          <table:table-cell table:style-name="Table2.A2" office:value-type="string">
            <text:p text:style-name="P233"><text:span text:style-name="T348">Miss instalments </text:span><text:span text:style-name="T363">M</text:span><text:span text:style-name="T348">ax N times </text:span><text:span text:style-name="T424">Earn</text:span><text:span text:style-name="T346"> </text:span><text:span text:style-name="T363">N</text:span><text:span text:style-name="T348">$</text:span><text:span text:style-name="T346"> Off</text:span></text:p>
          </table:table-cell>
          <table:table-cell table:style-name="Table2.A2" office:value-type="string">
            <text:p text:style-name="P255">Upon restricting the payment <text:s/>instalment misses to maximum N times, the subscriber will gain N $ Off from subscription value</text:p>
          </table:table-cell>
          <table:covered-table-cell/>
        </table:table-row>
      </table:table>
      <text:p text:style-name="P48"><text:s/></text:p>
      <text:p text:style-name="P47"/>
      <text:p text:style-name="P205"><text:span text:style-name="T204">t</text:span><text:span text:style-name="T1">he table above list</text:span><text:span text:style-name="T237">s</text:span><text:span text:style-name="T1"> set of pricing categories, where each category indicates the usage scenario in which a category is proven useful, the nature of exchange that will take place in it and lists multiple pricing strategies under each.</text:span></text:p>
      <text:p text:style-name="P81"/>
      <text:p text:style-name="P144"><text:soft-page-break/><text:span text:style-name="T204">L</text:span><text:span text:style-name="T226">et’s try to </text:span><text:span text:style-name="T237">create a</text:span><text:span text:style-name="T226"> meta definition of Pricing Strategy</text:span></text:p>
      <text:p text:style-name="P81"/>
      <text:p text:style-name="P189">Pricing Strategy:</text:p>
      <text:p text:style-name="P189"><text:tab/>Identifier:<text:tab/><text:tab/><text:tab/><text:tab/>str001</text:p>
      <text:p text:style-name="P189"><text:tab/>Category:<text:tab/><text:tab/><text:tab/><text:tab/><text:tab/>BuyGet</text:p>
      <text:p text:style-name="P189"><text:tab/>StrategyName:<text:tab/><text:tab/><text:tab/><text:tab/>Buy X, Get X free</text:p>
      <text:p text:style-name="P189"><text:tab/>Description:<text:tab/><text:tab/><text:tab/><text:tab/>Promote product X by offering <text:tab/>units of product X.</text:p>
      <text:p text:style-name="P130"><text:span text:style-name="T387"><text:tab/></text:span><text:span text:style-name="T388">Target </text:span><text:span text:style-name="T389">Entity</text:span><text:span text:style-name="T388"> </text:span><text:span text:style-name="T393">T</text:span><text:span text:style-name="T390">ype</text:span><text:span text:style-name="T386">:<text:tab/><text:tab/><text:tab/></text:span><text:span text:style-name="T388">Product</text:span></text:p>
      <text:p text:style-name="P130"><text:span text:style-name="T388"><text:tab/>Target </text:span><text:span text:style-name="T389">Entity</text:span><text:span text:style-name="T388"> Identifier:<text:tab/>X</text:span></text:p>
      <text:p text:style-name="P130"><text:span text:style-name="T388"><text:tab/></text:span><text:span text:style-name="T389">Target Entity Parameter:<text:tab/><text:tab/></text:span><text:span text:style-name="T393">Units</text:span></text:p>
      <text:p text:style-name="P132"><text:span text:style-name="T388"><text:tab/>Target </text:span><text:span text:style-name="T389">Entity</text:span><text:span text:style-name="T388"> </text:span><text:span text:style-name="T391">Threshold:<text:tab/><text:tab/>10</text:span></text:p>
      <text:p text:style-name="P130"><text:span text:style-name="T388"><text:tab/>Offer </text:span><text:span text:style-name="T389">Entity</text:span><text:span text:style-name="T388"> </text:span><text:span text:style-name="T390">type</text:span><text:span text:style-name="T388">:<text:tab/><text:tab/><text:tab/>Product</text:span></text:p>
      <text:p text:style-name="P131"><text:span text:style-name="T388"><text:tab/>Offer </text:span><text:span text:style-name="T392">Entity</text:span><text:span text:style-name="T388"> Identifier:<text:tab/><text:tab/>X</text:span></text:p>
      <text:p text:style-name="P131"><text:span text:style-name="T388"><text:tab/></text:span><text:span text:style-name="T393">Offer Entity parameter:<text:tab/><text:tab/>Units</text:span></text:p>
      <text:p text:style-name="P137"><text:span text:style-name="T388"><text:tab/></text:span><text:span text:style-name="T391">Offer Parameter </text:span><text:span text:style-name="T398">Value</text:span><text:span text:style-name="T391">:<text:tab/><text:tab/>1</text:span></text:p>
      <text:p text:style-name="P137"><text:span text:style-name="T391"><text:tab/></text:span><text:span text:style-name="T402">Offer Parameter Unit:<text:tab/><text:tab/>Quantity</text:span><text:span text:style-name="T391"><text:tab/></text:span></text:p>
      <text:p text:style-name="P133"><text:span text:style-name="T228"><text:tab/></text:span><text:span text:style-name="T378">Start Date: <text:tab/><text:tab/><text:tab/><text:tab/>01 Jan 2022</text:span></text:p>
      <text:p text:style-name="P183"><text:span text:style-name="T279"><text:tab/>End Date: <text:s/><text:tab/><text:tab/><text:tab/><text:tab/>31 Dec 202</text:span><text:span text:style-name="T278">2</text:span></text:p>
      <text:p text:style-name="P82"><text:tab/></text:p>
      <text:p text:style-name="P130"><text:span text:style-name="T227"><text:tab/><text:tab/></text:span><text:span text:style-name="T226"> <text:s/></text:span></text:p>
      <text:p text:style-name="P190">Pricing Strategy:</text:p>
      <text:p text:style-name="P134"><text:span text:style-name="T387"><text:tab/>Identifier:<text:tab/><text:tab/><text:tab/><text:tab/>str00</text:span><text:span text:style-name="T394">2</text:span></text:p>
      <text:p text:style-name="P191"><text:tab/>Category:<text:tab/><text:tab/><text:tab/><text:tab/><text:tab/>BuyGet</text:p>
      <text:p text:style-name="P134"><text:span text:style-name="T387"><text:tab/>StrategyName:<text:tab/><text:tab/><text:tab/><text:tab/>Buy X, Get </text:span><text:span text:style-name="T394">Y</text:span><text:span text:style-name="T387"> free</text:span></text:p>
      <text:p text:style-name="P134"><text:span text:style-name="T387"><text:tab/>Description:<text:tab/><text:tab/><text:tab/><text:tab/>Promote product X by offering <text:tab/>units of product </text:span><text:span text:style-name="T394">Y</text:span><text:span text:style-name="T387">.</text:span></text:p>
      <text:p text:style-name="P134"><text:span text:style-name="T387"><text:tab/></text:span><text:span text:style-name="T388">Target </text:span><text:span text:style-name="T389">Entity</text:span><text:span text:style-name="T388"> </text:span><text:span text:style-name="T393">T</text:span><text:span text:style-name="T390">ype</text:span><text:span text:style-name="T386">:<text:tab/><text:tab/><text:tab/></text:span><text:span text:style-name="T388">Product</text:span></text:p>
      <text:p text:style-name="P134"><text:span text:style-name="T388"><text:tab/>Target </text:span><text:span text:style-name="T389">Entity</text:span><text:span text:style-name="T388"> Identifier:<text:tab/>X</text:span></text:p>
      <text:p text:style-name="P134"><text:span text:style-name="T388"><text:tab/></text:span><text:span text:style-name="T389">Target Entity Parameter:<text:tab/><text:tab/></text:span><text:span text:style-name="T393">Units</text:span></text:p>
      <text:p text:style-name="P134"><text:span text:style-name="T388"><text:tab/>Target </text:span><text:span text:style-name="T389">Entity</text:span><text:span text:style-name="T388"> </text:span><text:span text:style-name="T391">Threshold:<text:tab/><text:tab/>10</text:span><text:span text:style-name="T394">0</text:span></text:p>
      <text:p text:style-name="P134"><text:span text:style-name="T388"><text:tab/>Offer </text:span><text:span text:style-name="T389">Entity</text:span><text:span text:style-name="T388"> </text:span><text:span text:style-name="T390">type</text:span><text:span text:style-name="T388">:<text:tab/><text:tab/><text:tab/>Product</text:span></text:p>
      <text:p text:style-name="P134"><text:span text:style-name="T388"><text:tab/>Offer </text:span><text:span text:style-name="T392">Entity</text:span><text:span text:style-name="T388"> Identifier:<text:tab/><text:tab/></text:span><text:span text:style-name="T394">Y</text:span></text:p>
      <text:p text:style-name="P134"><text:span text:style-name="T388"><text:tab/></text:span><text:span text:style-name="T393">Offer Entity parameter:<text:tab/><text:tab/>Units</text:span></text:p>
      <text:p text:style-name="P138"><text:span text:style-name="T388"><text:tab/></text:span><text:span text:style-name="T391">Offer Parameter </text:span><text:span text:style-name="T399">Value</text:span><text:span text:style-name="T391">:<text:tab/><text:tab/>1</text:span></text:p>
      <text:p text:style-name="P138"><text:span text:style-name="T402"><text:tab/>Offer Parameter Unit:<text:tab/><text:tab/>Quantity</text:span><text:span text:style-name="T391"><text:tab/></text:span></text:p>
      <text:p text:style-name="P134"><text:span text:style-name="T228"><text:tab/></text:span><text:span text:style-name="T378">Start Date: <text:tab/><text:tab/><text:tab/><text:tab/>01 Jan 2022</text:span></text:p>
      <text:p text:style-name="P184"><text:span text:style-name="T279"><text:tab/>End Date: <text:s/><text:tab/><text:tab/><text:tab/><text:tab/>31 Dec 202</text:span><text:span text:style-name="T278">2</text:span></text:p>
      <text:p text:style-name="P182"/>
      <text:p text:style-name="P192">Pricing Strategy:</text:p>
      <text:p text:style-name="P135"><text:span text:style-name="T387"><text:tab/>Identifier:<text:tab/><text:tab/><text:tab/><text:tab/>str00</text:span><text:span text:style-name="T395">3</text:span></text:p>
      <text:p text:style-name="P192"><text:tab/>Category:<text:tab/><text:tab/><text:tab/><text:tab/><text:tab/>BuyGet</text:p>
      <text:p text:style-name="P135"><text:span text:style-name="T387"><text:tab/>StrategyName:<text:tab/><text:tab/><text:tab/><text:tab/>Buy X, Get </text:span><text:span text:style-name="T394">Y</text:span><text:span text:style-name="T387"> </text:span><text:span text:style-name="T395">at Sale Price</text:span></text:p>
      <text:p text:style-name="P135"><text:span text:style-name="T387"><text:tab/>Description:<text:tab/><text:tab/><text:tab/><text:tab/>Promote product X by offering <text:tab/>product </text:span><text:span text:style-name="T394">Y </text:span><text:span text:style-name="T396">at discounted sale price</text:span><text:span text:style-name="T387">.</text:span></text:p>
      <text:p text:style-name="P135"><text:span text:style-name="T387"><text:tab/></text:span><text:span text:style-name="T388">Target </text:span><text:span text:style-name="T389">Entity</text:span><text:span text:style-name="T388"> </text:span><text:span text:style-name="T393">T</text:span><text:span text:style-name="T390">ype</text:span><text:span text:style-name="T386">:<text:tab/><text:tab/><text:tab/></text:span><text:span text:style-name="T388">Product</text:span></text:p>
      <text:p text:style-name="P135"><text:span text:style-name="T388"><text:tab/>Target </text:span><text:span text:style-name="T389">Entity</text:span><text:span text:style-name="T388"> Identifier:<text:tab/>X</text:span></text:p>
      <text:p text:style-name="P135"><text:span text:style-name="T388"><text:tab/></text:span><text:span text:style-name="T389">Target Entity Parameter:<text:tab/><text:tab/></text:span><text:span text:style-name="T393">Units</text:span></text:p>
      <text:p text:style-name="P135"><text:span text:style-name="T388"><text:tab/>Target </text:span><text:span text:style-name="T389">Entity</text:span><text:span text:style-name="T388"> </text:span><text:span text:style-name="T391">Threshold:<text:tab/><text:tab/>10</text:span><text:span text:style-name="T394">0</text:span></text:p>
      <text:p text:style-name="P135"><text:span text:style-name="T388"><text:tab/>Offer </text:span><text:span text:style-name="T389">Entity</text:span><text:span text:style-name="T388"> </text:span><text:span text:style-name="T390">type</text:span><text:span text:style-name="T388">:<text:tab/><text:tab/><text:tab/>Product</text:span></text:p>
      <text:p text:style-name="P135"><text:span text:style-name="T388"><text:tab/>Offer </text:span><text:span text:style-name="T392">Entity</text:span><text:span text:style-name="T388"> Identifier:<text:tab/><text:tab/></text:span><text:span text:style-name="T394">Y</text:span></text:p>
      <text:p text:style-name="P135"><text:soft-page-break/><text:span text:style-name="T388"><text:tab/></text:span><text:span text:style-name="T393">Offer Entity parameter:<text:tab/><text:tab/></text:span><text:span text:style-name="T397">Sale Price</text:span></text:p>
      <text:p text:style-name="P139"><text:span text:style-name="T388"><text:tab/></text:span><text:span text:style-name="T391">Offer Parameter </text:span><text:span text:style-name="T399">Value</text:span><text:span text:style-name="T391">:<text:tab/><text:tab/></text:span><text:span text:style-name="T399">190</text:span></text:p>
      <text:p text:style-name="P139"><text:span text:style-name="T399"><text:tab/></text:span><text:span text:style-name="T402">Offer Parameter Unit:<text:tab/><text:tab/></text:span><text:span text:style-name="T403">MU</text:span><text:span text:style-name="T391"><text:tab/></text:span></text:p>
      <text:p text:style-name="P135"><text:span text:style-name="T228"><text:tab/></text:span><text:span text:style-name="T378">Start Date: <text:tab/><text:tab/><text:tab/><text:tab/>01 Jan 2022</text:span></text:p>
      <text:p text:style-name="P185"><text:span text:style-name="T279"><text:tab/>End Date: <text:s/><text:tab/><text:tab/><text:tab/><text:tab/>31 Dec 202</text:span><text:span text:style-name="T278">2</text:span></text:p>
      <text:p text:style-name="P185"/>
      <text:p text:style-name="P193">Pricing Strategy:</text:p>
      <text:p text:style-name="P136"><text:span text:style-name="T387"><text:tab/>Identifier:<text:tab/><text:tab/><text:tab/><text:tab/>str00</text:span><text:span text:style-name="T400">4</text:span></text:p>
      <text:p text:style-name="P136"><text:span text:style-name="T387"><text:tab/>Category:<text:tab/><text:tab/><text:tab/><text:tab/><text:tab/></text:span><text:span text:style-name="T400">Promotional Benefits</text:span></text:p>
      <text:p text:style-name="P136"><text:span text:style-name="T387"><text:tab/>StrategyName:<text:tab/><text:tab/><text:tab/><text:tab/>Buy X, Get </text:span><text:span text:style-name="T401">N%</text:span><text:span text:style-name="T387"> </text:span><text:span text:style-name="T401">Off</text:span></text:p>
      <text:p text:style-name="P136"><text:span text:style-name="T387"><text:tab/>Description:<text:tab/><text:tab/><text:tab/><text:tab/>Promote product X by offering <text:tab/></text:span><text:span text:style-name="T401">it</text:span><text:span text:style-name="T394"> </text:span><text:span text:style-name="T396">at sale price </text:span><text:span text:style-name="T401">with N% off</text:span><text:span text:style-name="T396"> </text:span><text:span text:style-name="T401">upon purchase above threshold</text:span><text:span text:style-name="T387">.</text:span></text:p>
      <text:p text:style-name="P136"><text:span text:style-name="T387"><text:tab/></text:span><text:span text:style-name="T388">Target </text:span><text:span text:style-name="T389">Entity</text:span><text:span text:style-name="T388"> </text:span><text:span text:style-name="T393">T</text:span><text:span text:style-name="T390">ype</text:span><text:span text:style-name="T386">:<text:tab/><text:tab/><text:tab/></text:span><text:span text:style-name="T388">Product</text:span></text:p>
      <text:p text:style-name="P136"><text:span text:style-name="T388"><text:tab/>Target </text:span><text:span text:style-name="T389">Entity</text:span><text:span text:style-name="T388"> Identifier:<text:tab/>X</text:span></text:p>
      <text:p text:style-name="P136"><text:span text:style-name="T388"><text:tab/></text:span><text:span text:style-name="T389">Target Entity Parameter:<text:tab/><text:tab/></text:span><text:span text:style-name="T393">Units</text:span></text:p>
      <text:p text:style-name="P136"><text:span text:style-name="T388"><text:tab/>Target </text:span><text:span text:style-name="T389">Entity</text:span><text:span text:style-name="T388"> </text:span><text:span text:style-name="T391">Threshold:<text:tab/><text:tab/>10</text:span><text:span text:style-name="T394">0</text:span></text:p>
      <text:p text:style-name="P136"><text:span text:style-name="T388"><text:tab/>Offer </text:span><text:span text:style-name="T389">Entity</text:span><text:span text:style-name="T388"> </text:span><text:span text:style-name="T390">type</text:span><text:span text:style-name="T388">:<text:tab/><text:tab/><text:tab/>Product</text:span></text:p>
      <text:p text:style-name="P136"><text:span text:style-name="T388"><text:tab/>Offer </text:span><text:span text:style-name="T392">Entity</text:span><text:span text:style-name="T388"> Identifier:<text:tab/><text:tab/></text:span><text:span text:style-name="T402">X</text:span></text:p>
      <text:p text:style-name="P136"><text:span text:style-name="T388"><text:tab/></text:span><text:span text:style-name="T393">Offer Entity parameter:<text:tab/><text:tab/></text:span><text:span text:style-name="T397">Sale Price</text:span></text:p>
      <text:p text:style-name="P140"><text:span text:style-name="T388"><text:tab/></text:span><text:span text:style-name="T391">Offer Parameter </text:span><text:span text:style-name="T399">Value</text:span><text:span text:style-name="T391">:<text:tab/><text:tab/></text:span><text:span text:style-name="T404">95</text:span></text:p>
      <text:p text:style-name="P140"><text:span text:style-name="T402"><text:tab/>Offer Parameter Unit:<text:tab/><text:tab/></text:span><text:span text:style-name="T404">Percent</text:span><text:span text:style-name="T391"><text:tab/></text:span></text:p>
      <text:p text:style-name="P136"><text:span text:style-name="T228"><text:tab/></text:span><text:span text:style-name="T378">Start Date: <text:tab/><text:tab/><text:tab/><text:tab/>01 Jan 2022</text:span></text:p>
      <text:p text:style-name="P186"><text:span text:style-name="T279"><text:tab/>End Date: <text:s/><text:tab/><text:tab/><text:tab/><text:tab/>31 Dec 202</text:span><text:span text:style-name="T278">2</text:span></text:p>
      <text:p text:style-name="P186"/>
      <text:p text:style-name="P194">Pricing Strategy:</text:p>
      <text:p text:style-name="P141"><text:span text:style-name="T387"><text:tab/>Identifier:<text:tab/><text:tab/><text:tab/><text:tab/>str00</text:span><text:span text:style-name="T405">5</text:span></text:p>
      <text:p text:style-name="P141"><text:span text:style-name="T387"><text:tab/>Category:<text:tab/><text:tab/><text:tab/><text:tab/><text:tab/></text:span><text:span text:style-name="T400">Promotional Benefits</text:span></text:p>
      <text:p text:style-name="P141"><text:span text:style-name="T387"><text:tab/>StrategyName:<text:tab/><text:tab/><text:tab/><text:tab/>Buy X, Get </text:span><text:span text:style-name="T401">N </text:span><text:span text:style-name="T405">Sale Price</text:span></text:p>
      <text:p text:style-name="P141"><text:span text:style-name="T387"><text:tab/>Description:<text:tab/><text:tab/><text:tab/><text:tab/>Promote product X by offering <text:tab/></text:span><text:span text:style-name="T401">it</text:span><text:span text:style-name="T394"> </text:span><text:span text:style-name="T396">at sale price </text:span><text:span text:style-name="T406">N MU</text:span><text:span text:style-name="T396"> </text:span><text:span text:style-name="T401">upon purchase above threshold</text:span><text:span text:style-name="T387">.</text:span></text:p>
      <text:p text:style-name="P141"><text:span text:style-name="T387"><text:tab/></text:span><text:span text:style-name="T388">Target </text:span><text:span text:style-name="T389">Entity</text:span><text:span text:style-name="T388"> </text:span><text:span text:style-name="T393">T</text:span><text:span text:style-name="T390">ype</text:span><text:span text:style-name="T386">:<text:tab/><text:tab/><text:tab/></text:span><text:span text:style-name="T388">Product</text:span></text:p>
      <text:p text:style-name="P141"><text:span text:style-name="T388"><text:tab/>Target </text:span><text:span text:style-name="T389">Entity</text:span><text:span text:style-name="T388"> Identifier:<text:tab/>X</text:span></text:p>
      <text:p text:style-name="P141"><text:span text:style-name="T388"><text:tab/></text:span><text:span text:style-name="T389">Target Entity Parameter:<text:tab/><text:tab/></text:span><text:span text:style-name="T393">Units</text:span></text:p>
      <text:p text:style-name="P141"><text:span text:style-name="T388"><text:tab/>Target </text:span><text:span text:style-name="T389">Entity</text:span><text:span text:style-name="T388"> </text:span><text:span text:style-name="T391">Threshold:<text:tab/><text:tab/>10</text:span><text:span text:style-name="T394">0</text:span></text:p>
      <text:p text:style-name="P141"><text:span text:style-name="T388"><text:tab/>Offer </text:span><text:span text:style-name="T389">Entity</text:span><text:span text:style-name="T388"> </text:span><text:span text:style-name="T390">type</text:span><text:span text:style-name="T388">:<text:tab/><text:tab/><text:tab/>Product</text:span></text:p>
      <text:p text:style-name="P141"><text:span text:style-name="T388"><text:tab/>Offer </text:span><text:span text:style-name="T392">Entity</text:span><text:span text:style-name="T388"> Identifier:<text:tab/><text:tab/></text:span><text:span text:style-name="T402">X</text:span></text:p>
      <text:p text:style-name="P141"><text:span text:style-name="T388"><text:tab/></text:span><text:span text:style-name="T393">Offer Entity parameter:<text:tab/><text:tab/></text:span><text:span text:style-name="T397">Sale Price</text:span></text:p>
      <text:p text:style-name="P141"><text:span text:style-name="T388"><text:tab/></text:span><text:span text:style-name="T391">Offer Parameter </text:span><text:span text:style-name="T399">Value</text:span><text:span text:style-name="T391">:<text:tab/><text:tab/></text:span><text:span text:style-name="T404">95</text:span></text:p>
      <text:p text:style-name="P141"><text:span text:style-name="T402"><text:tab/>Offer Parameter Unit:<text:tab/><text:tab/></text:span><text:span text:style-name="T407">MU</text:span><text:span text:style-name="T391"><text:tab/></text:span></text:p>
      <text:p text:style-name="P141"><text:span text:style-name="T228"><text:tab/></text:span><text:span text:style-name="T378">Start Date: <text:tab/><text:tab/><text:tab/><text:tab/>01 Jan 2022</text:span></text:p>
      <text:p text:style-name="P187"><text:span text:style-name="T279"><text:tab/>End Date: <text:s/><text:tab/><text:tab/><text:tab/><text:tab/>31 Dec 202</text:span><text:span text:style-name="T278">2</text:span><text:tab/></text:p>
      <text:p text:style-name="P187"/>
      <text:p text:style-name="P195">Pricing Strategy:</text:p>
      <text:p text:style-name="P142"><text:span text:style-name="T387"><text:tab/>Identifier:<text:tab/><text:tab/><text:tab/><text:tab/>str00</text:span><text:span text:style-name="T408">6</text:span></text:p>
      <text:p text:style-name="P142"><text:span text:style-name="T387"><text:tab/>Category:<text:tab/><text:tab/><text:tab/><text:tab/><text:tab/></text:span><text:span text:style-name="T400">Promotional Benefits</text:span></text:p>
      <text:p text:style-name="P142"><text:span text:style-name="T387"><text:tab/>StrategyName:<text:tab/><text:tab/><text:tab/><text:tab/>Buy X, Get </text:span><text:span text:style-name="T401">N </text:span><text:span text:style-name="T408">Benefit Points</text:span></text:p>
      <text:p text:style-name="P142"><text:span text:style-name="T387"><text:tab/>Description:<text:tab/><text:tab/><text:tab/><text:tab/>Promote product X by offering <text:tab/></text:span><text:span text:style-name="T406">N </text:span><text:span text:style-name="T408">benefit points</text:span><text:span text:style-name="T396"> </text:span><text:span text:style-name="T401">upon </text:span><text:span text:style-name="T408">each unit </text:span><text:span text:style-name="T401">purchase</text:span><text:span text:style-name="T408">d</text:span><text:span text:style-name="T401"> above threshold</text:span><text:span text:style-name="T387">.</text:span></text:p>
      <text:p text:style-name="P142"><text:span text:style-name="T387"><text:tab/></text:span><text:span text:style-name="T388">Target </text:span><text:span text:style-name="T389">Entity</text:span><text:span text:style-name="T388"> </text:span><text:span text:style-name="T393">T</text:span><text:span text:style-name="T390">ype</text:span><text:span text:style-name="T386">:<text:tab/><text:tab/><text:tab/></text:span><text:span text:style-name="T388">Product</text:span></text:p>
      <text:p text:style-name="P142"><text:span text:style-name="T388"><text:tab/>Target </text:span><text:span text:style-name="T389">Entity</text:span><text:span text:style-name="T388"> Identifier:<text:tab/>X</text:span></text:p>
      <text:p text:style-name="P142"><text:span text:style-name="T388"><text:tab/></text:span><text:span text:style-name="T389">Target Entity Parameter:<text:tab/><text:tab/></text:span><text:span text:style-name="T393">Units</text:span></text:p>
      <text:p text:style-name="P142"><text:soft-page-break/><text:span text:style-name="T388"><text:tab/>Target </text:span><text:span text:style-name="T389">Entity</text:span><text:span text:style-name="T388"> </text:span><text:span text:style-name="T391">Threshold:<text:tab/><text:tab/>10</text:span><text:span text:style-name="T394">0</text:span></text:p>
      <text:p text:style-name="P142"><text:span text:style-name="T388"><text:tab/>Offer </text:span><text:span text:style-name="T389">Entity</text:span><text:span text:style-name="T388"> </text:span><text:span text:style-name="T390">type</text:span><text:span text:style-name="T388">:<text:tab/><text:tab/><text:tab/>Product</text:span></text:p>
      <text:p text:style-name="P142"><text:span text:style-name="T388"><text:tab/>Offer </text:span><text:span text:style-name="T392">Entity</text:span><text:span text:style-name="T388"> Identifier:<text:tab/><text:tab/></text:span><text:span text:style-name="T402">X</text:span></text:p>
      <text:p text:style-name="P142"><text:span text:style-name="T388"><text:tab/></text:span><text:span text:style-name="T393">Offer Entity parameter:<text:tab/><text:tab/></text:span><text:span text:style-name="T397">Sale Price</text:span></text:p>
      <text:p text:style-name="P142"><text:span text:style-name="T388"><text:tab/></text:span><text:span text:style-name="T391">Offer Parameter </text:span><text:span text:style-name="T399">Value</text:span><text:span text:style-name="T391">:<text:tab/><text:tab/></text:span><text:span text:style-name="T404">95</text:span></text:p>
      <text:p text:style-name="P142"><text:span text:style-name="T402"><text:tab/>Offer Parameter Unit:<text:tab/><text:tab/></text:span><text:span text:style-name="T407">MU</text:span><text:span text:style-name="T391"><text:tab/></text:span></text:p>
      <text:p text:style-name="P142"><text:span text:style-name="T228"><text:tab/></text:span><text:span text:style-name="T378">Start Date: <text:tab/><text:tab/><text:tab/><text:tab/>01 Jan 2022</text:span></text:p>
      <text:p text:style-name="P188"><text:span text:style-name="T279"><text:tab/>End Date: <text:s/><text:tab/><text:tab/><text:tab/><text:tab/>31 Dec 202</text:span><text:span text:style-name="T278">2</text:span><text:tab/></text:p>
      <text:p text:style-name="P196"/>
      <text:p text:style-name="P111"><text:span text:style-name="T124">Let’s assume that merchant is expecting 10% rise in the sale of </text:span><text:span text:style-name="T125">the </text:span><text:span text:style-name="T124">product X, which is currently 100,000 units per year. </text:span><text:span text:style-name="T132">So a business objective is defined as “Increase the sale of Product X from the current state of 100,000 units by 10% (to 110,000) in one year (confined by start date and end date)”. </text:span></text:p>
      <text:p text:style-name="P59"/>
      <text:p text:style-name="P146"><text:span text:style-name="T133">In order to achieve this objective a pricing strategy </text:span><text:span text:style-name="T119">‘Buy X, Get X’ </text:span><text:span text:style-name="T133">is chosen, which has ability to push the </text:span><text:span text:style-name="T149">sale</text:span><text:span text:style-name="T133"> of a specific product/brand </text:span><text:span text:style-name="T149">named X</text:span><text:span text:style-name="T133">. </text:span><text:span text:style-name="T123">A</text:span><text:span text:style-name="T119"> benefit scheme is grouped under ‘Buy X, Get X’ pricing strategy, </text:span><text:span text:style-name="T133">which</text:span><text:span text:style-name="T123"> offer</text:span><text:span text:style-name="T133">s</text:span><text:span text:style-name="T123"> 1 unit of product X for free, </text:span><text:span text:style-name="T119">for </text:span><text:span text:style-name="T123">buying </text:span><text:span text:style-name="T119">10 units of product X. </text:span><text:span text:style-name="T123">If</text:span><text:span text:style-name="T119"> cost of 1 unit of product </text:span><text:span text:style-name="T133">X </text:span><text:span text:style-name="T119">is 100 money units, for </text:span><text:span text:style-name="T125">gaining</text:span><text:span text:style-name="T124"> additional sale of 10,000 units, the merchant will need to provision for 1000 units of same product. Since the cost of 1 unit of product X is 100 money units, the merchant needs to provision 100* 10</text:span><text:span text:style-name="T133">0</text:span><text:span text:style-name="T124">00 = 1</text:span><text:span text:style-name="T133">0,</text:span><text:span text:style-name="T124">00,000 money units</text:span><text:span text:style-name="T198">(MU)</text:span><text:span text:style-name="T124"> in a year. </text:span><text:span text:style-name="T126">Thus the pricing strategy has provided the budget/spend provision needed towards a benefit scheme. </text:span></text:p>
      <text:p text:style-name="P312"/>
      <text:p text:style-name="P146"><text:span text:style-name="T245">The computation of provision is not always as straightforward as described in the above example. Sometimes the benefit </text:span><text:span text:style-name="T247">schemes </text:span><text:span text:style-name="T245">offer benefit points, and there is a computation required for calculating the value of benefit points </text:span><text:span text:style-name="T247">per eligible subscriber/subscription</text:span><text:span text:style-name="T245">. Also there is a computation required to convert the calculated BP value to MU. </text:span><text:span text:style-name="T246">The scheme defined under the pricing category anyway does this computation for one eligible subscriber/subscription. So pricing strategy may rely on the computation of underlying benefit scheme for computing BP value for one subscriber/subscription(whichever is applicable). Since the business objective has provided the target value of measurable parameter (it can be increase in subscriber/subscription count, increase in total subscription value per subscription, decrease in number of modifications/cancellations). So appropriate computations should take place to calculate th</text:span><text:span text:style-name="T248">e</text:span><text:span text:style-name="T246"> provision needed to achi</text:span><text:span text:style-name="T248">e</text:span><text:span text:style-name="T246">ve a business objective using a pricing strategy. </text:span></text:p>
      <text:p text:style-name="P313"/>
      <text:p text:style-name="P113"><text:span text:style-name="T149">At the end of the </text:span><text:span text:style-name="T198">active </text:span><text:span text:style-name="T149">period for </text:span><text:span text:style-name="T238">the</text:span><text:span text:style-name="T149"> business objective, </text:span><text:span text:style-name="T238">an </text:span><text:span text:style-name="T120">introspection is performed to see if </text:span><text:span text:style-name="T198">t</text:span><text:span text:style-name="T126">he provision is effectively getting consumed towards benefits or not. </text:span><text:span text:style-name="T239">Any one of the f</text:span><text:span text:style-name="T198">ollowing scenarios can be resulted.</text:span></text:p>
      <text:p text:style-name="P83"><text:s/></text:p>
      <text:list xml:id="list1141582804" text:style-name="L6">
        <text:list-item>
          <text:p text:style-name="P292"><text:span text:style-name="T240">Scenario 1: </text:span><text:span text:style-name="T238">A</text:span><text:span text:style-name="T133">t the end of 1 year, sale has increased by 10%. It means the unit count of product X has increased from 100,000 to 110,000 </text:span><text:span text:style-name="T149">AND</text:span><text:span text:style-name="T133"> the provision made towards the associated pricing strategy of 10,00,000 </text:span><text:span text:style-name="T238">MU</text:span><text:span text:style-name="T133"> is fully consumed. </text:span><text:span text:style-name="T149">If both the conditions are met, then</text:span><text:span text:style-name="T133"> we can conclude that </text:span></text:p>
          <text:list>
            <text:list-item>
              <text:p text:style-name="P292"><text:span text:style-name="T238">T</text:span><text:span text:style-name="T133">he </text:span><text:span text:style-name="T238">set</text:span><text:span text:style-name="T133"> business objective is achieved and </text:span></text:p>
            </text:list-item>
            <text:list-item>
              <text:p text:style-name="P292"><text:span text:style-name="T238">The </text:span><text:span text:style-name="T133">launched benefit scheme is proved effective. </text:span></text:p>
            </text:list-item>
          </text:list>
          <text:p text:style-name="P314">This is because customer have purchased additional volume of product X in their respective subscription, thereby being eligible for the said benefits. Since the benefits are passed on to them, the provision made for the benefit was fully consumed, indicating that the selected pricing strategy has worked in favour of business. </text:p>
        </text:list-item>
        <text:list-item>
          <text:p text:style-name="P293"><text:soft-page-break/><text:span text:style-name="T240">Scenario 2: </text:span><text:span text:style-name="T239">T</text:span><text:span text:style-name="T133">he sale Product X has increased by only 3,00,000 which is equal to the forecasted growth of product in default circumstances</text:span><text:span text:style-name="T241">(without offering any benefits)</text:span><text:span text:style-name="T133">. I</text:span><text:span text:style-name="T134">n</text:span><text:span text:style-name="T133"> such case the provision</text:span><text:span text:style-name="T149"> made</text:span><text:span text:style-name="T133"> towards specific </text:span><text:span text:style-name="T149">pricing </text:span><text:span text:style-name="T133">strategy </text:span><text:span text:style-name="T149">does not get fully consumed. </text:span><text:span text:style-name="T199">It indicates that </text:span><text:span text:style-name="T242">subscriber</text:span><text:span text:style-name="T199"> did not see any value in buying additional volume of product X AND/OR they were not lured by the offered benefits. </text:span><text:span text:style-name="T149">Hence</text:span><text:span text:style-name="T133"> </text:span><text:span text:style-name="T149">the </text:span><text:span text:style-name="T133">associated benefit scheme </text:span><text:span text:style-name="T149">is </text:span><text:span text:style-name="T133">prove</text:span><text:span text:style-name="T149">n</text:span><text:span text:style-name="T133"> ineffective and hence may need to be reconsidered.</text:span></text:p>
        </text:list-item>
        <text:list-item>
          <text:p text:style-name="P294"><text:span text:style-name="T243">Scenario 3: T</text:span><text:span text:style-name="T201">he overall sale of product X has increased by 10%, </text:span><text:span text:style-name="T200">thereby fulfilling set objective of increasing product sale by 10%.</text:span><text:span text:style-name="T201"> </text:span><text:span text:style-name="T200">B</text:span><text:span text:style-name="T201">ut the provision reserved for the defined pricing strategy did not get </text:span><text:span text:style-name="T200">fully </text:span><text:span text:style-name="T201">consumed. It means that the increase in product X sale </text:span><text:span text:style-name="T200">may be partially due to the adopted pricing strategy but also</text:span><text:span text:style-name="T201"> due to increased subscriber base and not due to the pricing strategy </text:span><text:span text:style-name="T200">alone.</text:span><text:span text:style-name="T201"> In such case the strategy is said to have </text:span><text:span text:style-name="T200">partially succeeded or </text:span><text:span text:style-name="T201">failed, even if the stated business objective has been achieved, </text:span><text:span text:style-name="T200">depending upon the extent to which the set provision is consumed on offering the benefits</text:span><text:span text:style-name="T201">. </text:span><text:span text:style-name="T200">I</text:span><text:span text:style-name="T203">n</text:span><text:span text:style-name="T200"> case majority of the provision</text:span><text:span text:style-name="T244">(say 80%)</text:span><text:span text:style-name="T200"> has been consumed, then one case say that the pricing strategy is successful though there are other contributing factors behind the </text:span><text:span text:style-name="T203">business </text:span><text:span text:style-name="T200">objective achi</text:span><text:span text:style-name="T202">e</text:span><text:span text:style-name="T200">vement. On the other hand if majority of the provision</text:span><text:span text:style-name="T244">(say 60%)</text:span><text:span text:style-name="T200"> left un-consumed than the strategy is seen to have failed and needs rethinking.</text:span></text:p>
          <text:p text:style-name="P315"/>
        </text:list-item>
      </text:list>
      <text:p text:style-name="P145"><text:span text:style-name="T219">T</text:span><text:span text:style-name="T220">he performance of a pricing strategy is easier to measure when single strategy is chosen to achieve a defined business objective. But how can one determine the performance of </text:span><text:span text:style-name="T221">a</text:span><text:span text:style-name="T220"> pricing strategy if more than one pricing strategies are chosen towards target achievement? </text:span><text:span text:style-name="T222">L</text:span><text:span text:style-name="T206">et’s take </text:span><text:span text:style-name="T221">this </text:span><text:span text:style-name="T206">little complex scenario to realise the </text:span><text:span text:style-name="T223">performance</text:span><text:span text:style-name="T206"> of </text:span><text:span text:style-name="T223">individual </text:span><text:span text:style-name="T206">pricing strateg</text:span><text:span text:style-name="T223">y when multiple strategies are defined to achieve a business objective.</text:span></text:p>
      <text:p text:style-name="P63"/>
      <text:p text:style-name="P127">In order to achieve the business objective of increasing the product X sale by 10%, the merchant has decided to seek help of two pricing strategies. He/she has chosen ‘Buy, Get’ pricing strategy as well as well as ‘Promotional <text:span text:style-name="T435">Benefits</text:span>’ pricing strategy. </text:p>
      <text:p text:style-name="P127"/>
      <text:p text:style-name="P128"><text:span text:style-name="T437">Since </text:span><text:span text:style-name="T439">the </text:span><text:span text:style-name="T437">merchant does not know which of the strategies will consume </text:span><text:span text:style-name="T438">more or less of </text:span><text:span text:style-name="T437">the underlying provision towards achieving said objective, or </text:span><text:span text:style-name="T438">i</text:span><text:span text:style-name="T437">n what proportion the strategies will </text:span><text:span text:style-name="T438">contribute</text:span><text:span text:style-name="T437">, he/ she has to </text:span><text:span text:style-name="T438">make</text:span><text:span text:style-name="T437"> </text:span><text:span text:style-name="T438">the</text:span><text:span text:style-name="T437"> provision for the entire target achievement for each pricing strategy </text:span><text:span text:style-name="T439">separately</text:span><text:span text:style-name="T437">.</text:span></text:p>
      <text:p text:style-name="P128"/>
      <text:p text:style-name="P128"><text:span text:style-name="T439">Accordingly u</text:span>nder the ‘Buy, Get’ pricing strategy, <text:span text:style-name="T440">where the merchant has </text:span><text:span text:style-name="T436">offer</text:span><text:span text:style-name="T440">ed</text:span><text:span text:style-name="T436"> </text:span><text:span text:style-name="T352">1 unit of product X for free, </text:span><text:span text:style-name="T351">for </text:span><text:span text:style-name="T352">buying </text:span><text:span text:style-name="T351">10 units of product X,</text:span> the provision of 10,00,000 money units<text:span text:style-name="T437">(</text:span><text:span text:style-name="T124">100 </text:span><text:span text:style-name="T225">MU per unit of product X</text:span><text:span text:style-name="T124">* 10</text:span><text:span text:style-name="T133">0</text:span><text:span text:style-name="T124">00 </text:span><text:span text:style-name="T225">additional units to be provided for free</text:span><text:span text:style-name="T124"> = 1</text:span><text:span text:style-name="T133">0,</text:span><text:span text:style-name="T124">00,000 </text:span><text:span text:style-name="T225">MU</text:span><text:span text:style-name="T437">)</text:span> is made. </text:p>
      <text:p text:style-name="P84"/>
      <text:p text:style-name="P128"><text:span text:style-name="T210">Similarly u</text:span><text:span text:style-name="T206">nder the ‘Promotional </text:span><text:span text:style-name="T207">Benefit</text:span><text:span text:style-name="T206">’ </text:span><text:span text:style-name="T211">strategy</text:span><text:span text:style-name="T206">, </text:span><text:span text:style-name="T211">where</text:span><text:span text:style-name="T206"> the merchant </text:span><text:span text:style-name="T211">has </text:span><text:span text:style-name="T206">offered 10% discount on each unit of the product </text:span><text:span text:style-name="T208">X</text:span><text:span text:style-name="T206"> purchased by the subscriber. It means that for selling 1 unit of product X merchant will charge 90 MU instead of 100 MU</text:span><text:span text:style-name="T211">(provision of 10 Mu per unit of sale)</text:span><text:span text:style-name="T206">. Thus merchant has to provision 10 * 110,000 = 11,00,000 MU towards a desired sale of 1,10,000 units (in place of 1,00,000 units of forecasted sale).</text:span></text:p>
      <text:p text:style-name="P60"/>
      <text:p text:style-name="P128"><text:span text:style-name="T206">A</text:span><text:span text:style-name="T209">t the end of the </text:span><text:span text:style-name="T212">set objective</text:span><text:span text:style-name="T209"> </text:span><text:span text:style-name="T212">period, </text:span><text:span text:style-name="T209">the merchant check</text:span><text:span text:style-name="T213">s</text:span><text:span text:style-name="T209"> the total consumption of product X, and found that it has increased from 100,000 units to 1,10,000 units </text:span><text:span text:style-name="T224">(</text:span><text:span text:style-name="T214">or more</text:span><text:span text:style-name="T224">)</text:span><text:span text:style-name="T214"> </text:span><text:span text:style-name="T209">as desired. </text:span><text:span text:style-name="T215">Now it’s time to analyse</text:span><text:span text:style-name="T209"> which of the above pricing strateg</text:span><text:span text:style-name="T215">ies</text:span><text:span text:style-name="T209"> </text:span><text:span text:style-name="T215">effectively</text:span><text:span text:style-name="T209"> contributed towards this growth.</text:span><text:span text:style-name="T205"> </text:span></text:p>
      <text:p text:style-name="P62"/>
      <text:p text:style-name="P129"><text:span text:style-name="T216">The merchant can see that the provision under ‘Promotional </text:span><text:span text:style-name="T218">Benefit</text:span><text:span text:style-name="T216">’ pricing strategy is </text:span><text:span text:style-name="T224">almost fully </text:span><text:span text:style-name="T216"><text:s/>consumed, whereas the provision under ‘Buy, Get’, pricing strategy has been consumed minimally. It means that </text:span><text:span text:style-name="T217">though the average subscriber is willing to consider buying the product X, he/she is </text:span><text:soft-page-break/><text:span text:style-name="T217">not inclined to buy it in the required quality so as to qualify for the ‘Buy, Get’ strategy.</text:span><text:span text:style-name="T216"> In such case the ‘Bu</text:span><text:span text:style-name="T218">y</text:span><text:span text:style-name="T216">, Get’ pricing strategy appears to be less effective. </text:span><text:span text:style-name="T218">It may be because product X being new, customers are not willing to consider it in their default buying pattern, Or because the eligibility criteria set by the underlying benefit scheme is too high to fit into average subscribers periodic buying pattern.</text:span><text:span text:style-name="T216"> </text:span><text:span text:style-name="T218">More data is needed to analyse the failure of “Buy, Get” strategy in case of product X and needs reconsideration on continuing the same or to consider fine tuning the eligibility criteria and the offering of the benefit scheme associated with ‘Buy, Get’ strategy. </text:span></text:p>
      <text:p text:style-name="P61"><text:s/></text:p>
      <text:p text:style-name="P107"><text:span text:style-name="T121">A</text:span><text:span text:style-name="T126">nother usage of Pricing strategy is in forecasting the provisions needed for future. When a benefit scheme is proved to be successful and the performance indicators suggest continuing with the same scheme in future, the historical provision and the spend pattern provides meaningful information on future provisions required for that scheme.</text:span></text:p>
      <text:p text:style-name="P45"/>
      <text:p text:style-name="P106"><text:span text:style-name="T105">The merchant can offer direct money units, as per of a benefit scheme or can offer benefit points. Both are redeemable against the subscription value. The difference in the way their redemption is managed. Money Units are usually expected to get redeemed in the same subscription against the subscription value. Even if they are forwarded to the renewed subscription, its value remains static. </text:span><text:span text:style-name="T106">On the other hand</text:span><text:span text:style-name="T105"> benefit points can keep accumulating in subscriber’s benefit account, and themselves may have their own benefit schemes to increase their count. For example a merchant can define a benefit scheme which doubles the benefit points once they reach a threshold count(say 5000). The deferral of redemption of benefit points by the subscribers, gives an enormous cost advantage to the merchant, as he/she doesn’t have to pay for them until redeemed. So Merchants are recommended to opt for a pricing strategy which returns points instead of money units. The pricing strategies which return money units should be used only to manage contingency situations such as falling business, falling sale of specific product, significant reduction in loyalty trend etc.</text:span></text:p>
      <text:p text:style-name="P45"/>
      <text:p text:style-name="P176">Benefit Schemes</text:p>
      <text:p text:style-name="P74"/>
      <text:p text:style-name="P295"><text:span text:style-name="T249">A pricing strategy indicates/categorise the action that the merchant is willing to take on offering benefits upon fulfilling certain eligibility criteria in order to achieve a specific type of business objective as discussed above</text:span><text:span text:style-name="T170">. </text:span><text:span text:style-name="T249">But the action itself is defined in terms of a benefit scheme. As of now the recommendation is to define a single benefit scheme per pricing strategy at any point of time. One or more such pricing strategies are then associated with a business objective.</text:span></text:p>
      <text:p text:style-name="P295"><text:span text:style-name="T12"/></text:p>
      <text:p text:style-name="P295"><text:span text:style-name="T138">For example in above objective definition, </text:span><text:span text:style-name="T170">as the suitable pricing strategy is identified as “loyalty” specific strategy</text:span><text:span text:style-name="T249">(</text:span><text:span text:style-name="T138">increasing existing subscriber’s loyalty by 30%</text:span><text:span text:style-name="T249">)</text:span><text:span text:style-name="T170">, </text:span><text:span text:style-name="T138">the merchant would define a benefit scheme </text:span><text:span text:style-name="T171">to measure/honour the renewals of existing sub</text:span><text:span text:style-name="T172">s</text:span><text:span text:style-name="T171">criber</text:span><text:span text:style-name="T138"> as</text:span></text:p>
      <text:p text:style-name="P152"/>
      <text:p text:style-name="P152">given</text:p>
      <text:p text:style-name="P216"><text:tab/>VALUE_PER_POINT = 10;</text:p>
      <text:p text:style-name="P216"><text:tab/>SUBSCRIPTION_RENEWAL_COUNT as input;</text:p>
      <text:p text:style-name="P216"><text:tab/>SUBSCRIPTION_PERIOD_PER_SUBSCRIPTION [] as input;</text:p>
      <text:p text:style-name="P152">compute</text:p>
      <text:p text:style-name="P152"><text:tab/>BENEFIT_COUNT = SUBSCRIPTION_RENEWAL_NUMBER;</text:p>
      <text:p text:style-name="P152"><text:tab/>BENEFIT_VALUE = BENEFIT_COUNT * VALUE_PER_POINT;</text:p>
      <text:p text:style-name="P152"><text:tab/>TOTAL_SUBSCRIPTION_PERIOD=sumOf each </text:p>
      <text:p text:style-name="P152">SUBSCRIPTION_PERIOD_PER_SUBSCRIPTION;</text:p>
      <text:p text:style-name="P152">eligibleWhen</text:p>
      <text:p text:style-name="P152"><text:tab/>SUBSCRIPTION_RENEWAL_NUMBER &gt; 3 and</text:p>
      <text:p text:style-name="P152"><text:tab/>each SUBSCRIPTION_PERIOD_PER_SUBSCRIPTION &gt;= 8 and<text:tab/><text:tab/></text:p>
      <text:p text:style-name="P152"><text:soft-page-break/><text:tab/>TOTAL_SUBSCRIPTION_PERIOD &gt; 28<text:tab/>;</text:p>
      <text:p text:style-name="P152">pay BENEFIT_VALUE</text:p>
      <text:p text:style-name="P159"><text:s/><text:tab/>after 1/4,1/2,3/4 of TOTAL_DELIVERIES in default proportion;</text:p>
      <text:p text:style-name="P75"/>
      <text:p text:style-name="P65">We will understand the semantics of the above scheme definition ahead in this document. But for now it is <text:span text:style-name="T442">fairly </text:span>readable that some benefit points are <text:span text:style-name="T442">computed for being </text:span>awarded to the subscribers who have renewed their subscriptions more than 3 times and each subscription was having minimum 8 deliveries and total number of deliveries of all new/renewed subscriptions is more than 28.</text:p>
      <text:p text:style-name="P65"/>
      <text:p text:style-name="P316">The definition of a Benefit Scheme is expected to contain the following sections</text:p>
      <text:list xml:id="list2677259492" text:style-name="WWNum80">
        <text:list-header>
          <text:p text:style-name="P274"><text:span text:style-name="T12"/></text:p>
        </text:list-header>
        <text:list-item>
          <text:p text:style-name="P268"><text:span text:style-name="T250">Eligibility </text:span><text:span text:style-name="T12">Criteria: </text:span><text:span text:style-name="T250">T</text:span><text:span text:style-name="T12">here has to be a concrete, unambiguous criteria which makes a subscriber eligible for the said benefit upon fulfilment of that criteria. </text:span><text:span text:style-name="T251">Refer to the </text:span><text:span text:style-name="T443">“</text:span><text:span text:style-name="T281">eligibleWhen” </text:span><text:span text:style-name="T295">section of in the above benefit scheme. It defines one or more set of eligibility clauses which a subscriber/subscription is expected to fulfil in order to be eligible to get the benefits. </text:span></text:p>
          <text:p text:style-name="P268"><text:span text:style-name="T295"/></text:p>
        </text:list-item>
        <text:list-item>
          <text:p text:style-name="P269"><text:span text:style-name="T251">Benefit </text:span><text:span text:style-name="T1">Value: How much value </text:span><text:span text:style-name="T252">a subscriber/subscription </text:span><text:span text:style-name="T1">should be awarded upon fulfilling the criteria. </text:span><text:span text:style-name="T252">Refer to the </text:span><text:span text:style-name="T444">“</text:span><text:span text:style-name="T302">compute</text:span><text:span text:style-name="T444">” </text:span><text:span text:style-name="T446">section in the above benefit definition. It tries to compute the benefit count, which indicates either the count of benefit points to be awarded. The computation is generally proportional to the extent to which eligibility criteria is exceeded. For example: For a benefit scheme offering N benefit points upon buying goods worth 40000 MU, will compute 2N as the “benefit count” value upon buying goods worth 80000 MU.</text:span></text:p>
          <text:p text:style-name="P270"><text:span text:style-name="T446"/></text:p>
          <text:p text:style-name="P270"><text:span text:style-name="T446">O</text:span><text:span text:style-name="T447">nce “Benefit Count” value is computed, it needs to be converted into the physically awardable entity. The physically awardable entity can be additional product count of same/different type in case the scheme is offering products on buying other products. The physically awardable entity can be “money units”,</text:span><text:span text:style-name="T448">if the scheme wishes to offer money upon fulfilling scheme eligibility criteria which can be redeemed in the same/next subscription.</text:span></text:p>
          <text:p text:style-name="P270"><text:span text:style-name="T448"/></text:p>
        </text:list-item>
        <text:list-item>
          <text:p text:style-name="P271"><text:span text:style-name="T12">Disbursement/Vesting:</text:span><text:span text:style-name="T253"> </text:span><text:span text:style-name="T12">In subscription business, a subscription is an ongoing dynamic entity, it can be altered, extended or even </text:span><text:span text:style-name="T253">prematurely </text:span><text:span text:style-name="T12">cancelled during its active period. Hence benefit </text:span><text:span text:style-name="T253">value</text:span><text:span text:style-name="T12"> calculated at time of subscription registration </text:span><text:span text:style-name="T253">based on then registered goods/value</text:span><text:span text:style-name="T12"> </text:span><text:span text:style-name="T253">is</text:span><text:span text:style-name="T12"> not guaranteed to remain constant until its end. </text:span><text:span text:style-name="T253">The benefit value may shrink or increase until the end of active subscription contract. So ideally it would be most convenient for the merchant to award the benefit value to the eligible subscriber at the end of the active subscription. But every subscriber may not have adequate patience to appreciate the add on benefits provide to him, if he/she is made to wait until end of the subscription. So the way out/trade off is to define vesting policies. </text:span><text:span text:style-name="T254">A Vesting policy tries to vest the benefit value</text:span><text:span text:style-name="T12"> in proportion to the business received fr</text:span><text:span text:style-name="T254">o</text:span><text:span text:style-name="T12">m </text:span><text:span text:style-name="T254">start of the active</text:span><text:span text:style-name="T12"> subscription till day. </text:span><text:span text:style-name="T254">For example: In case subscriber has consumed 20K MU out of 40+K MU that he/she has subscribed for, then close to 50% of the benefit value should be vested to him/her. This can be broken further into multiple vesting segments where some part of total ‘anticipated’ benefit value is passed on to the subscriber. </text:span></text:p>
          <text:p text:style-name="P271"><text:span text:style-name="T254"/></text:p>
          <text:p text:style-name="P271"><text:span text:style-name="T12">This is how merchant can prevent situations like more benefits passed on at the beginning and the subscription got cancelled out, OR benefits computed on a specific subscription value drastically changed due to varying product prices during the subscription period.</text:span></text:p>
        </text:list-item>
      </text:list>
      <text:p text:style-name="P281"><text:span text:style-name="T60"/></text:p>
      <text:p text:style-name="P278"><text:span text:style-name="T254">A brief comment on the </text:span><text:span text:style-name="T60">“</text:span><text:span text:style-name="T282">given</text:span><text:span text:style-name="T60">” </text:span><text:span text:style-name="T254">section of the benefit scheme shown above. A Benefit scheme requires different type of inputs depending upon nature of the scheme, the pricing category and </text:span><text:soft-page-break/><text:span text:style-name="T254">purpose associated etc. These inputs are received from the subscriber/subscription/product level metrics/ parameter values as well as conversion parameter to convert the benefit points to appropriate physically awardable entity(MU or product count in our case). For example, the above sample the first input is </text:span><text:span text:style-name="T445">“</text:span><text:span text:style-name="T283">VALUE_PER_POINT” </text:span><text:span text:style-name="T296">which is a multiplier to convert benefit points into benefit value in Money Units, The second input is “</text:span><text:span text:style-name="T284">SUBSCRIPTION_RENEWAL_COUNT</text:span><text:span text:style-name="T296">” which provides a subscriber level metric to compute the number of type same subscriber has renewed his/her subscription, and thus indicates the loyalty of the subscriber towards the merchant, </text:span><text:span text:style-name="T297">the third and last input is “</text:span><text:span text:style-name="T285">SUBSCRIPTION_PERIOD_PER_SUBSCRIPTION []</text:span><text:span text:style-name="T297">”, which is a subscription level metric providing the count of deliveries made per subscription, and the “[]” indicates the array of delivery counts per subscription of all the renewed subscriptions. </text:span><text:span text:style-name="T298">It is assumed that certain such metrics are captured in maintained by Subscriber/Subscription and Product domains and should be fed into the Benefits domain for computation of benefit count/values for various benefit schemes.</text:span><text:span text:style-name="T297"> </text:span></text:p>
      <text:p text:style-name="P278"><text:span text:style-name="T297"/></text:p>
      <text:p text:style-name="P282"><text:span text:style-name="T294">What all purposes do benefit schemes serve. Here is the list</text:span></text:p>
      <text:list xml:id="list433216945" text:style-name="L8">
        <text:list-item>
          <text:p text:style-name="P283"><text:span text:style-name="T294">The first and foremost visible benefit is to define eligibility criteria for achieving set business objectives and award those who fulfil that criteria, so that the customers who are contributing more to the merchant’s business are adequately rewarded for their contribution.</text:span></text:p>
        </text:list-item>
        <text:list-item>
          <text:p text:style-name="P280"><text:span text:style-name="T299">The next invisible purpose of benefit schemes is to provide computations to understand if the set scheme has succeeded in achieving the set objective or not. The execution of Eligibility </text:span><text:span text:style-name="T300">C</text:span><text:span text:style-name="T299">riteria to identify eligible </text:span><text:span text:style-name="T300">subscribers/subscriptions register the count of beneficiaries. This count of beneficiaries from the date of inception of a business objective until its end help determine if the increase in beneficiaries is significant enough to achieve the business objective. </text:span></text:p>
        </text:list-item>
        <text:list-item>
          <text:p text:style-name="P280"><text:span text:style-name="T300">Secondly the computation of benefit value in MU awarded to each beneficiary provides the total consumption of the set provision on the parent pricing strategy and the extend of budget consumption helps determine if the underlying scheme successful enough to achieve the set objective or not.</text:span></text:p>
        </text:list-item>
      </text:list>
      <text:p text:style-name="P279"><text:span text:style-name="T300"/></text:p>
      <text:p text:style-name="P279"><text:span text:style-name="T300">T</text:span><text:span text:style-name="T301">hus benefit schemes do to only provide the means to award benefits to the eligible customers but also help analyse if the defined schemes are really proved successful in achieving set objective or not and the thus help merchant decide next course of actions so that provisions made are applied on the right instruments.</text:span></text:p>
      <text:p text:style-name="P8">Some benefit schemes are flat in terms of eligibility whereas others are multilevel benefit scheme<text:span text:style-name="T313">s</text:span>. Let’s see example of each.</text:p>
      <text:list xml:id="list1529369568" text:style-name="WWNum81">
        <text:list-item>
          <text:p text:style-name="P272"><text:span text:style-name="T1">A benefit scheme stating that any subscriber who has completed </text:span><text:span text:style-name="T63">3</text:span><text:span text:style-name="T1"> subscription cycles will be given 20 reward points. This is an example of flat benefit scheme because the criteria is Boolean in nature. I</text:span><text:span text:style-name="T63">n</text:span><text:span text:style-name="T1"> case a subscriber fulfils it (true) he/she will get 20 reward points else (false</text:span><text:span text:style-name="T9">)</text:span><text:span text:style-name="T1">nothing. </text:span><text:span text:style-name="T63">Also, even if he/she will complete the 4</text:span><text:span text:style-name="T314">th</text:span><text:span text:style-name="T63"> subscription cycle he/she will not get any incremental benefits as the stated benefits were already passed to him upon completing 3 cycles.</text:span></text:p>
        </text:list-item>
        <text:list-item>
          <text:p text:style-name="P276">A benefit scheme stating that a subscriber who has renewed subscription for more than 2 times, will get 1 benefit point for each 10 Rupees spent. This is an example of a <text:span text:style-name="T317">criteria based </text:span>linear benefit scheme. A Simple<text:span text:style-name="T317">(no criteria)</text:span> promotional <text:span text:style-name="T317">linear benefit </text:span>scheme can be for every subscription in its first subscription getting 1 benefit point for each 50 rupees spent <text:span text:style-name="T317">towards subscription</text:span>.</text:p>
        </text:list-item>
        <text:list-item>
          <text:p text:style-name="P275">A benefit scheme stating that a subscriber who subscribes for more than Rs. 40,000 of goods in a subscription cycle will be given 10 reward points if subscription value lies between Rs. 40,000 to Rs. 42,000, 20 points if subscription value lies between Rs. 42,001 to Rs. 45,000 and 40 reward points if its more than Rs. 45,000. This is an example of <text:span text:style-name="T317">criteria based </text:span><text:span text:style-name="T274">tiered/</text:span>multilevel benefit scheme. Another variant of <text:span text:style-name="T276">a combination of </text:span><text:span text:style-name="T275">tiered/</text:span>multi-level <text:span text:style-name="T276">and linear </text:span>benefit scheme <text:soft-page-break/>is a linearly proportional benefit scheme where any one subscribing for more than Rs.40,000 of goods in a single subscription cycle will be availing reward points proportional to his excess purchase (on top of 40,000).</text:p>
        </text:list-item>
        <text:list-item>
          <text:p text:style-name="P273"><text:span text:style-name="T13">A Benefit scheme stating that a subscription can win 1 benefit point for every 20 rupees spent for an incremental subscription value </text:span><text:span text:style-name="T14">only </text:span><text:span text:style-name="T13">AFTER a subscription value </text:span><text:span text:style-name="T64">reaches to</text:span><text:span text:style-name="T13"> </text:span><text:span text:style-name="T64">Rs. </text:span><text:span text:style-name="T13">60,000 or above, upto </text:span><text:span text:style-name="T64">first </text:span><text:span text:style-name="T13">5000 rupees of </text:span><text:span text:style-name="T64">incremental</text:span><text:span text:style-name="T13"> subscription value. </text:span><text:span text:style-name="T64">T</text:span><text:span text:style-name="T13">hen </text:span><text:span text:style-name="T64">it can start winning </text:span><text:span text:style-name="T13">1 </text:span><text:span text:style-name="T64">benefit point</text:span><text:span text:style-name="T13"> for every 5 rupees spent. </text:span><text:span text:style-name="T64">Thus in this case subscription value upto Rs. 60,000, no benefit points. Subscription value of Rs. 64,000, 200 benefit points(=(64000-60,000)/20 =200 benefit points). Subscription value of Rs 70,000, </text:span><text:span text:style-name="T65">1250</text:span><text:span text:style-name="T64"> benefit points(=(65000-60000)/20 + (70,000 -65001)/5 = <text:s/>250 + </text:span><text:span text:style-name="T65">1000 = 1250 benefit points).</text:span><text:span text:style-name="T66">This is an example of exponential benefit schemes.</text:span></text:p>
        </text:list-item>
      </text:list>
      <text:p text:style-name="P284"/>
      <text:p text:style-name="P284">So far we have seen how the benefit scheme are defined, the ingredient sections and their purposes and type of benefit schemes. Now we will see how/when the benefit schemes are executed to compute and recompute benefits on the active subscriptions.</text:p>
      <text:p text:style-name="P277"/>
      <text:p text:style-name="P94"><text:span text:style-name="T309">Allotment/</text:span><text:span text:style-name="T310">Re Allotment</text:span><text:span text:style-name="T309"> of benefits </text:span><text:span text:style-name="T310">through repeated executions.</text:span></text:p>
      <text:p text:style-name="P12"/>
      <text:p text:style-name="P297"><text:span text:style-name="T16">A</text:span><text:span text:style-name="T67">llotment is the process of </text:span></text:p>
      <text:list xml:id="list635339598" text:style-name="L9">
        <text:list-item>
          <text:p text:style-name="P298"><text:span text:style-name="T255">S</text:span><text:span text:style-name="T67">creening through a series of active benefit schemes for a subscriber or subscription </text:span><text:span text:style-name="T255">on</text:span><text:span text:style-name="T67"> various lifecycle events, </text:span></text:p>
        </text:list-item>
        <text:list-item>
          <text:p text:style-name="P298"><text:span text:style-name="T255">C</text:span><text:span text:style-name="T67">ompute and recompute ‘</text:span><text:span text:style-name="T72">representative’ </text:span><text:span text:style-name="T67">benefits from all the schemes against which that subscriber or subscription is found eligible, </text:span></text:p>
        </text:list-item>
        <text:list-item>
          <text:p text:style-name="P298"><text:span text:style-name="T255">A</text:span><text:span text:style-name="T67">ggregate and readjust those benefits after each computation and </text:span></text:p>
        </text:list-item>
        <text:list-item>
          <text:p text:style-name="P298"><text:span text:style-name="T255">R</text:span><text:span text:style-name="T67">egister them against that subscriber or subscription for their future consumption </text:span><text:span text:style-name="T68">subject to their materialisation</text:span><text:span text:style-name="T67">. </text:span></text:p>
        </text:list-item>
      </text:list>
      <text:p text:style-name="P297"><text:span text:style-name="T67"/></text:p>
      <text:p text:style-name="P297"><text:span text:style-name="T68">Found complex? ok, let’ demystify it.</text:span></text:p>
      <text:p text:style-name="P29"/>
      <text:p text:style-name="P299"><text:span text:style-name="T16">When a subscription gets registered by a subscriber, one or more benefit schemes may apply upon it based on its eligibility. <text:s/>For example, A benefit scheme stating certain benefit value upon registering for more tha</text:span><text:span text:style-name="T67">n</text:span><text:span text:style-name="T16"> 10 deliveries, each of </text:span><text:span text:style-name="T67">then </text:span><text:span text:style-name="T16">valu</text:span><text:span text:style-name="T67">ing</text:span><text:span text:style-name="T16"> </text:span><text:span text:style-name="T67">minimum</text:span><text:span text:style-name="T16"> </text:span><text:span text:style-name="T67">of Rs.</text:span><text:span text:style-name="T16">3000 </text:span><text:span text:style-name="T67">or more,</text:span><text:span text:style-name="T16"> can be applied to a subscription containing 12 deliveries of Rs 5000 each. Also the same subscription may win another benefit scheme which </text:span><text:span text:style-name="T79">awards</text:span><text:span text:style-name="T16"> benefit value to subscription exceeding </text:span><text:span text:style-name="T17">subscription value of </text:span><text:span text:style-name="T16">Rs 40,000. </text:span><text:span text:style-name="T17">So upon register</text:span><text:span text:style-name="T68">ing a subscription </text:span><text:span text:style-name="T256">(i.e. on ‘subscription registration’ event)</text:span><text:span text:style-name="T68">, </text:span><text:span text:style-name="T17">bot</text:span><text:span text:style-name="T67">h</text:span><text:span text:style-name="T17"> these schemes will compute benefit value and sum of these benefit values will be ‘allotted’ to this subscription. </text:span></text:p>
      <text:p text:style-name="P299"><text:span text:style-name="T17"/></text:p>
      <text:p text:style-name="P299"><text:span text:style-name="T79">C</text:span><text:span text:style-name="T69">an </text:span><text:span text:style-name="T79">the customer</text:span><text:span text:style-name="T69"> immediately redeem th</text:span><text:span text:style-name="T79">e</text:span><text:span text:style-name="T69">se</text:span><text:span text:style-name="T79"> benefits</text:span><text:span text:style-name="T69"> <text:s/></text:span><text:span text:style-name="T79">‘allotted’ </text:span><text:span text:style-name="T257">upon </text:span><text:span text:style-name="T69">subscription </text:span><text:span text:style-name="T257">registration</text:span><text:span text:style-name="T69">? The answer is ‘No’. </text:span><text:span text:style-name="T79">T</text:span><text:span text:style-name="T69">he </text:span><text:span text:style-name="T72">‘</text:span><text:span text:style-name="T79">Allotment’ </text:span><text:span text:style-name="T257">phase</text:span><text:span text:style-name="T79">, comput</text:span><text:span text:style-name="T257">e</text:span><text:span text:style-name="T72"> ‘representative’ benefits, </text:span><text:span text:style-name="T257">which are not caste in stone yet.</text:span><text:span text:style-name="T72"> <text:s/></text:span><text:span text:style-name="T257">The term ‘representative’ indicates that the computed benefit value will be earned by the subscriber if he/she completes the subscription exactly as registered. But in reality it may not be the case.</text:span></text:p>
      <text:p text:style-name="P30"/>
      <text:p text:style-name="P97"><text:span text:style-name="T69">The subscription </text:span><text:span text:style-name="T80">business </text:span><text:span text:style-name="T69">model do</text:span><text:span text:style-name="T80">es</text:span><text:span text:style-name="T69"> not mandate fulfilment of the </text:span><text:span text:style-name="T80">contract</text:span><text:span text:style-name="T69"> made by a subscription at the time of its initial registration. </text:span><text:span text:style-name="T80">The model</text:span><text:span text:style-name="T69"> provides freedom to </text:span><text:span text:style-name="T80">each</text:span><text:span text:style-name="T69"> subscriber to change </text:span><text:span text:style-name="T80">the</text:span><text:span text:style-name="T69"> subscription at will or even cancel </text:span><text:span text:style-name="T80">it</text:span><text:span text:style-name="T69"> before completion of its contract, at no cost. Registering a subscription is merely a process </text:span><text:span text:style-name="T80">of</text:span><text:span text:style-name="T69"> express</text:span><text:span text:style-name="T80">ing</text:span><text:span text:style-name="T69"> the ‘intent’ </text:span><text:span text:style-name="T80">of a subscriber, </text:span><text:span text:style-name="T69">of buying various goods in certain volume at certain periodicity based on </text:span><text:span text:style-name="T80">his/her</text:span><text:span text:style-name="T69"> gut feelings. </text:span><text:span text:style-name="T80">The</text:span><text:span text:style-name="T69"> actual needs may vary from the registered </text:span><text:span text:style-name="T80">contract</text:span><text:span text:style-name="T69"> and hence </text:span><text:span text:style-name="T80">a subscriber</text:span><text:span text:style-name="T69"> </text:span><text:span text:style-name="T80">is</text:span><text:span text:style-name="T69"> free to change the volume of purchase, </text:span><text:soft-page-break/><text:span text:style-name="T69">periodicity or both multiple times during active subscription period. Also </text:span><text:span text:style-name="T80">he/she</text:span><text:span text:style-name="T69"> may wish to cancel the subscription entirely if not happy or external situation force to do so. </text:span></text:p>
      <text:p text:style-name="P31"/>
      <text:p text:style-name="P97"><text:span text:style-name="T257">E</text:span><text:span text:style-name="T69">very time th</text:span><text:span text:style-name="T257">e subscription</text:span><text:span text:style-name="T69"> contract changes </text:span><text:span text:style-name="T73">the ‘representative’ </text:span><text:span text:style-name="T69">benefit </text:span><text:span text:style-name="T257">value</text:span><text:span text:style-name="T69"> need</text:span><text:span text:style-name="T257">s</text:span><text:span text:style-name="T69"> to be recomputed and reset to </text:span><text:span text:style-name="T81">a </text:span><text:span text:style-name="T257">revised</text:span><text:span text:style-name="T69"> value against </text:span><text:span text:style-name="T81">the</text:span><text:span text:style-name="T69"> </text:span><text:span text:style-name="T81">changed </text:span><text:span text:style-name="T70">subscription.</text:span><text:span text:style-name="T69"> </text:span><text:span text:style-name="T258">This process continues and re computation triggers on various lifecycle events of subscriber/subscription. The ‘actual’ benefit value can only be determined at the end of the subscription, as multiple changes may keep happening during the active period of subscription.</text:span></text:p>
      <text:p text:style-name="P317"/>
      <text:p text:style-name="P301"><text:span text:style-name="T84">Why to compute benefits multiple times on each of the lifecycle events associated with subscriber, subscription or product? W</text:span><text:span text:style-name="T76">hy can’t we compute benefits at the end of subscription only, </text:span><text:span text:style-name="T84">when</text:span><text:span text:style-name="T76"> the agreed contract is materialised </text:span><text:span text:style-name="T84">fully or partially</text:span><text:span text:style-name="T76"> and products </text:span><text:span text:style-name="T77">(</text:span><text:span text:style-name="T76">with varying prices</text:span><text:span text:style-name="T77">)</text:span><text:span text:style-name="T76"> are actually consumed? </text:span><text:span text:style-name="T85">There is a reason behind it. </text:span><text:span text:style-name="T72">Remember </text:span><text:span text:style-name="T77">that, </text:span><text:span text:style-name="T72">the essence of </text:span><text:span text:style-name="T85">awarding </text:span><text:span text:style-name="T72">benefit</text:span><text:span text:style-name="T77">s</text:span><text:span text:style-name="T72"> does not lie only in providing the end </text:span><text:span text:style-name="T77">gains</text:span><text:span text:style-name="T72"> to the customer but to </text:span><text:span text:style-name="T77">keep </text:span><text:span text:style-name="T72">inculcat</text:span><text:span text:style-name="T77">ing</text:span><text:span text:style-name="T72"> the feeling of being benefitted throughout </text:span><text:span text:style-name="T77">subscriber’s</text:span><text:span text:style-name="T72"> association with the merchant. </text:span><text:span text:style-name="T85">Every time subscriber makes changes to active subscription h</text:span><text:span text:style-name="T259">e</text:span><text:span text:style-name="T85">/she should be notified of the </text:span><text:span text:style-name="T259">impact on</text:span><text:span text:style-name="T85"> </text:span><text:span text:style-name="T259">the</text:span><text:span text:style-name="T85"> benefit</text:span><text:span text:style-name="T259"> value</text:span><text:span text:style-name="T85">. </text:span><text:span text:style-name="T260">I</text:span><text:span text:style-name="T85">t is very</text:span><text:span text:style-name="T72"> essential to make </text:span><text:span text:style-name="T78">a </text:span><text:span text:style-name="T72">subscriber aware of the consequences </text:span><text:span text:style-name="T86">on</text:span><text:span text:style-name="T72"> </text:span><text:span text:style-name="T86">the </text:span><text:span text:style-name="T78">gains</text:span><text:span text:style-name="T72">, every time he/she decides to alter the subscription contract or decides to terminate the subscription prematurely. In reverse sense, it</text:span><text:span text:style-name="T18"> is </text:span><text:span text:style-name="T72">equally</text:span><text:span text:style-name="T18"> essential to compute and show the </text:span><text:span text:style-name="T85">increased</text:span><text:span text:style-name="T18"> benefit value if </text:span><text:span text:style-name="T260">subscriber</text:span><text:span text:style-name="T18"> </text:span><text:span text:style-name="T260">increases</text:span><text:span text:style-name="T72"> the</text:span><text:span text:style-name="T18"> subscription value. This value helps provide him/her motivation to continue or even to increase the subscription value </text:span><text:span text:style-name="T261">further </text:span><text:span text:style-name="T18">in order to win more benefit value. </text:span></text:p>
      <text:p text:style-name="P301"><text:span text:style-name="T18"/></text:p>
      <text:p text:style-name="P301"><text:span text:style-name="T261">The subscriber initiated actions are not the only contributors. T</text:span><text:span text:style-name="T18">he benefit value </text:span><text:span text:style-name="T261">of</text:span><text:span text:style-name="T18"> a subscription may </text:span><text:span text:style-name="T261">also </text:span><text:span text:style-name="T18">vary due to external/</text:span><text:span text:style-name="T261">market/</text:span><text:span text:style-name="T18"> conditions such </text:span><text:span text:style-name="T85">as</text:span><text:span text:style-name="T18"> product offer price changes/</text:span><text:span text:style-name="T261">demand changes etc</text:span><text:span text:style-name="T18">.</text:span></text:p>
      <text:p text:style-name="P300"><text:span text:style-name="T18"/></text:p>
      <text:p text:style-name="P94"><text:span text:style-name="T71">C</text:span><text:span text:style-name="T17">onsider an </text:span><text:span text:style-name="T72">example </text:span><text:span text:style-name="T17">edge case. </text:span><text:span text:style-name="T82">A</text:span><text:span text:style-name="T17"> subscription has subscribed for a business value for Rs 40100, just above the eligibility of a benefit scheme </text:span><text:span text:style-name="T262">expecting</text:span><text:span text:style-name="T17"> business value above Rs. 40,000. </text:span><text:span text:style-name="T71">The </text:span><text:span text:style-name="T74">representative </text:span><text:span text:style-name="T71">benefits are computed </text:span><text:span text:style-name="T262">as value N </text:span><text:span text:style-name="T71">and allotted against that subscription. </text:span><text:span text:style-name="T17">I</text:span><text:span text:style-name="T71">n</text:span><text:span text:style-name="T17"> case the products </text:span><text:span text:style-name="T262">registered</text:span><text:span text:style-name="T17"> </text:span><text:span text:style-name="T74">in</text:span><text:span text:style-name="T17"> this subscription vary in their offer prices in such a way that the subscription value falls below Rs 40000, the </text:span><text:span text:style-name="T74">representative </text:span><text:span text:style-name="T17">benefit</text:span><text:span text:style-name="T71">s</text:span><text:span text:style-name="T17"> </text:span><text:span text:style-name="T71">re computation happens and finally </text:span><text:span text:style-name="T17">allotment can change from a value of N to 0. It can happen the other </text:span><text:span text:style-name="T71">case</text:span><text:span text:style-name="T17"> too, where a subscription hovering in a band of Rs 40000 to Rs 50000 can suddenly enter into a higher band of Rs 50000 to Rs 60000 </text:span><text:span text:style-name="T262">due to product offer <text:s/>price changes </text:span><text:span text:style-name="T17">and hence may win more </text:span><text:span text:style-name="T74">representative </text:span><text:span text:style-name="T17">benefit value than calculated earlier, </text:span><text:span text:style-name="T71">upon its recalculation</text:span><text:span text:style-name="T262">(even if subscriber did not alter the contents of the subscription)</text:span><text:span text:style-name="T17">. </text:span><text:span text:style-name="T82">This process can happen multiple times in the lifecycle of an active subscription.</text:span></text:p>
      <text:p text:style-name="P12"/>
      <text:p text:style-name="P96"><text:span text:style-name="T18">In summary, allotment of benefit value is a </text:span><text:span text:style-name="T83">continuous </text:span><text:span text:style-name="T18">process of calculation of benefit value </text:span><text:span text:style-name="T75">at each lifecycle event associated with subscriber, subscription or product such as </text:span><text:span text:style-name="T18">subscription </text:span><text:span text:style-name="T75">registration</text:span><text:span text:style-name="T18">, </text:span><text:span text:style-name="T75">alteration</text:span><text:span text:style-name="T18">, </text:span><text:span text:style-name="T75">cancellation,</text:span><text:span text:style-name="T18"> product price changes, </text:span><text:span text:style-name="T75">payment defaults etc.</text:span><text:span text:style-name="T18">. </text:span></text:p>
      <text:p text:style-name="P14"/>
      <text:p text:style-name="P14"><text:span text:style-name="T449">Since benefit allotment process just provides the ‘representative’ benefit value for a subscriber/subscription it does not tell how much benefit value is ‘actually’ earned. The earning of some or all part of the benefit value is taken care by the ‘vesting process’. Let’s see what it is.</text:span></text:p>
      <text:p text:style-name="P319"/>
      <text:p text:style-name="P173">Vesting/Disbursement of Benefits:</text:p>
      <text:p text:style-name="P13"/>
      <text:p text:style-name="P98"><text:span text:style-name="T18">In the above section we have seen that computation and allotment of benefit value is done upon subscription registration but keeps changing throughout subscription life. </text:span><text:span text:style-name="T87">As the subscription contract is being changed one or more times by the subscriber </text:span><text:span text:style-name="T263">OR</text:span><text:span text:style-name="T87"> ingredient product prices keep on </text:span><text:soft-page-break/><text:span text:style-name="T87">changing continuously during subscription life, thereby changing the actual subscription value, the benefits allotted, keep on changing throughout subscription life. Their actual value benefitting the subscriber will be concluded only at the end of the subscription. </text:span></text:p>
      <text:p text:style-name="P98"><text:span text:style-name="T87"/></text:p>
      <text:p text:style-name="P98"><text:span text:style-name="T87">In such case</text:span><text:span text:style-name="T18"> how/when shall the benefits be availed by the subscriber? Shall he/she wait until the end of subscription to avail the benefit value visible to him/her? The answer to this </text:span><text:span text:style-name="T87">can be</text:span><text:span text:style-name="T18"> ‘Yes’ </text:span><text:span text:style-name="T87">or</text:span><text:span text:style-name="T18"> ‘No’ and should be determined by the ‘vesting policy’ defined by the merchant </text:span><text:span text:style-name="T19">so as to seek the balance between Yes and No. </text:span><text:span text:style-name="T264">Let’s try to list some possible vesting policies.</text:span></text:p>
      <text:p text:style-name="P17"/>
      <text:p text:style-name="P177"><text:span text:style-name="T19">E</text:span><text:span text:style-name="T1">ncash On Subscription Completion</text:span></text:p>
      <text:p text:style-name="P17"/>
      <text:p text:style-name="P99"><text:span text:style-name="T19">The simplest vesting policy is to keep calculating</text:span><text:span text:style-name="T88">(and allotting)</text:span><text:span text:style-name="T19"> the benefit value </text:span><text:span text:style-name="T265">against</text:span><text:span text:style-name="T19"> a subscription </text:span><text:span text:style-name="T88">on each appropriate lifecycle event, until </text:span><text:span text:style-name="T19">the end of subscription life. </text:span><text:span text:style-name="T265">M</text:span><text:span text:style-name="T19">ake it available to the subscriber for encashment ONLY at the end of </text:span><text:span text:style-name="T88">the </text:span><text:span text:style-name="T19">subscription. </text:span><text:span text:style-name="T88">In such case the business is sure on, how much actual benefit value,</text:span><text:span text:style-name="T19"> </text:span><text:span text:style-name="T88">the </text:span><text:span text:style-name="T19">subscription is really eligible for </text:span><text:span text:style-name="T265">and precisely spends on the earned benefit value</text:span><text:span text:style-name="T19">.</text:span></text:p>
      <text:p text:style-name="P17"/>
      <text:p text:style-name="P303"><text:span text:style-name="T90">This scheme is more practical and manages awarding of benefits precisely to the subscribers</text:span><text:span text:style-name="T91"> thereby capable of managing Merchant’s budget towards benefits precisely. On the flip side</text:span><text:span text:style-name="T90"> it may make subscribers running out of patience. A subscriber is seeing the </text:span><text:span text:style-name="T266">changing </text:span><text:span text:style-name="T90">benefit value allotted/</text:span><text:span text:style-name="T266">re-allotted</text:span><text:span text:style-name="T90"> to him/her, </text:span><text:span text:style-name="T91">throughout the subscription life</text:span><text:span text:style-name="T90">, but unable to use it until the end of subscription. The price sensitive customers who are willing to feed the availed portion of benefits back towards their repayment </text:span><text:span text:style-name="T91">towards current subscription, </text:span><text:span text:style-name="T90">are unable to do so until subscription end, and hence may not like it. </text:span></text:p>
      <text:p text:style-name="P303"><text:span text:style-name="T90"/></text:p>
      <text:p text:style-name="P303"><text:span text:style-name="T91">Sometimes merchant </text:span><text:span text:style-name="T266">may wish to </text:span><text:span text:style-name="T91">adopt this policy, to ensure that the vested benefit value from current subscription can be availed against next/renewed subscription only. Some customers who are unsure of renewing their subscription will be deprived of availing these benefits if they do not renew their subscription.</text:span></text:p>
      <text:p text:style-name="P36"/>
      <text:p text:style-name="P37">Encash Proportional to Subscription Consumption</text:p>
      <text:p text:style-name="P38"/>
      <text:p text:style-name="P101"><text:span text:style-name="T88">This</text:span><text:span text:style-name="T19"> vesting policy make</text:span><text:span text:style-name="T88">s</text:span><text:span text:style-name="T19"> the benefit value available </text:span><text:span text:style-name="T88">(</text:span><text:span text:style-name="T19">to the subscriber/subscription</text:span><text:span text:style-name="T88">) </text:span><text:span text:style-name="T92">for consumption</text:span><text:span text:style-name="T19">, equivalent to the business value delivered by </text:span><text:span text:style-name="T92">the sub</text:span><text:span text:style-name="T93">s</text:span><text:span text:style-name="T92">cription</text:span><text:span text:style-name="T19">. </text:span><text:span text:style-name="T93">Every time the benefit value is recomputed on any lifecycle event, t</text:span><text:span text:style-name="T89">he</text:span><text:span text:style-name="T19"> ‘</text:span><text:span text:style-name="T89">latest’</text:span><text:span text:style-name="T19"> computed benefit value is divided into </text:span><text:span text:style-name="T93">the </text:span><text:span text:style-name="T266">remaining </text:span><text:span text:style-name="T93">deliveries in some predefined proportion(say equal proportion </text:span><text:span text:style-name="T96">or non-linear proportion</text:span><text:span text:style-name="T93">) toward its allotment. When a delivery are made towards that subscription, its equivalent benefit value is vested (made available to the subscription to consume/avail) to the subscription. </text:span><text:span text:style-name="T318">T</text:span><text:span text:style-name="T90">hus </text:span><text:span text:style-name="T93">the total benefit value is </text:span><text:span text:style-name="T19">distributed for vesting across </text:span><text:span text:style-name="T90">planned/remaining </text:span><text:span text:style-name="T19">deliveries. </text:span></text:p>
      <text:p text:style-name="P39"/>
      <text:p text:style-name="P105"><text:span text:style-name="T19">Thus </text:span><text:span text:style-name="T98">a</text:span><text:span text:style-name="T19"> subscriber doesn’t need to run out of patience in order to avail the benefits until end of subscriptions and can keep enjoying some part of it after </text:span><text:span text:style-name="T98">each </text:span><text:span text:style-name="T19">few deliveries. </text:span><text:span text:style-name="T20">In case the benefits available, can be used to feed back towards repayment of the subscription value, then </text:span><text:span text:style-name="T98">appropriate vesting policy comes to help</text:span><text:span text:style-name="T20"> for </text:span><text:span text:style-name="T98">the </text:span><text:span text:style-name="T20">price sensitive customer</text:span><text:span text:style-name="T98">s</text:span><text:span text:style-name="T20"> </text:span><text:span text:style-name="T98">in</text:span><text:span text:style-name="T20"> reducing the payment bourdon to some extent through them. This can be another pillar of happiness factor which can help </text:span><text:span text:style-name="T21">significantly</text:span><text:span text:style-name="T20"> increase customer satisfaction.</text:span></text:p>
      <text:p text:style-name="P41"/>
      <text:p text:style-name="P100"><text:span text:style-name="T93">When </text:span><text:span text:style-name="T96">a</text:span><text:span text:style-name="T93"> subscriber changes the subscription contract by altering subscription content, periodicity, number of deliveries etc. The benefit value is recomputed and redistributed for vesting across all the deliveries. If this change is made ‘after’ few deliveries are made, then the difference between earlier </text:span><text:soft-page-break/><text:span text:style-name="T93">‘vested’ benefit value of the completed deliveries and the recalculated benefit value for those deliveries is attached to the deliveries yet to happen and thus the vesting benefit value of upcoming deliveries is adjusted.</text:span></text:p>
      <text:p text:style-name="P40"/>
      <text:p text:style-name="P102"><text:span text:style-name="T93">Example: A subscription registered 12 deliveries, for is found eligible for 120 benefit points. So 120 BPs are ‘allotted’ agains that subscription, and distributed for vesting across all deliveries in ‘equal’ proportion. Thus after each delivery, subscription will be vested 10 benefit points, which will be available for consumption. After 3 deliveries subscriber altered the subscription contract by keeping number of deliveries to 12 but reducing its content to ‘half’ the business value than the value at the time of registration. So benefit value is recomputed to say 60 BP. Those 60 points are distributed across 12 deliveries, thereby vesting 5 points after each delivery. But since </text:span><text:span text:style-name="T94">3 deliveries are already made, thereby vesting 30 BPs to the subscriber against the subscription, the excess BPs vested in those deliveries have to be recovered form the remaining deliveries. The difference between vested BPs and ‘to be’ vested BPs comes out to be 5 BP per delivery (10 BPs are vested per delivery as per earlier calculation whereas 5 BPs were expected to be vested as per latest calculation. So 15BPs which are vested in excess (5BP per delivery, 3 deliveries made), which need to be recovered from remaining deliveries. The recovery can be made from the immediate next delivery in case it has enough benefit point vested. If it does not have enough vested BPs, then the recovery gets spread to the next upcoming deliveries until all the excess BPs are recovered. In our case every delivery will now have only 5 BPs getting vested per delivery, in order to recover the excess of 15 BPs which are already vested (as per earlier calculations), the recovery will have to spread across 3 upcoming deliveries. So 4</text:span><text:span text:style-name="T315">th</text:span><text:span text:style-name="T94">,5</text:span><text:span text:style-name="T315">th</text:span><text:span text:style-name="T320"> </text:span><text:span text:style-name="T319">and</text:span><text:span text:style-name="T320"> </text:span><text:span text:style-name="T94">6</text:span><text:span text:style-name="T315">th</text:span><text:span text:style-name="T94"> deliveries will vest 0 BPs(5 BPs to be vested per delivery – 5 B</text:span><text:span text:style-name="T95">P</text:span><text:span text:style-name="T94">s to be recovered per delivery due to excess vesting in earlier deliveries). From 7</text:span><text:span text:style-name="T315">th</text:span><text:span text:style-name="T94"> delivery onwards 5 BPs will be vested per delivery as per the latest computation.</text:span></text:p>
      <text:p text:style-name="P42"/>
      <text:p text:style-name="P43">The above was a simpler scenario where the excess vested BPs could be recovered, as there were BPs available to be vested which were more that those which were to be recovered. What if the alteration of subscription results into loss of entire benefits. Consider the same scenario where the subscription which reduced the ordered goods to half of its original volume, drops out of benefits eligibility? Earlier the subscription was eligible for 120 BPs. Now its eligible for 0 BPs. Since 3 deliveries have already been made 30 BPs are already vested to the subscriber which he/she may have already consumed agains the payments. This is a tough call that the merchant needs to take to adopt an appropriate recovery policy. Either the merchant may let the vested benefits go in favour of subscriber, to maintain goodwill or may adopt a mathematical calculation to recover the benefits in monetary terms. This business model does not wish to discuss the second option as we feel that instead of recovering the vested benefit value from customers merchant should focus on adopting appropriate ‘non-linear’ vesting policy in order to minimise the losses due to undue benefit availing by the customers.</text:p>
      <text:p text:style-name="P39"/>
      <text:p text:style-name="P103"><text:span text:style-name="T93">A </text:span><text:span text:style-name="T96">Non-Linear vesting policy ensures that a subscription will start receiving more benefits as <text:s/>more deliveries are completed. So it may receive 0 benefit points for first x deliveries out of N deliveries, then receive 1/N BPs after X deliveries, then 2/N and so on. Example : </text:span><text:span text:style-name="T97">Consider <text:s/>vesting policy definition as </text:span></text:p>
      <text:p text:style-name="P157"><text:span text:style-name="T321">pay </text:span>BENEFIT_VALUE </text:p>
      <text:p text:style-name="P158"><text:s/><text:tab/>after 1/4,1/2,3/4 of TOTAL_DELIVERIES in 1:1:3 proportion;</text:p>
      <text:p text:style-name="P44"/>
      <text:p text:style-name="P104"><text:span text:style-name="T97">In such case if a subscription having 12 deliveries, becomes eligible for 100 BPs, then the same is vested as 20 BPs after 3</text:span><text:span text:style-name="T316">rd</text:span><text:span text:style-name="T97"> delivery ( 1/4 of 12 =3rd delivery, 1/(1+1+3) = 1/5 of 100 BP= 20 BP), 20 BP after 6</text:span><text:span text:style-name="T316">th</text:span><text:span text:style-name="T97"> delivery and 60 BP after 9</text:span><text:span text:style-name="T316">th</text:span><text:span text:style-name="T97"> delivery. In such case any changes made ot the subscription prior to 3</text:span><text:span text:style-name="T316">rd</text:span><text:span text:style-name="T97"> delivery will not have any impact on benefits vesting as no Bps have been vested so far. </text:span><text:soft-page-break/><text:span text:style-name="T97">Similarly any alterations to the subscription between 3</text:span><text:span text:style-name="T316">rd</text:span><text:span text:style-name="T97"> and 6</text:span><text:span text:style-name="T316">th</text:span><text:span text:style-name="T97"> delivery will have minimum impact as very less Bps have been vested after 3</text:span><text:span text:style-name="T316">rd</text:span><text:span text:style-name="T97"> delivery, and no more Bps are vested after that until 6</text:span><text:span text:style-name="T316">th</text:span><text:span text:style-name="T97"> delivery.</text:span></text:p>
      <text:p text:style-name="P44"/>
      <text:p text:style-name="P6">Let’s walk through the lifecycle of Benefits domain to see how its responsibilities are carried out through its lifecycle events.</text:p>
      <text:h text:style-name="P1" text:outline-level="3">Lifecycle</text:h>
      <text:h text:style-name="P3" text:outline-level="4">Setting up Business Objectives</text:h>
      <text:p text:style-name="P70"/>
      <text:p text:style-name="P87"><text:span text:style-name="T44">Definition of an objective makes a clear and concise definition of a current business challenge, and then provides an opportunity for a merchant to link appropriate benefit schemes to it so as to mitigate this challenge. Merchant is expected to periodically keep reviewing the need of every set business objective, </text:span><text:span text:style-name="T45">keep adjusting their</text:span><text:span text:style-name="T44"> </text:span><text:span text:style-name="T45">objective values or remove/delete/expire those objective which are not appropriate in the changed context.</text:span></text:p>
      <text:p text:style-name="P22"/>
      <text:p text:style-name="P88"><text:span text:style-name="T45">A</text:span><text:span text:style-name="T48">n important disclaimer is related to the ‘Metric’, to which the objective is applicable. Here business is expected to publish the current value of each metric at subscriber, subscription, product, brand etc. at individual or aggregate level. <text:s/>Metric exposes current value of a measurable business challenge and later measures change(increase/decrease) in the same after application of various business schemes. Thus one can surely conclude if a defined benefit scheme is really effective in solving the current business problem or not.</text:span></text:p>
      <text:p text:style-name="P23"/>
      <text:h text:style-name="P2" text:outline-level="4">Definition and activation of a benefit scheme</text:h>
      <text:p text:style-name="P89"><text:span text:style-name="T49">For each of the active business objective, the m</text:span><text:span text:style-name="T1">erchant can define </text:span><text:span text:style-name="T49">one or more</text:span><text:span text:style-name="T1"> benefit scheme </text:span><text:span text:style-name="T49">and link the same with the objective</text:span><text:span text:style-name="T1">. </text:span></text:p>
      <text:p text:style-name="P11"/>
      <text:p text:style-name="P89"><text:span text:style-name="T1">The scheme </text:span><text:span text:style-name="T50">expected to comprise of </text:span></text:p>
      <text:p text:style-name="P169"><text:span text:style-name="T51">List of all input attributes</text:span><text:span text:style-name="T1"> used to define various computations under the criteria as well as those used to define the vesting lifecycle of the benefits for that scheme.</text:span></text:p>
      <text:p text:style-name="P89"><text:span text:style-name="T52">List of one or more computation expressions</text:span><text:span text:style-name="T50"> required to define a criteria OR are used to calculate benefit points and for converting benefit points into benefit value. </text:span></text:p>
      <text:p text:style-name="P89"><text:span text:style-name="T52">A Criteria</text:span><text:span text:style-name="T50"> comprising of comparison expressions using the input attribute values as well as computed attribute values, which a subscriber/subscription must satisfy in order to be eligible for gaining benefits.</text:span></text:p>
      <text:p text:style-name="P89"><text:span text:style-name="T52">A Vesting expression</text:span><text:span text:style-name="T50"> for vesting the allotted benefit value in appropriate proportions after some number of deliveries in periodic fashion.</text:span></text:p>
      <text:p text:style-name="P24"/>
      <text:p text:style-name="P264">Now we will try to build a notation/expression meta language to define a benefit scheme expression ,containing all of the above four sections. This meta-language will help building different scheme using a consistent notation language, as well as can form the basis of converting it into some kind of a computer programming expression language which can be solved by a computer application and provide outputs in form of benefit count, benefit value and its periodic vesting across deliveries.</text:p>
      <text:p text:style-name="P264">Lets take few examples for the same</text:p>
      <text:p text:style-name="P265"/>
      <text:p text:style-name="P263"><text:span text:style-name="T289">Scheme 1: </text:span><text:span text:style-name="T290">A Linear Benefit scheme Offering benefit points to a subscription if its subscription value and subscription period meets/exceeds certain </text:span><text:span text:style-name="T291">set </text:span><text:span text:style-name="T290">threshold</text:span></text:p>
      <text:p text:style-name="P265"/>
      <text:p text:style-name="P266">given </text:p>
      <text:p text:style-name="P148"><text:tab/> UNIT_SUBSCRIPTION_VALUE = 1000;</text:p>
      <text:p text:style-name="P148"><text:tab/> UNIT_PERIOD_MONTH = 2;</text:p>
      <text:p text:style-name="P148"><text:soft-page-break/><text:tab/> VALUE_PER_POINT = 1;</text:p>
      <text:p text:style-name="P148"><text:tab/> SUBSCRIPTION_VALUE as input;</text:p>
      <text:p text:style-name="P148"><text:tab/> SUBSCRIPTION_PERIOD as input;</text:p>
      <text:p text:style-name="P148"/>
      <text:p text:style-name="P148">compute</text:p>
      <text:p text:style-name="P148"><text:tab/> RESULT1= SUBSCRIPTION_VALUE / UNIT_SUBSCRIPTION_VALUE;</text:p>
      <text:p text:style-name="P148"><text:tab/> RESULT2= SUBSCRIPTION_PERIOD / UNIT_PERIOD_MONTH;</text:p>
      <text:p text:style-name="P148"><text:tab/> BENEFIT_COUNT = RESULT1*RESULT2;</text:p>
      <text:p text:style-name="P148"><text:tab/> BENEFIT_VALUE = BENEFIT_COUNT * VALUE_PER_POINT;</text:p>
      <text:p text:style-name="P148"/>
      <text:p text:style-name="P148">eligibleWhen</text:p>
      <text:p text:style-name="P148"><text:tab/>SUBSCRIPTION_VALUE &gt; 20000 and</text:p>
      <text:p text:style-name="P148"><text:tab/>SUBSCRIPTION_VALUE &lt; 30000 and</text:p>
      <text:p text:style-name="P148"><text:tab/>SUBSCRIPTION_PERIOD &gt;= 10;</text:p>
      <text:p text:style-name="P148"/>
      <text:p text:style-name="P148">pay BENEFIT_VALUE </text:p>
      <text:p text:style-name="P147"><text:s/><text:tab/>after 1/4, 1/2,3/4 of TOTAL_DELIVERIES in default proportion;</text:p>
      <text:p text:style-name="P262"/>
      <text:p text:style-name="P6"/>
      <text:p text:style-name="P165">Lets try to dig deeper into above expression.</text:p>
      <text:p text:style-name="P166">First section of an expression is a ‘given’ expression, containing all input variables needed in various computations as well as used in comparison expressions under criteria section.</text:p>
      <text:p text:style-name="P166">Values to those variable which carry static input values, are explicitly assigned as part of the expression itself. The values to those variable which are to be dynamically procured from subscriber/subscription at runtime are defined with expression snippet ‘as input’. Every subscriber/subscription being evaluated against this scheme will provide its own values for this set of variables.</text:p>
      <text:p text:style-name="P166"/>
      <text:p text:style-name="P167">Next section is a ‘compute’ section which is responsible for making necessary computations so as to apply computed values in criteria expression or in vesting expression. Most of the times the published metrics from a subscriber/subscription/product/brand provide very fundamental values and hence they need some transformation in order to be used in criteria expression of a scheme. Moreover two basic expressions which will always be seen under ‘Compute’ section are ‘benefit count’ and ‘benefit value’. These are the expected outcome for those beneficiaries(subscriber or subscription) which are found eligible in set criteria. Benefit count denotes number of points a beneficiary entity has earned after being qualified for a scheme. Benefit value is the monetary value of benefit count by converting benefit count into money units. Observe that the ‘compute’ section may publish its own set of variables in addition to the variables published by <text:s/>‘given’ section. These variables too are eligible to be used in ‘criteria’ section. The variables ‘benefit count’ and ‘benefit value’ are the common computed variables expected to be used by ‘vesting’ expression.</text:p>
      <text:p text:style-name="P167"/>
      <text:p text:style-name="P168">Third section is the ‘criteria’ section started by ‘eligibleWhen’. This is a single compound expression made up of one or more comparison expressions combined by means of combining operators such as ‘and’ or ‘or’.It expressions the eligibility criteria for any beneficiary to become eligible for the stated benefit scheme. In current expression it says that ‘all those subscriptions which have subscription values between 20,000 and 30,000 AND subscription period greater than or equal to 10 deliveries are eligible for this benefit scheme. Since there are 3 eligibility criterion and all of them are mandatory for the eligibility they are connected by the ‘and’ combining operator.</text:p>
      <text:p text:style-name="P168"/>
      <text:p text:style-name="P170"><text:span text:style-name="T287">Fourth section is a ‘vesting expression’ which only works on <text:s/>computed benefit value and determines in what proportion the benefit value is to be vested to the subscription. In current </text:span><text:soft-page-break/><text:span text:style-name="T287">expression it says that ‘after’ 1/4th,1/2 and 3/4th delivery number of total delivery count the total benefit value will be vested in ‘default’ proportion. So in case an eligible subscription has 12 deliveries in all and becomes eligible for Rs 999 of benefit value, then the benefit value of 999 is to be equally divided into 3 units of Rs 333 and each unit is vested after 1/4*12 = 3</text:span><text:span text:style-name="T286">rd</text:span><text:span text:style-name="T287"> delivery, 1/2*12 = 6</text:span><text:span text:style-name="T286">th</text:span><text:span text:style-name="T287"> delivery, 3/4*12 = 9</text:span><text:span text:style-name="T286">th</text:span><text:span text:style-name="T287"> delivery. It depends on the business if they allow this earned benefit value to be used to pay back towards the subscription or not, though it is recommended as it provides an additional satisfaction for the subscriber to earn/redeem additional gain on top of discounted offer price and committed prices of the product. </text:span></text:p>
      <text:p text:style-name="P155"/>
      <text:p text:style-name="P90"><text:span text:style-name="T293">Scheme</text:span><text:span text:style-name="T292"> 2: Offer rewards points on loyalty</text:span><text:span text:style-name="T280"><text:tab/></text:span></text:p>
      <text:p text:style-name="P148">given</text:p>
      <text:p text:style-name="P215"><text:tab/>VALUE_PER_POINT = 10;</text:p>
      <text:p text:style-name="P215"><text:tab/>SUBSCRIPTION_RENEWAL_COUNT as input;</text:p>
      <text:p text:style-name="P215"><text:tab/>SUBSCRIPTION_PERIOD_PER_SUBSCRIPTION [] as input;</text:p>
      <text:p text:style-name="P148">compute</text:p>
      <text:p text:style-name="P148"><text:tab/>BENEFIT_COUNT = SUBSCRIPTION_RENEWAL_NUMBER;</text:p>
      <text:p text:style-name="P148"><text:tab/>BENEFIT_VALUE = BENEFIT_COUNT * VALUE_PER_POINT;</text:p>
      <text:p text:style-name="P151"><text:tab/>TOTAL_SUBSCRIPTION_PERIOD=sumOf each </text:p>
      <text:p text:style-name="P151">SUBSCRIPTION_PERIOD_PER_SUBSCRIPTION;</text:p>
      <text:p text:style-name="P148">eligibleWhen</text:p>
      <text:p text:style-name="P148"><text:tab/>SUBSCRIPTION_RENEWAL_NUMBER &gt; 3 and</text:p>
      <text:p text:style-name="P148"><text:tab/>each SUBSCRIPTION_PERIOD_PER_SUBSCRIPTION &gt;= 8 and<text:tab/><text:tab/></text:p>
      <text:p text:style-name="P148"><text:tab/>TOTAL_SUBSCRIPTION_PERIOD &gt; 28<text:tab/>;</text:p>
      <text:p text:style-name="P148">pay BENEFIT_VALUE</text:p>
      <text:p text:style-name="P148"><text:s/><text:tab/>after 1/4,1/2,3/4 of TOTAL_DELIVERIES in default proportion;</text:p>
      <text:p text:style-name="P147"/>
      <text:p text:style-name="P147"/>
      <text:p text:style-name="P161"><text:span text:style-name="T303">Scheme</text:span> 3: Another variant of loyalty points</text:p>
      <text:p text:style-name="P148">given <text:tab/></text:p>
      <text:p text:style-name="P215"><text:tab/>VALUE_PER_POINT = 100;</text:p>
      <text:p text:style-name="P215"><text:tab/>SUBSCRIPTION_RENEWAL_COUNT as input;</text:p>
      <text:p text:style-name="P215"><text:tab/>SUBSCRIPTION_PERIOD[] as input;</text:p>
      <text:p text:style-name="P148">compute </text:p>
      <text:p text:style-name="P148"><text:tab/>BENEFIT_COUNT = SUBSCRIPTION_RENEWAL_NUMBER;</text:p>
      <text:p text:style-name="P148"><text:tab/>BENEFIT_VALUE=SUBSCRIPTION_RENEWAL_NUMBER*VALUE_PER_POINT;</text:p>
      <text:p text:style-name="P148">eligibleWhen </text:p>
      <text:p text:style-name="P148"><text:tab/>SUBSCRIPTION_RENEWAL_COUNT &gt; 3 and</text:p>
      <text:p text:style-name="P148"><text:tab/>each SUBSCRIPTION_PERIOD &gt;= 8;</text:p>
      <text:p text:style-name="P148">pay BENEFIT_VALUE </text:p>
      <text:p text:style-name="P148"><text:s/><text:tab/>after 1/4,1/2,3/4 of TOTAL_DELIVERIES in default proportion;</text:p>
      <text:p text:style-name="P147"/>
      <text:p text:style-name="P161"><text:span text:style-name="T303">Scheme </text:span><text:span text:style-name="T304">4</text:span>: Product specific loyalty</text:p>
      <text:p text:style-name="P148">given <text:tab/></text:p>
      <text:p text:style-name="P148"><text:tab/>VALUE_PER_POINT = 10;</text:p>
      <text:p text:style-name="P148"><text:tab/>PRODUCT_SUBSCRIPTION_COUNT_PER_SUBSCRIPTION[] as input;</text:p>
      <text:p text:style-name="P148"><text:tab/>PRODUCT_ID as input;<text:tab/></text:p>
      <text:p text:style-name="P148">compute </text:p>
      <text:p text:style-name="P149"><text:tab/>BENEFIT_COUNT=sumOf each</text:p>
      <text:p text:style-name="P149"><text:s/>PRODUCT_SUBSCRIPTION_COUNT_PER_SUBSCRIPTION;</text:p>
      <text:p text:style-name="P148"><text:tab/>BENEFIT_VALUE = BENEFIT_COUNT * VALUE_PER_POINT;</text:p>
      <text:p text:style-name="P148">eligibleWhen </text:p>
      <text:p text:style-name="P148"><text:soft-page-break/><text:tab/>PRODUCT_ID == “Product1”;</text:p>
      <text:p text:style-name="P148">pay BENEFIT_VALUE </text:p>
      <text:p text:style-name="P148"><text:s/><text:tab/>after 1/4,1/2,3/4 of TOTAL_DELIVERIES in default proportion;</text:p>
      <text:p text:style-name="P147"/>
      <text:p text:style-name="P147"/>
      <text:p text:style-name="P160"/>
      <text:p text:style-name="P160"/>
      <text:p text:style-name="P160">Scheme 5 Benefits for discouraging subscription modifications</text:p>
      <text:p text:style-name="P147">given <text:s/><text:tab/></text:p>
      <text:p text:style-name="P147"><text:tab/> VALUE_PER_POINT = 10;</text:p>
      <text:p text:style-name="P147"><text:tab/> NUMBER_OF_MODIFICATIONS_PER_SUBSCRIPTION as input;</text:p>
      <text:p text:style-name="P147"><text:tab/> NUMBER_OF_RENEWALS as input;</text:p>
      <text:p text:style-name="P147">compute </text:p>
      <text:p text:style-name="P153"><text:tab/>BENEFIT_COUNT=sumOf each (NUMBER_OF_RENEWALS/</text:p>
      <text:p text:style-name="P153"><text:s/>(NUMBER_OF_MODIFICATIONS_PER_SUBSCRIPTION &gt; 0?</text:p>
      <text:p text:style-name="P153">NUMBER_OF_MODIFICATIONS_PER_SUBSCRIPTION : 1));</text:p>
      <text:p text:style-name="P147"><text:tab/> BENEFIT_VALUE = BENEFIT_COUNT * VALUE_PER_POINT<text:tab/>;</text:p>
      <text:p text:style-name="P147">eligibleWhen </text:p>
      <text:p text:style-name="P147"><text:tab/>NUMBER_OF_MODIFICATIONS_PER_SUBSCRIPTION &lt; 3<text:tab/>;</text:p>
      <text:p text:style-name="P147">pay BENEFIT_VALUE </text:p>
      <text:p text:style-name="P147"><text:s/><text:tab/>after 1/4,1/2,3/4 of TOTAL_DELIVERIES in default proportion;</text:p>
      <text:p text:style-name="P148"/>
      <text:p text:style-name="P171"><text:span text:style-name="T287">Scheme 6 </text:span><text:span text:style-name="T288">Benefits</text:span><text:span text:style-name="T287"> for discouraging payment misses</text:span></text:p>
      <text:p text:style-name="P148"/>
      <text:p text:style-name="P148">given<text:tab/></text:p>
      <text:p text:style-name="P148"><text:tab/>VALUE_PER_POINT = 10;</text:p>
      <text:p text:style-name="P148"><text:tab/>MAXIMUM_ALLOWED_PAYMENT_MISS_COUNT_PER_SUBSCRIPTION = 3;</text:p>
      <text:p text:style-name="P148"><text:tab/>NUMBER_OF_PAYMENT_MISSES_IN_SUBSCRIPTION [] as input;</text:p>
      <text:p text:style-name="P148">compute </text:p>
      <text:p text:style-name="P150"><text:tab/>BENEFIT_COUNT=sumOf each</text:p>
      <text:p text:style-name="P150"><text:s/>(MAXIMUM_ALLOWED_PAYMENT_MISS_COUNT_PER_SUBSCRIPTION -</text:p>
      <text:p text:style-name="P150"><text:s/>NUMBER_OF_PAYMENT_MISSES_IN_SUBSCRIPTION);</text:p>
      <text:p text:style-name="P148"><text:tab/>BENEFIT_VALUE = BENEFIT_COUNT * VALUE_PER_POINT;</text:p>
      <text:p text:style-name="P148">eligibleWhen </text:p>
      <text:p text:style-name="P150"><text:tab/>each NUMBER_OF_PAYMENT_MISSES_IN_SUBSCRIPTION &lt;</text:p>
      <text:p text:style-name="P150"><text:s/>MAXIMUM_ALLOWED_PAYMENT_MISS_COUNT;</text:p>
      <text:p text:style-name="P148">pay BENEFIT_VALUE</text:p>
      <text:p text:style-name="P148"><text:s/><text:tab/>after 1/4,1/2,3/4 of TOTAL_DELIVERIES in default proportion;</text:p>
      <text:p text:style-name="P154"/>
      <text:p text:style-name="P156"/>
      <text:p text:style-name="P162">Scheme 7: Benefits for discouraging subscription cancellations</text:p>
      <text:p text:style-name="P156">given <text:s/><text:tab/></text:p>
      <text:p text:style-name="P156"><text:tab/> VALUE_PER_POINT = 10;</text:p>
      <text:p text:style-name="P156"><text:tab/> NUMBER_OF_CANCELLATIONS as input;</text:p>
      <text:p text:style-name="P156"><text:tab/> NUMBER_OF_RENEWALS as input;</text:p>
      <text:p text:style-name="P156">compute </text:p>
      <text:p text:style-name="P156"><text:tab/> BENEFIT_COUNT = (NUMBER_OF_RENEWALS / (NUMBER_OF_CANCELLATIONS &gt; 0) ? NUMBER_OF_CANCELLATIONS <text:s/>: 1);</text:p>
      <text:p text:style-name="P156"><text:tab/> BENEFIT_VALUE = BENEFIT_COUNT * VALUE_PER_POINT;</text:p>
      <text:p text:style-name="P156">eligibleWhen </text:p>
      <text:p text:style-name="P156"><text:tab/>NUMBER_OF_CANCELLATIONS &lt; 2;</text:p>
      <text:p text:style-name="P156"><text:soft-page-break/>pay BENEFIT_VALUE </text:p>
      <text:p text:style-name="P156"><text:s/><text:tab/>after 1/4,1/2,3/4 of TOTAL_DELIVERIES in default proportion;</text:p>
      <text:p text:style-name="P156"/>
      <text:p text:style-name="P163">As stated above each of these benefit schemes have to be linked to the business objectives defined above. The business objective will state the challenge posed in front of the business, and a benefit scheme will provide means/resolution to mitigate the stated challenge in a timed manner.</text:p>
      <text:p text:style-name="P163"/>
      <text:p text:style-name="P163">Just like A Business Objective, each benefit scheme should also have start end end dates so as to define its life period. A Business objective can be for a longer period to accomplish whereas one or more benefit schemes defined under that objective may be relatively short-lived helping to accomplish one or more stages in that objective.</text:p>
      <text:p text:style-name="P163"/>
      <text:p text:style-name="P164">Remember that a benefit scheme is a perception of the merchants towards fulfilling a business objective. A stated benefit scheme may not be successful in accomplishing the stated objective to required extent or to any extent if it is not compatible for solving the business problem. In such case a periodic introspection of achievement of stated objective by schemes defined under it should be made to decide if those schemes are proving useful and hence should continue or found to be useless and hence should be discontinued.</text:p>
      <text:p text:style-name="P163"/>
      <text:h text:style-name="P5" text:outline-level="4"><text:span text:style-name="T59">Registration of Benefit </text:span><text:span text:style-name="T307">A</text:span><text:span text:style-name="T59">ccount for a subscriber.</text:span></text:h>
      <text:p text:style-name="P25"/>
      <text:p text:style-name="P25">When a subscriber newly registered with subscription ecosystem, a benefit account is expected to be created for him/her. The Benefit account is responsible to accumulate and maintain the incoming benefit points/benefit value against each eligible benefit scheme with benefits earning history, redemption of earned benefit points with redemption history. This account provides information of benefits earned by a subscriber till date through one or more subscription, the benefits redeemed by him/her, benefit value available with him/her to be redeemed against current/future subscription etc.</text:p>
      <text:p text:style-name="P25"/>
      <text:p text:style-name="P26">The benefit points/value earned against both, the subscriber centric benefit schemes as well as subscription centric benefit schemes are maintained at ehe subscriber level only in this Benefit account, so that it can be carried forward from one subscription to another and until the end of subscriber registration and provides a freedom to the subscriber to redeem them whenever he/she wants. In case merchant wants to set period limit against any earned benefits, he can do so by providing earned date and expiry date/period in months against each earned(vested) benefit count/value.</text:p>
      <text:p text:style-name="P25"/>
      <text:h text:style-name="P2" text:outline-level="4">Application of a benefit scheme<text:span text:style-name="T305">( Identify eligibility of beneficiary, calculate benefit points/value)</text:span></text:h>
      <text:p text:style-name="P6"/>
      <text:p text:style-name="P19">A Scheme defined becomes effective when it gets applied to an appropriate beneficiary. The beneficiary can be a subscriber or a subscription. Now lets define when should the schemes be applied to these beneficiaries.</text:p>
      <text:p text:style-name="P6"/>
      <text:p text:style-name="P18">A subscriber has a deep lifecycle, and each event in its lifecycle changes the statistics of the subscriber. Lets see those lifecycle events </text:p>
      <text:p text:style-name="P9"/>
      <text:p text:style-name="P9">When a subscriber <text:span text:style-name="T306">newly </text:span>registers <text:span text:style-name="T306">he becomes eligible to be evaluated against any subscriber centric business objectives and associated benefit schemes. </text:span></text:p>
      <text:p text:style-name="P18">When the subscriber registers his/her first subscription he becomes eligible to be evaluated against subscriber centric as well as subscription centric objectives and associated schemes. </text:p>
      <text:p text:style-name="P91"><text:span text:style-name="T53">The subscriber gains the same eligibility</text:span><text:span text:style-name="T1"> </text:span><text:span text:style-name="T53">when he/she </text:span><text:span text:style-name="T1">renews a subscription.</text:span></text:p>
      <text:p text:style-name="P18"><text:soft-page-break/>In case subscriber cancels ongoing subscriptions or cancels his/her subscriber registration he should be evaluated against subscriber centric objectives.</text:p>
      <text:p text:style-name="P18"/>
      <text:p text:style-name="P92"><text:span text:style-name="T54">The</text:span><text:span text:style-name="T53"> </text:span><text:span text:style-name="T54">Subscriber domain is expected to have an ability to publish an event for each of the lifecycle activities listed above so that on each of these lifecycle events evaluation of that subscriber against stated subscriber centric business objectives and associated schemes should be carried out. </text:span><text:span text:style-name="T57">Each lifecycle event will trigger evaluation of that subscriber against all the subscriber centric schemes, re-validates the eligibility of that subscriber against stated schemes and recalculates benefit count and benefit value against each eligible benefit schemes. As illustrated earlier a subscriber which was found eligible in earlier iteration of schemes evaluation against a scheme X may later found to be in-eligible against the same, Or the benefit value may drastically change due to dynamics associated with commitment changes or external factors such as product price fluctuations.</text:span></text:p>
      <text:p text:style-name="P27"/>
      <text:p text:style-name="P92"><text:span text:style-name="T57">T</text:span><text:span text:style-name="T54">he Subscriber domain should be able to publish the </text:span><text:span text:style-name="T56">required </text:span><text:span text:style-name="T54">metrics which are used as input variables for </text:span><text:span text:style-name="T55">comparison</text:span><text:span text:style-name="T54"> against stated criteria and/or computing benefit count/value. </text:span><text:span text:style-name="T56">For example: Number of subscription renewals, number of modifications per subscription are some of the metrics expected to be published by Subscriber domain so that these can be used by appropriate subscriber centric schemes as illustrated above.</text:span></text:p>
      <text:p text:style-name="P18"/>
      <text:p text:style-name="P18">Similar to the subscriber, a subscription also has a deeper lifecycle and hence all subscription centric business objectives and associated benefit schemes should be evaluated against a subscription when any of these lifecycle events realises.</text:p>
      <text:p text:style-name="P18">When a subscription is registered for a certain period and subscription value, the subscription centric objective and schemes apply.</text:p>
      <text:p text:style-name="P18">When a subscription is modified for content or number of deliveries the subscription centric objectives and schemes apply.</text:p>
      <text:p text:style-name="P18">When a subscription misses payment instalments the subscription centric objectives and schemes apply.</text:p>
      <text:p text:style-name="P18">When a subscription successfully completes the subscription centric objectives and schemes apply.</text:p>
      <text:p text:style-name="P20">When a subscription is abruptly cancelled before registered deliveries the subscription centric objectives and schemes apply.</text:p>
      <text:p text:style-name="P20"/>
      <text:p text:style-name="P93"><text:span text:style-name="T53">A </text:span><text:span text:style-name="T54">Subscription domain is expected to have an ability to publish an event for each of the lifecycle activities listed above so that on each of these lifecycle events evaluation of that subscription against stated subscription centric business objectives and associated schemes should be carried out. </text:span><text:span text:style-name="T57">Each lifecycle event will trigger evaluation of that subscription against all the subscription centric schemes, re-validates the eligibility of that subscription against stated schemes and recalculates benefit count and benefit value against each eligible benefit schemes. As illustrated earlier a subscription which was found eligible in earlier iteration of schemes evaluation against a scheme X may later found to be in-eligible against the same, Or the benefit value may drastically change due to dynamics associated with commitment changes or external factors such as product price fluctuations.</text:span></text:p>
      <text:p text:style-name="P28"/>
      <text:p text:style-name="P92"><text:span text:style-name="T58">T</text:span><text:span text:style-name="T54">he Subscri</text:span><text:span text:style-name="T56">ption</text:span><text:span text:style-name="T54"> domain should be able to publish the </text:span><text:span text:style-name="T56">required </text:span><text:span text:style-name="T54">metrics which are used as input variables for </text:span><text:span text:style-name="T55">comparison</text:span><text:span text:style-name="T54"> against stated criteria and/or computing benefit count/value. </text:span><text:span text:style-name="T56">For example: Subscription Value, Subscription Period (number of deliveries in a subscription) are some of the metrics expected to be published by Subscription domain so that these can be used by appropriate subscription centric schemes as illustrated above.</text:span></text:p>
      <text:p text:style-name="P10"/>
      <text:h text:style-name="P4" text:outline-level="4"><text:soft-page-break/>Redemption of Earned(vested) Benefits</text:h>
      <text:p text:style-name="P21"/>
      <text:p text:style-name="P172">Introspection of Business Objectives and associated schemes and corre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Courier New PSMT" svg:font-family="'Courier New PSMT'"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Calibri Light" svg:font-family="'Calibri Light'" style:font-family-generic="roman" style:font-pitch="variable"/>
    <style:font-face style:name="Courier New1" svg:font-family="'Courier New'" style:font-family-generic="roman"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3T18:06:26.529976072</meta:creation-date>
    <dc:date>2021-11-21T01:35:34.532429329</dc:date>
    <meta:editing-duration>P5DT18H17M25S</meta:editing-duration>
    <meta:editing-cycles>483</meta:editing-cycles>
    <meta:generator>LibreOffice/7.0.1.2$MacOSX_X86_64 LibreOffice_project/7cbcfc562f6eb6708b5ff7d7397325de9e764452</meta:generator>
    <meta:document-statistic meta:table-count="2" meta:image-count="0" meta:object-count="0" meta:page-count="28" meta:paragraph-count="582" meta:word-count="12188" meta:character-count="79608" meta:non-whitespace-character-count="67339"/>
  </office:meta>
</office:document-meta>
</file>